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63]" style:apply-style-name="green" style:base-cell-address="Sheet1.A63"/>
    </style:style>
    <style:style style:name="ce3" style:family="table-cell" style:parent-style-name="Default">
      <style:map style:condition="cell-content()=[.$CA2]" style:apply-style-name="green" style:base-cell-address="Sheet1.B2"/>
    </style:style>
    <style:style style:name="ce4" style:family="table-cell" style:parent-style-name="Default">
      <style:map style:condition="cell-content()=[.$CA86]" style:apply-style-name="green" style:base-cell-address="Sheet1.B86"/>
    </style:style>
    <style:style style:name="ce5" style:family="table-cell" style:parent-style-name="Default">
      <style:map style:condition="cell-content()=[.$CA112]" style:apply-style-name="green" style:base-cell-address="Sheet1.B112"/>
    </style:style>
    <style:style style:name="ce6" style:family="table-cell" style:parent-style-name="Default">
      <style:map style:condition="cell-content()=[.$CA112]" style:apply-style-name="green" style:base-cell-address="Sheet1.B112"/>
    </style:style>
    <style:style style:name="ce7" style:family="table-cell" style:parent-style-name="Default">
      <style:map style:condition="cell-content()=[.$CA131]" style:apply-style-name="green" style:base-cell-address="Sheet1.B131"/>
    </style:style>
    <style:style style:name="ce8" style:family="table-cell" style:parent-style-name="Default">
      <style:map style:condition="cell-content()=[.$CA155]" style:apply-style-name="green" style:base-cell-address="Sheet1.B155"/>
    </style:style>
    <style:style style:name="ce9" style:family="table-cell" style:parent-style-name="Default">
      <style:map style:condition="cell-content()=[.$CA180]" style:apply-style-name="green" style:base-cell-address="Sheet1.B180"/>
    </style:style>
    <style:style style:name="ce10" style:family="table-cell" style:parent-style-name="Default">
      <style:map style:condition="cell-content()=[.$CA200]" style:apply-style-name="green" style:base-cell-address="Sheet1.B200"/>
    </style:style>
    <style:style style:name="ce11" style:family="table-cell" style:parent-style-name="Default">
      <style:map style:condition="cell-content()=[.$CA224]" style:apply-style-name="green" style:base-cell-address="Sheet1.B224"/>
    </style:style>
    <style:style style:name="ce12" style:family="table-cell" style:parent-style-name="Default">
      <style:map style:condition="cell-content()=[.$CA248]" style:apply-style-name="green" style:base-cell-address="Sheet1.B248"/>
    </style:style>
    <style:style style:name="ce13" style:family="table-cell" style:parent-style-name="Default">
      <style:map style:condition="cell-content()=[.$CA2]" style:apply-style-name="green" style:base-cell-address="Sheet1.C2"/>
    </style:style>
    <style:style style:name="ce14" style:family="table-cell" style:parent-style-name="Default">
      <style:map style:condition="cell-content()=[.$CA2]" style:apply-style-name="green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4.39mm" svg:height="82.78mm" svg:x="196.99mm" svg:y="159.76mm">
            <loext:p draw:notify-on-update-of-ranges="Sheet1.G36:Sheet1.G40 Sheet1.H36:Sheet1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47mm" svg:y="308.05mm">
            <loext:p draw:notify-on-update-of-ranges="Sheet1.J62:Sheet1.J67 Sheet1.K61:Sheet1.K61 Sheet1.K62:Sheet1.K67 Sheet1.J62:Sheet1.J67 Sheet1.L61:Sheet1.L61 Sheet1.L62:Sheet1.L67 Sheet1.J62:Sheet1.J67 Sheet1.M61:Sheet1.M61 Sheet1.M62:Sheet1.M67 Sheet1.J62:Sheet1.J67 Sheet1.N61:Sheet1.N61 Sheet1.N62:Sheet1.N67 Sheet1.J62:Sheet1.J67 Sheet1.O61:Sheet1.O61 Sheet1.O62:Sheet1.O67 Sheet1.J62:Sheet1.J67 Sheet1.P61:Sheet1.P61 Sheet1.P62:Sheet1.P67 Sheet1.J62:Sheet1.J67 Sheet1.Q61:Sheet1.Q61 Sheet1.Q62:Sheet1.Q67 Sheet1.J62:Sheet1.J67 Sheet1.R61:Sheet1.R61 Sheet1.R62:Sheet1.R67 Sheet1.J62:Sheet1.J67 Sheet1.S61:Sheet1.S61 Sheet1.S62:Sheet1.S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table:style-name="ce3" office:value-type="float" office:value="0.323932" calcext:value-type="float">
            <text:p>0,323932</text:p>
          </table:table-cell>
          <table:table-cell table:style-name="ce13" table:formula="of:=[.B2]/[.$CA2]" office:value-type="float" office:value="6.54130570868924" calcext:value-type="float">
            <text:p>6,5413057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82738" calcext:value-type="float">
            <text:p>0,082738</text:p>
          </table:table-cell>
          <table:table-cell table:style-name="ce14" table:formula="of:=[.G2]/[.$CA2]" office:value-type="float" office:value="1.670765937683" calcext:value-type="float">
            <text:p>1,67076593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901665" calcext:value-type="float">
            <text:p>1,901665</text:p>
          </table:table-cell>
          <table:table-cell table:style-name="ce14" table:formula="of:=[.L2]/[.$CA2]" office:value-type="float" office:value="38.4011833363623" calcext:value-type="float">
            <text:p>38,40118333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98015" calcext:value-type="float">
            <text:p>0,098015</text:p>
          </table:table-cell>
          <table:table-cell table:style-name="ce14" table:formula="of:=[.Q2]/[.$CA2]" office:value-type="float" office:value="1.97926132347893" calcext:value-type="float">
            <text:p>1,97926132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65243" calcext:value-type="float">
            <text:p>0,065243</text:p>
          </table:table-cell>
          <table:table-cell table:style-name="ce14" table:formula="of:=[.V2]/[.$CA2]" office:value-type="float" office:value="1.31748147250661" calcext:value-type="float">
            <text:p>1,31748147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625519" calcext:value-type="float">
            <text:p>2,625519</text:p>
          </table:table-cell>
          <table:table-cell table:style-name="ce14" table:formula="of:=[.AA2]/[.$CA2]" office:value-type="float" office:value="53.0182952686739" calcext:value-type="float">
            <text:p>53,01829526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52448" calcext:value-type="float">
            <text:p>0,052448</text:p>
          </table:table-cell>
          <table:table-cell table:style-name="ce14" table:formula="of:=[.AF2]/[.$CA2]" office:value-type="float" office:value="1.05910623775772" calcext:value-type="float">
            <text:p>1,05910623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9521" calcext:value-type="float">
            <text:p>0,049521</text:p>
          </table:table-cell>
          <table:table-cell table:style-name="ce14" table:formula="of:=[.AK2]/[.$CA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3168" calcext:value-type="float">
            <text:p>2,123168</text:p>
          </table:table-cell>
          <table:table-cell table:style-name="ce14" table:formula="of:=[.AP2]/[.$CA2]" office:value-type="float" office:value="42.874093818784" calcext:value-type="float">
            <text:p>42,8740938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86603" calcext:value-type="float">
            <text:p>0,086603</text:p>
          </table:table-cell>
          <table:table-cell table:style-name="ce14" table:formula="of:=[.AU2]/[.$CA2]" office:value-type="float" office:value="1.74881363461966" calcext:value-type="float">
            <text:p>1,74881363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86789" calcext:value-type="float">
            <text:p>0,086789</text:p>
          </table:table-cell>
          <table:table-cell table:style-name="ce14" table:formula="of:=[.AZ2]/[.$CA2]" office:value-type="float" office:value="1.75256961693019" calcext:value-type="float">
            <text:p>1,75256961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25375" calcext:value-type="float">
            <text:p>2,125375</text:p>
          </table:table-cell>
          <table:table-cell table:style-name="ce14" table:formula="of:=[.BE2]/[.$CA2]" office:value-type="float" office:value="42.9186607701783" calcext:value-type="float">
            <text:p>42,91866077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70438" calcext:value-type="float">
            <text:p>0,070438</text:p>
          </table:table-cell>
          <table:table-cell table:style-name="ce14" table:formula="of:=[.BJ2]/[.$CA2]" office:value-type="float" office:value="1.42238646230892" calcext:value-type="float">
            <text:p>1,4223864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65049" calcext:value-type="float">
            <text:p>0,065049</text:p>
          </table:table-cell>
          <table:table-cell table:style-name="ce14" table:formula="of:=[.BO2]/[.$CA2]" office:value-type="float" office:value="1.31356394256982" calcext:value-type="float">
            <text:p>1,3135639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436851" calcext:value-type="float">
            <text:p>2,436851</text:p>
          </table:table-cell>
          <table:table-cell table:style-name="ce14" table:formula="of:=[.BT2]/[.$CA2]" office:value-type="float" office:value="49.2084368247814" calcext:value-type="float">
            <text:p>49,2084368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];[.G2];[.L2];[.Q2];[.V2];[.AA2];[.AF2];[.AK2];[.AP2];[.AU2];[.AZ2];[.BE2];[.BJ2];[.BO2];[.BT2])" office:value-type="float" office:value="0.049521" calcext:value-type="float">
            <text:p>0,049521</text:p>
          </table:table-cell>
          <table:table-cell table:style-name="ce1"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table:style-name="ce3" office:value-type="float" office:value="0.189901" calcext:value-type="float">
            <text:p>0,189901</text:p>
          </table:table-cell>
          <table:table-cell table:style-name="ce13" table:formula="of:=[.B3]/[.$CA3]" office:value-type="float" office:value="5.00714549385646" calcext:value-type="float">
            <text:p>5,00714549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8328" calcext:value-type="float">
            <text:p>0,038328</text:p>
          </table:table-cell>
          <table:table-cell table:style-name="ce14" table:formula="of:=[.G3]/[.$CA3]" office:value-type="float" office:value="1.01059958867268" calcext:value-type="float">
            <text:p>1,01059958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856576" calcext:value-type="float">
            <text:p>1,856576</text:p>
          </table:table-cell>
          <table:table-cell table:style-name="ce14" table:formula="of:=[.L3]/[.$CA3]" office:value-type="float" office:value="48.952591889469" calcext:value-type="float">
            <text:p>48,95259188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393" calcext:value-type="float">
            <text:p>0,04393</text:p>
          </table:table-cell>
          <table:table-cell table:style-name="ce14" table:formula="of:=[.Q3]/[.$CA3]" office:value-type="float" office:value="1.15830828455413" calcext:value-type="float">
            <text:p>1,15830828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7926" calcext:value-type="float">
            <text:p>0,037926</text:p>
          </table:table-cell>
          <table:table-cell table:style-name="ce14" table:formula="of:=[.V3]/[.$CA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381061" calcext:value-type="float">
            <text:p>2,381061</text:p>
          </table:table-cell>
          <table:table-cell table:style-name="ce14" table:formula="of:=[.AA3]/[.$CA3]" office:value-type="float" office:value="62.781759215314" calcext:value-type="float">
            <text:p>62,7817592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49289" calcext:value-type="float">
            <text:p>0,149289</text:p>
          </table:table-cell>
          <table:table-cell table:style-name="ce14" table:formula="of:=[.AF3]/[.$CA3]" office:value-type="float" office:value="3.93632336655592" calcext:value-type="float">
            <text:p>3,93632336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35362" calcext:value-type="float">
            <text:p>0,135362</text:p>
          </table:table-cell>
          <table:table-cell table:style-name="ce14" table:formula="of:=[.AK3]/[.$CA3]" office:value-type="float" office:value="3.56910826346042" calcext:value-type="float">
            <text:p>3,56910826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084159" calcext:value-type="float">
            <text:p>2,084159</text:p>
          </table:table-cell>
          <table:table-cell table:style-name="ce14" table:formula="of:=[.AP3]/[.$CA3]" office:value-type="float" office:value="54.953303802141" calcext:value-type="float">
            <text:p>54,9533038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10582" calcext:value-type="float">
            <text:p>0,410582</text:p>
          </table:table-cell>
          <table:table-cell table:style-name="ce14" table:formula="of:=[.AU3]/[.$CA3]" office:value-type="float" office:value="10.8258714338449" calcext:value-type="float">
            <text:p>10,8258714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98508" calcext:value-type="float">
            <text:p>0,398508</text:p>
          </table:table-cell>
          <table:table-cell table:style-name="ce14" table:formula="of:=[.AZ3]/[.$CA3]" office:value-type="float" office:value="10.5075146337605" calcext:value-type="float">
            <text:p>10,507514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082108" calcext:value-type="float">
            <text:p>2,082108</text:p>
          </table:table-cell>
          <table:table-cell table:style-name="ce14" table:formula="of:=[.BE3]/[.$CA3]" office:value-type="float" office:value="54.8992248062015" calcext:value-type="float">
            <text:p>54,89922480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42212" calcext:value-type="float">
            <text:p>0,242212</text:p>
          </table:table-cell>
          <table:table-cell table:style-name="ce14" table:formula="of:=[.BJ3]/[.$CA3]" office:value-type="float" office:value="6.38643674524073" calcext:value-type="float">
            <text:p>6,3864367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90209" calcext:value-type="float">
            <text:p>0,190209</text:p>
          </table:table-cell>
          <table:table-cell table:style-name="ce14" table:formula="of:=[.BO3]/[.$CA3]" office:value-type="float" office:value="5.01526657174498" calcext:value-type="float">
            <text:p>5,01526657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303495" calcext:value-type="float">
            <text:p>2,303495</text:p>
          </table:table-cell>
          <table:table-cell table:style-name="ce14" table:formula="of:=[.BT3]/[.$CA3]" office:value-type="float" office:value="60.7365659442071" calcext:value-type="float">
            <text:p>60,7365659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];[.G3];[.L3];[.Q3];[.V3];[.AA3];[.AF3];[.AK3];[.AP3];[.AU3];[.AZ3];[.BE3];[.BJ3];[.BO3];[.BT3])" office:value-type="float" office:value="0.037926" calcext:value-type="float">
            <text:p>0,037926</text:p>
          </table:table-cell>
          <table:table-cell table:style-name="ce1"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style-name="ce3" office:value-type="float" office:value="0.021991" calcext:value-type="float">
            <text:p>0,021991</text:p>
          </table:table-cell>
          <table:table-cell table:style-name="ce13" table:formula="of:=[.B4]/[.$CA4]" office:value-type="float" office:value="1.19031123139378" calcext:value-type="float">
            <text:p>1,19031123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9236" calcext:value-type="float">
            <text:p>0,039236</text:p>
          </table:table-cell>
          <table:table-cell table:style-name="ce14" table:formula="of:=[.G4]/[.$CA4]" office:value-type="float" office:value="2.1237347767253" calcext:value-type="float">
            <text:p>2,12373477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6857" calcext:value-type="float">
            <text:p>0,86857</text:p>
          </table:table-cell>
          <table:table-cell table:style-name="ce14" table:formula="of:=[.L4]/[.$CA4]" office:value-type="float" office:value="47.0132611637348" calcext:value-type="float">
            <text:p>47,0132611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8475" calcext:value-type="float">
            <text:p>0,018475</text:p>
          </table:table-cell>
          <table:table-cell table:style-name="ce14" table:formula="of:=[.Q4]/[.$CA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54791" calcext:value-type="float">
            <text:p>0,054791</text:p>
          </table:table-cell>
          <table:table-cell table:style-name="ce14" table:formula="of:=[.V4]/[.$CA4]" office:value-type="float" office:value="2.96568335588633" calcext:value-type="float">
            <text:p>2,96568335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030679" calcext:value-type="float">
            <text:p>1,030679</text:p>
          </table:table-cell>
          <table:table-cell table:style-name="ce14" table:formula="of:=[.AA4]/[.$CA4]" office:value-type="float" office:value="55.7877672530447" calcext:value-type="float">
            <text:p>55,787767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0483" calcext:value-type="float">
            <text:p>0,030483</text:p>
          </table:table-cell>
          <table:table-cell table:style-name="ce14" table:formula="of:=[.AF4]/[.$CA4]" office:value-type="float" office:value="1.64995940460081" calcext:value-type="float">
            <text:p>1,64995940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202" calcext:value-type="float">
            <text:p>0,03202</text:p>
          </table:table-cell>
          <table:table-cell table:style-name="ce14" table:formula="of:=[.AK4]/[.$CA4]" office:value-type="float" office:value="1.73315290933694" calcext:value-type="float">
            <text:p>1,73315290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8789" calcext:value-type="float">
            <text:p>0,518789</text:p>
          </table:table-cell>
          <table:table-cell table:style-name="ce14" table:formula="of:=[.AP4]/[.$CA4]" office:value-type="float" office:value="28.0805953991881" calcext:value-type="float">
            <text:p>28,08059539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328" calcext:value-type="float">
            <text:p>0,04328</text:p>
          </table:table-cell>
          <table:table-cell table:style-name="ce14" table:formula="of:=[.AU4]/[.$CA4]" office:value-type="float" office:value="2.3426251691475" calcext:value-type="float">
            <text:p>2,34262516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8975" calcext:value-type="float">
            <text:p>0,048975</text:p>
          </table:table-cell>
          <table:table-cell table:style-name="ce14" table:formula="of:=[.AZ4]/[.$CA4]" office:value-type="float" office:value="2.65087956698241" calcext:value-type="float">
            <text:p>2,650879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32112" calcext:value-type="float">
            <text:p>0,632112</text:p>
          </table:table-cell>
          <table:table-cell table:style-name="ce14" table:formula="of:=[.BE4]/[.$CA4]" office:value-type="float" office:value="34.214451962111" calcext:value-type="float">
            <text:p>34,21445196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3083" calcext:value-type="float">
            <text:p>0,043083</text:p>
          </table:table-cell>
          <table:table-cell table:style-name="ce14" table:formula="of:=[.BJ4]/[.$CA4]" office:value-type="float" office:value="2.33196211096076" calcext:value-type="float">
            <text:p>2,3319621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47244" calcext:value-type="float">
            <text:p>0,047244</text:p>
          </table:table-cell>
          <table:table-cell table:style-name="ce14" table:formula="of:=[.BO4]/[.$CA4]" office:value-type="float" office:value="2.55718538565629" calcext:value-type="float">
            <text:p>2,5571853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35878" calcext:value-type="float">
            <text:p>0,635878</text:p>
          </table:table-cell>
          <table:table-cell table:style-name="ce14" table:formula="of:=[.BT4]/[.$CA4]" office:value-type="float" office:value="34.4182949932341" calcext:value-type="float">
            <text:p>34,41829499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18475" calcext:value-type="float">
            <text:p>0,018475</text:p>
          </table:table-cell>
          <table:table-cell table:style-name="ce1"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table:style-name="ce3" office:value-type="float" office:value="0.090604" calcext:value-type="float">
            <text:p>0,090604</text:p>
          </table:table-cell>
          <table:table-cell table:style-name="ce13" table:formula="of:=[.B5]/[.$CA5]" office:value-type="float" office:value="1.60913579369872" calcext:value-type="float">
            <text:p>1,60913579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60962" calcext:value-type="float">
            <text:p>0,060962</text:p>
          </table:table-cell>
          <table:table-cell table:style-name="ce14" table:formula="of:=[.G5]/[.$CA5]" office:value-type="float" office:value="1.08269100983909" calcext:value-type="float">
            <text:p>1,08269100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55002" calcext:value-type="float">
            <text:p>0,755002</text:p>
          </table:table-cell>
          <table:table-cell table:style-name="ce14" table:formula="of:=[.L5]/[.$CA5]" office:value-type="float" office:value="13.408908464462" calcext:value-type="float">
            <text:p>13,40890846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63349" calcext:value-type="float">
            <text:p>0,063349</text:p>
          </table:table-cell>
          <table:table-cell table:style-name="ce14" table:formula="of:=[.Q5]/[.$CA5]" office:value-type="float" office:value="1.12508436045892" calcext:value-type="float">
            <text:p>1,12508436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56306" calcext:value-type="float">
            <text:p>0,056306</text:p>
          </table:table-cell>
          <table:table-cell table:style-name="ce14" table:formula="of:=[.V5]/[.$CA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395752" calcext:value-type="float">
            <text:p>1,395752</text:p>
          </table:table-cell>
          <table:table-cell table:style-name="ce14" table:formula="of:=[.AA5]/[.$CA5]" office:value-type="float" office:value="24.7886903704756" calcext:value-type="float">
            <text:p>24,78869037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10326" calcext:value-type="float">
            <text:p>0,110326</text:p>
          </table:table-cell>
          <table:table-cell table:style-name="ce14" table:formula="of:=[.AF5]/[.$CA5]" office:value-type="float" office:value="1.95940041913828" calcext:value-type="float">
            <text:p>1,9594004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99761" calcext:value-type="float">
            <text:p>0,099761</text:p>
          </table:table-cell>
          <table:table-cell table:style-name="ce14" table:formula="of:=[.AK5]/[.$CA5]" office:value-type="float" office:value="1.77176499840159" calcext:value-type="float">
            <text:p>1,7717649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52.532806" calcext:value-type="float">
            <text:p>252,532806</text:p>
          </table:table-cell>
          <table:table-cell table:style-name="ce14" table:formula="of:=[.AP5]/[.$CA5]" office:value-type="float" office:value="4485.00703299826" calcext:value-type="float">
            <text:p>4485,0070329983</text:p>
          </table:table-cell>
          <table:table-cell table:number-columns-repeated="3"/>
          <table:table-cell table:style-name="ce3" office:value-type="float" office:value="0.117291" calcext:value-type="float">
            <text:p>0,117291</text:p>
          </table:table-cell>
          <table:table-cell table:style-name="ce14" table:formula="of:=[.AU5]/[.$CA5]" office:value-type="float" office:value="2.08309949206124" calcext:value-type="float">
            <text:p>2,08309949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11897" calcext:value-type="float">
            <text:p>0,111897</text:p>
          </table:table-cell>
          <table:table-cell table:style-name="ce14" table:formula="of:=[.AZ5]/[.$CA5]" office:value-type="float" office:value="1.98730153092033" calcext:value-type="float">
            <text:p>1,98730153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49.182309" calcext:value-type="float">
            <text:p>249,182309</text:p>
          </table:table-cell>
          <table:table-cell table:style-name="ce14" table:formula="of:=[.BE5]/[.$CA5]" office:value-type="float" office:value="4425.50188257024" calcext:value-type="float">
            <text:p>4425,5018825703</text:p>
          </table:table-cell>
          <table:table-cell table:number-columns-repeated="3"/>
          <table:table-cell table:style-name="ce3" office:value-type="float" office:value="0.088446" calcext:value-type="float">
            <text:p>0,088446</text:p>
          </table:table-cell>
          <table:table-cell table:style-name="ce14" table:formula="of:=[.BJ5]/[.$CA5]" office:value-type="float" office:value="1.57080950520371" calcext:value-type="float">
            <text:p>1,57080950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7922" calcext:value-type="float">
            <text:p>0,07922</text:p>
          </table:table-cell>
          <table:table-cell table:style-name="ce14" table:formula="of:=[.BO5]/[.$CA5]" office:value-type="float" office:value="1.40695485383441" calcext:value-type="float">
            <text:p>1,40695485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51.464414" calcext:value-type="float">
            <text:p>251,464414</text:p>
          </table:table-cell>
          <table:table-cell table:style-name="ce14" table:formula="of:=[.BT5]/[.$CA5]" office:value-type="float" office:value="4466.03228785565" calcext:value-type="float">
            <text:p>4466,032287855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5];[.G5];[.L5];[.Q5];[.V5];[.AA5];[.AF5];[.AK5];[.AP5];[.AU5];[.AZ5];[.BE5];[.BJ5];[.BO5];[.BT5])" office:value-type="float" office:value="0.056306" calcext:value-type="float">
            <text:p>0,056306</text:p>
          </table:table-cell>
          <table:table-cell table:style-name="ce1"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table:style-name="ce3" office:value-type="float" office:value="1.640785" calcext:value-type="float">
            <text:p>1,640785</text:p>
          </table:table-cell>
          <table:table-cell table:style-name="ce13" table:formula="of:=[.B6]/[.$CA6]" office:value-type="float" office:value="9.81324872458897" calcext:value-type="float">
            <text:p>9,81324872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717853" calcext:value-type="float">
            <text:p>0,717853</text:p>
          </table:table-cell>
          <table:table-cell table:style-name="ce14" table:formula="of:=[.G6]/[.$CA6]" office:value-type="float" office:value="4.29335350865126" calcext:value-type="float">
            <text:p>4,29335350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.575971" calcext:value-type="float">
            <text:p>7,575971</text:p>
          </table:table-cell>
          <table:table-cell table:style-name="ce14" table:formula="of:=[.L6]/[.$CA6]" office:value-type="float" office:value="45.3105603435386" calcext:value-type="float">
            <text:p>45,31056034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890224" calcext:value-type="float">
            <text:p>0,890224</text:p>
          </table:table-cell>
          <table:table-cell table:style-name="ce14" table:formula="of:=[.Q6]/[.$CA6]" office:value-type="float" office:value="5.32427437634942" calcext:value-type="float">
            <text:p>5,32427437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98337" calcext:value-type="float">
            <text:p>0,598337</text:p>
          </table:table-cell>
          <table:table-cell table:style-name="ce14" table:formula="of:=[.V6]/[.$CA6]" office:value-type="float" office:value="3.57854917135663" calcext:value-type="float">
            <text:p>3,5785491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983711" calcext:value-type="float">
            <text:p>4,983711</text:p>
          </table:table-cell>
          <table:table-cell table:style-name="ce14" table:formula="of:=[.AA6]/[.$CA6]" office:value-type="float" office:value="29.8067057015209" calcext:value-type="float">
            <text:p>29,8067057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44519" calcext:value-type="float">
            <text:p>0,344519</text:p>
          </table:table-cell>
          <table:table-cell table:style-name="ce14" table:formula="of:=[.AF6]/[.$CA6]" office:value-type="float" office:value="2.06050801131572" calcext:value-type="float">
            <text:p>2,0605080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67201" calcext:value-type="float">
            <text:p>0,167201</text:p>
          </table:table-cell>
          <table:table-cell table:style-name="ce14" table:formula="of:=[.AK6]/[.$CA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66685" calcext:value-type="float">
            <text:p>0,366685</text:p>
          </table:table-cell>
          <table:table-cell table:style-name="ce14" table:formula="of:=[.AP6]/[.$CA6]" office:value-type="float" office:value="2.19307898876203" calcext:value-type="float">
            <text:p>2,19307898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91844" calcext:value-type="float">
            <text:p>0,391844</text:p>
          </table:table-cell>
          <table:table-cell table:style-name="ce14" table:formula="of:=[.AU6]/[.$CA6]" office:value-type="float" office:value="2.34355057685062" calcext:value-type="float">
            <text:p>2,34355057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4018" calcext:value-type="float">
            <text:p>0,34018</text:p>
          </table:table-cell>
          <table:table-cell table:style-name="ce14" table:formula="of:=[.AZ6]/[.$CA6]" office:value-type="float" office:value="2.03455720958607" calcext:value-type="float">
            <text:p>2,0345572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78917" calcext:value-type="float">
            <text:p>0,578917</text:p>
          </table:table-cell>
          <table:table-cell table:style-name="ce14" table:formula="of:=[.BE6]/[.$CA6]" office:value-type="float" office:value="3.46240154066064" calcext:value-type="float">
            <text:p>3,46240154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33047" calcext:value-type="float">
            <text:p>0,333047</text:p>
          </table:table-cell>
          <table:table-cell table:style-name="ce14" table:formula="of:=[.BJ6]/[.$CA6]" office:value-type="float" office:value="1.99189598148336" calcext:value-type="float">
            <text:p>1,99189598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3779" calcext:value-type="float">
            <text:p>0,3779</text:p>
          </table:table-cell>
          <table:table-cell table:style-name="ce14" table:formula="of:=[.BO6]/[.$CA6]" office:value-type="float" office:value="2.26015394644769" calcext:value-type="float">
            <text:p>2,2601539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83532" calcext:value-type="float">
            <text:p>0,583532</text:p>
          </table:table-cell>
          <table:table-cell table:style-name="ce14" table:formula="of:=[.BT6]/[.$CA6]" office:value-type="float" office:value="3.49000305022099" calcext:value-type="float">
            <text:p>3,4900030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];[.G6];[.L6];[.Q6];[.V6];[.AA6];[.AF6];[.AK6];[.AP6];[.AU6];[.AZ6];[.BE6];[.BJ6];[.BO6];[.BT6])" office:value-type="float" office:value="0.167201" calcext:value-type="float">
            <text:p>0,167201</text:p>
          </table:table-cell>
          <table:table-cell table:style-name="ce1"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3" office:value-type="float" office:value="202.616895" calcext:value-type="float">
            <text:p>202,616895</text:p>
          </table:table-cell>
          <table:table-cell table:style-name="ce13" table:formula="of:=[.B7]/[.$CA7]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04.043585" calcext:value-type="float">
            <text:p>204,043585</text:p>
          </table:table-cell>
          <table:table-cell table:style-name="ce14" table:formula="of:=[.G7]/[.$CA7]" office:value-type="float" office:value="1.00704131805001" calcext:value-type="float">
            <text:p>1,00704131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52.596242" calcext:value-type="float">
            <text:p>252,596242</text:p>
          </table:table-cell>
          <table:table-cell table:style-name="ce14" table:formula="of:=[.L7]/[.$CA7]" office:value-type="float" office:value="1.24666919804491" calcext:value-type="float">
            <text:p>1,246669198</text:p>
          </table:table-cell>
          <table:table-cell table:number-columns-repeated="3"/>
          <table:table-cell table:style-name="ce3" office:value-type="float" office:value="243.571358" calcext:value-type="float">
            <text:p>243,571358</text:p>
          </table:table-cell>
          <table:table-cell table:style-name="ce14" table:formula="of:=[.Q7]/[.$CA7]" office:value-type="float" office:value="1.2021275817103" calcext:value-type="float">
            <text:p>1,2021275817</text:p>
          </table:table-cell>
          <table:table-cell table:number-columns-repeated="3"/>
          <table:table-cell table:style-name="ce3" office:value-type="float" office:value="242.807528" calcext:value-type="float">
            <text:p>242,807528</text:p>
          </table:table-cell>
          <table:table-cell table:style-name="ce14" table:formula="of:=[.V7]/[.$CA7]" office:value-type="float" office:value="1.19835775787602" calcext:value-type="float">
            <text:p>1,19835775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35.986214" calcext:value-type="float">
            <text:p>235,986214</text:p>
          </table:table-cell>
          <table:table-cell table:style-name="ce14" table:formula="of:=[.AA7]/[.$CA7]" office:value-type="float" office:value="1.16469169069045" calcext:value-type="float">
            <text:p>1,1646916907</text:p>
          </table:table-cell>
          <table:table-cell table:number-columns-repeated="3"/>
          <table:table-cell table:style-name="ce3" office:value-type="float" office:value="239.917533" calcext:value-type="float">
            <text:p>239,917533</text:p>
          </table:table-cell>
          <table:table-cell table:style-name="ce14" table:formula="of:=[.AF7]/[.$CA7]" office:value-type="float" office:value="1.18409441127799" calcext:value-type="float">
            <text:p>1,1840944113</text:p>
          </table:table-cell>
          <table:table-cell table:number-columns-repeated="3"/>
          <table:table-cell table:style-name="ce3" office:value-type="float" office:value="335.230863" calcext:value-type="float">
            <text:p>335,230863</text:p>
          </table:table-cell>
          <table:table-cell table:style-name="ce14" table:formula="of:=[.AK7]/[.$CA7]" office:value-type="float" office:value="1.65450597295946" calcext:value-type="float">
            <text:p>1,654505973</text:p>
          </table:table-cell>
          <table:table-cell table:number-columns-repeated="3"/>
          <table:table-cell table:style-name="ce3" office:value-type="float" office:value="1124.376633" calcext:value-type="float">
            <text:p>1124,376633</text:p>
          </table:table-cell>
          <table:table-cell table:style-name="ce14" table:formula="of:=[.AP7]/[.$CA7]" office:value-type="float" office:value="5.5492738302993" calcext:value-type="float">
            <text:p>5,5492738303</text:p>
          </table:table-cell>
          <table:table-cell table:number-columns-repeated="3"/>
          <table:table-cell table:style-name="ce3" office:value-type="float" office:value="261.447433" calcext:value-type="float">
            <text:p>261,447433</text:p>
          </table:table-cell>
          <table:table-cell table:style-name="ce14" table:formula="of:=[.AU7]/[.$CA7]" office:value-type="float" office:value="1.2903535660242" calcext:value-type="float">
            <text:p>1,290353566</text:p>
          </table:table-cell>
          <table:table-cell table:number-columns-repeated="3"/>
          <table:table-cell table:style-name="ce3" office:value-type="float" office:value="357.673593" calcext:value-type="float">
            <text:p>357,673593</text:p>
          </table:table-cell>
          <table:table-cell table:style-name="ce14" table:formula="of:=[.AZ7]/[.$CA7]" office:value-type="float" office:value="1.76527032950535" calcext:value-type="float">
            <text:p>1,7652703295</text:p>
          </table:table-cell>
          <table:table-cell table:number-columns-repeated="3"/>
          <table:table-cell table:style-name="ce3" office:value-type="float" office:value="766.525928" calcext:value-type="float">
            <text:p>766,525928</text:p>
          </table:table-cell>
          <table:table-cell table:style-name="ce14" table:formula="of:=[.BE7]/[.$CA7]" office:value-type="float" office:value="3.7831293782288" calcext:value-type="float">
            <text:p>3,78312937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62.778281" calcext:value-type="float">
            <text:p>262,778281</text:p>
          </table:table-cell>
          <table:table-cell table:style-name="ce14" table:formula="of:=[.BJ7]/[.$CA7]" office:value-type="float" office:value="1.29692186330266" calcext:value-type="float">
            <text:p>1,2969218633</text:p>
          </table:table-cell>
          <table:table-cell table:number-columns-repeated="3"/>
          <table:table-cell table:style-name="ce3" office:value-type="float" office:value="368.298626" calcext:value-type="float">
            <text:p>368,298626</text:p>
          </table:table-cell>
          <table:table-cell table:style-name="ce14" table:formula="of:=[.BO7]/[.$CA7]" office:value-type="float" office:value="1.8177093573564" calcext:value-type="float">
            <text:p>1,8177093574</text:p>
          </table:table-cell>
          <table:table-cell table:number-columns-repeated="3"/>
          <table:table-cell table:style-name="ce3" office:value-type="float" office:value="1639.42957" calcext:value-type="float">
            <text:p>1639,42957</text:p>
          </table:table-cell>
          <table:table-cell table:style-name="ce14" table:formula="of:=[.BT7]/[.$CA7]" office:value-type="float" office:value="8.09127772883895" calcext:value-type="float">
            <text:p>8,091277728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7];[.G7];[.L7];[.Q7];[.V7];[.AA7];[.AF7];[.AK7];[.AP7];[.AU7];[.AZ7];[.BE7];[.BJ7];[.BO7];[.BT7])" office:value-type="float" office:value="202.616895" calcext:value-type="float">
            <text:p>202,616895</text:p>
          </table:table-cell>
          <table:table-cell table:style-name="ce1"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table:style-name="ce3" office:value-type="float" office:value="0.024734" calcext:value-type="float">
            <text:p>0,024734</text:p>
          </table:table-cell>
          <table:table-cell table:style-name="ce13" table:formula="of:=[.B8]/[.$CA8]" office:value-type="float" office:value="4.76111645813282" calcext:value-type="float">
            <text:p>4,7611164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74567" calcext:value-type="float">
            <text:p>0,074567</text:p>
          </table:table-cell>
          <table:table-cell table:style-name="ce14" table:formula="of:=[.G8]/[.$CA8]" office:value-type="float" office:value="14.3536092396535" calcext:value-type="float">
            <text:p>14,35360923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670464" calcext:value-type="float">
            <text:p>1,670464</text:p>
          </table:table-cell>
          <table:table-cell table:style-name="ce14" table:formula="of:=[.L8]/[.$CA8]" office:value-type="float" office:value="321.552261790183" calcext:value-type="float">
            <text:p>321,55226179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22667" calcext:value-type="float">
            <text:p>0,022667</text:p>
          </table:table-cell>
          <table:table-cell table:style-name="ce14" table:formula="of:=[.Q8]/[.$CA8]" office:value-type="float" office:value="4.36323387872955" calcext:value-type="float">
            <text:p>4,36323387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8253" calcext:value-type="float">
            <text:p>0,08253</text:p>
          </table:table-cell>
          <table:table-cell table:style-name="ce14" table:formula="of:=[.V8]/[.$CA8]" office:value-type="float" office:value="15.8864292589028" calcext:value-type="float">
            <text:p>15,88642925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035583" calcext:value-type="float">
            <text:p>1,035583</text:p>
          </table:table-cell>
          <table:table-cell table:style-name="ce14" table:formula="of:=[.AA8]/[.$CA8]" office:value-type="float" office:value="199.342252165544" calcext:value-type="float">
            <text:p>199,3422521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5195" calcext:value-type="float">
            <text:p>0,005195</text:p>
          </table:table-cell>
          <table:table-cell table:style-name="ce14" table:formula="of:=[.AF8]/[.$CA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10634" calcext:value-type="float">
            <text:p>0,210634</text:p>
          </table:table-cell>
          <table:table-cell table:style-name="ce14" table:formula="of:=[.AK8]/[.$CA8]" office:value-type="float" office:value="40.5455245428296" calcext:value-type="float">
            <text:p>40,54552454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.496947" calcext:value-type="float">
            <text:p>3,496947</text:p>
          </table:table-cell>
          <table:table-cell table:style-name="ce14" table:formula="of:=[.AP8]/[.$CA8]" office:value-type="float" office:value="673.137054860443" calcext:value-type="float">
            <text:p>673,13705486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10187" calcext:value-type="float">
            <text:p>0,010187</text:p>
          </table:table-cell>
          <table:table-cell table:style-name="ce14" table:formula="of:=[.AU8]/[.$CA8]" office:value-type="float" office:value="1.9609239653513" calcext:value-type="float">
            <text:p>1,9609239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27109" calcext:value-type="float">
            <text:p>0,027109</text:p>
          </table:table-cell>
          <table:table-cell table:style-name="ce14" table:formula="of:=[.AZ8]/[.$CA8]" office:value-type="float" office:value="5.21828681424447" calcext:value-type="float">
            <text:p>5,21828681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73742" calcext:value-type="float">
            <text:p>0,173742</text:p>
          </table:table-cell>
          <table:table-cell table:style-name="ce14" table:formula="of:=[.BE8]/[.$CA8]" office:value-type="float" office:value="33.4440808469682" calcext:value-type="float">
            <text:p>33,4440808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9643" calcext:value-type="float">
            <text:p>0,009643</text:p>
          </table:table-cell>
          <table:table-cell table:style-name="ce14" table:formula="of:=[.BJ8]/[.$CA8]" office:value-type="float" office:value="1.85620789220404" calcext:value-type="float">
            <text:p>1,85620789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25636" calcext:value-type="float">
            <text:p>0,025636</text:p>
          </table:table-cell>
          <table:table-cell table:style-name="ce14" table:formula="of:=[.BO8]/[.$CA8]" office:value-type="float" office:value="4.93474494706449" calcext:value-type="float">
            <text:p>4,9347449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493742" calcext:value-type="float">
            <text:p>0,493742</text:p>
          </table:table-cell>
          <table:table-cell table:style-name="ce14" table:formula="of:=[.BT8]/[.$CA8]" office:value-type="float" office:value="95.04177093359" calcext:value-type="float">
            <text:p>95,0417709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8];[.G8];[.L8];[.Q8];[.V8];[.AA8];[.AF8];[.AK8];[.AP8];[.AU8];[.AZ8];[.BE8];[.BJ8];[.BO8];[.BT8])" office:value-type="float" office:value="0.005195" calcext:value-type="float">
            <text:p>0,005195</text:p>
          </table:table-cell>
          <table:table-cell table:style-name="ce1"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table:style-name="ce3" office:value-type="float" office:value="0.003793" calcext:value-type="float">
            <text:p>0,003793</text:p>
          </table:table-cell>
          <table:table-cell table:style-name="ce13" table:formula="of:=[.B9]/[.$CA9]" office:value-type="float" office:value="2.22332942555686" calcext:value-type="float">
            <text:p>2,2233294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4313" calcext:value-type="float">
            <text:p>0,004313</text:p>
          </table:table-cell>
          <table:table-cell table:style-name="ce14" table:formula="of:=[.G9]/[.$CA9]" office:value-type="float" office:value="2.52813599062134" calcext:value-type="float">
            <text:p>2,52813599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9.970833" calcext:value-type="float">
            <text:p>209,970833</text:p>
          </table:table-cell>
          <table:table-cell table:style-name="ce14" table:formula="of:=[.L9]/[.$CA9]" office:value-type="float" office:value="123077.862250879" calcext:value-type="float">
            <text:p>123077,8622508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003909" calcext:value-type="float">
            <text:p>0,003909</text:p>
          </table:table-cell>
          <table:table-cell table:style-name="ce14" table:formula="of:=[.Q9]/[.$CA9]" office:value-type="float" office:value="2.29132473622509" calcext:value-type="float">
            <text:p>2,29132473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4344" calcext:value-type="float">
            <text:p>0,004344</text:p>
          </table:table-cell>
          <table:table-cell table:style-name="ce14" table:formula="of:=[.V9]/[.$CA9]" office:value-type="float" office:value="2.54630715123095" calcext:value-type="float">
            <text:p>2,5463071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68.065262" calcext:value-type="float">
            <text:p>168,065262</text:p>
          </table:table-cell>
          <table:table-cell table:style-name="ce14" table:formula="of:=[.AA9]/[.$CA9]" office:value-type="float" office:value="98514.2215709262" calcext:value-type="float">
            <text:p>98514,22157092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049446" calcext:value-type="float">
            <text:p>0,049446</text:p>
          </table:table-cell>
          <table:table-cell table:style-name="ce14" table:formula="of:=[.AF9]/[.$CA9]" office:value-type="float" office:value="28.9835873388042" calcext:value-type="float">
            <text:p>28,9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9345" calcext:value-type="float">
            <text:p>0,019345</text:p>
          </table:table-cell>
          <table:table-cell table:style-name="ce14" table:formula="of:=[.AK9]/[.$CA9]" office:value-type="float" office:value="11.3393903868699" calcext:value-type="float">
            <text:p>11,33939038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706" calcext:value-type="float">
            <text:p>0,001706</text:p>
          </table:table-cell>
          <table:table-cell table:style-name="ce14" table:formula="of:=[.AP9]/[.$CA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6176" calcext:value-type="float">
            <text:p>0,006176</text:p>
          </table:table-cell>
          <table:table-cell table:style-name="ce14" table:formula="of:=[.AU9]/[.$CA9]" office:value-type="float" office:value="3.62016412661196" calcext:value-type="float">
            <text:p>3,620164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6544" calcext:value-type="float">
            <text:p>0,006544</text:p>
          </table:table-cell>
          <table:table-cell table:style-name="ce14" table:formula="of:=[.AZ9]/[.$CA9]" office:value-type="float" office:value="3.8358733880422" calcext:value-type="float">
            <text:p>3,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8854" calcext:value-type="float">
            <text:p>0,008854</text:p>
          </table:table-cell>
          <table:table-cell table:style-name="ce14" table:formula="of:=[.BE9]/[.$CA9]" office:value-type="float" office:value="5.18991793669402" calcext:value-type="float">
            <text:p>5,18991793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675" calcext:value-type="float">
            <text:p>0,01675</text:p>
          </table:table-cell>
          <table:table-cell table:style-name="ce14" table:formula="of:=[.BJ9]/[.$CA9]" office:value-type="float" office:value="9.81828839390387" calcext:value-type="float">
            <text:p>9,8182883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877" calcext:value-type="float">
            <text:p>0,00877</text:p>
          </table:table-cell>
          <table:table-cell table:style-name="ce14" table:formula="of:=[.BO9]/[.$CA9]" office:value-type="float" office:value="5.14067995310668" calcext:value-type="float">
            <text:p>5,14067995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0803" calcext:value-type="float">
            <text:p>0,010803</text:p>
          </table:table-cell>
          <table:table-cell table:style-name="ce14" table:formula="of:=[.BT9]/[.$CA9]" office:value-type="float" office:value="6.33235638921454" calcext:value-type="float">
            <text:p>6,33235638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9];[.G9];[.L9];[.Q9];[.V9];[.AA9];[.AF9];[.AK9];[.AP9];[.AU9];[.AZ9];[.BE9];[.BJ9];[.BO9];[.BT9])" office:value-type="float" office:value="0.001706" calcext:value-type="float">
            <text:p>0,001706</text:p>
          </table:table-cell>
          <table:table-cell table:style-name="ce1"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table:style-name="ce3" office:value-type="float" office:value="0.000776" calcext:value-type="float">
            <text:p>0,000776</text:p>
          </table:table-cell>
          <table:table-cell table:style-name="ce13" table:formula="of:=[.B10]/[.$CA10]" office:value-type="float" office:value="1.03743315508021" calcext:value-type="float">
            <text:p>1,0374331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48" calcext:value-type="float">
            <text:p>0,000848</text:p>
          </table:table-cell>
          <table:table-cell table:style-name="ce14" table:formula="of:=[.G10]/[.$CA10]" office:value-type="float" office:value="1.13368983957219" calcext:value-type="float">
            <text:p>1,1336898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63" calcext:value-type="float">
            <text:p>0,000763</text:p>
          </table:table-cell>
          <table:table-cell table:style-name="ce14" table:formula="of:=[.L10]/[.$CA10]" office:value-type="float" office:value="1.02005347593583" calcext:value-type="float">
            <text:p>1,02005347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73" calcext:value-type="float">
            <text:p>0,000873</text:p>
          </table:table-cell>
          <table:table-cell table:style-name="ce14" table:formula="of:=[.Q10]/[.$CA10]" office:value-type="float" office:value="1.16711229946524" calcext:value-type="float">
            <text:p>1,1671122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41" calcext:value-type="float">
            <text:p>0,000841</text:p>
          </table:table-cell>
          <table:table-cell table:style-name="ce14" table:formula="of:=[.V10]/[.$CA10]" office:value-type="float" office:value="1.12433155080214" calcext:value-type="float">
            <text:p>1,1243315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65" calcext:value-type="float">
            <text:p>0,000765</text:p>
          </table:table-cell>
          <table:table-cell table:style-name="ce14" table:formula="of:=[.AA10]/[.$CA10]" office:value-type="float" office:value="1.02272727272727" calcext:value-type="float">
            <text:p>1,02272727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48" calcext:value-type="float">
            <text:p>0,000748</text:p>
          </table:table-cell>
          <table:table-cell table:style-name="ce14" table:formula="of:=[.AF10]/[.$CA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1113" calcext:value-type="float">
            <text:p>0,001113</text:p>
          </table:table-cell>
          <table:table-cell table:style-name="ce14" table:formula="of:=[.AK10]/[.$CA10]" office:value-type="float" office:value="1.4879679144385" calcext:value-type="float">
            <text:p>1,4879679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68" calcext:value-type="float">
            <text:p>0,000768</text:p>
          </table:table-cell>
          <table:table-cell table:style-name="ce14" table:formula="of:=[.AP10]/[.$CA10]" office:value-type="float" office:value="1.02673796791444" calcext:value-type="float">
            <text:p>1,0267379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1031" calcext:value-type="float">
            <text:p>0,001031</text:p>
          </table:table-cell>
          <table:table-cell table:style-name="ce14" table:formula="of:=[.AU10]/[.$CA10]" office:value-type="float" office:value="1.3783422459893" calcext:value-type="float">
            <text:p>1,378342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68" calcext:value-type="float">
            <text:p>0,000868</text:p>
          </table:table-cell>
          <table:table-cell table:style-name="ce14" table:formula="of:=[.AZ10]/[.$CA10]" office:value-type="float" office:value="1.16042780748663" calcext:value-type="float">
            <text:p>1,1604278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78" calcext:value-type="float">
            <text:p>0,000778</text:p>
          </table:table-cell>
          <table:table-cell table:style-name="ce14" table:formula="of:=[.BE10]/[.$CA10]" office:value-type="float" office:value="1.04010695187166" calcext:value-type="float">
            <text:p>1,04010695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753" calcext:value-type="float">
            <text:p>0,000753</text:p>
          </table:table-cell>
          <table:table-cell table:style-name="ce14" table:formula="of:=[.BJ10]/[.$CA10]" office:value-type="float" office:value="1.00668449197861" calcext:value-type="float">
            <text:p>1,006684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5" calcext:value-type="float">
            <text:p>0,00085</text:p>
          </table:table-cell>
          <table:table-cell table:style-name="ce14" table:formula="of:=[.BO10]/[.$CA10]" office:value-type="float" office:value="1.13636363636364" calcext:value-type="float">
            <text:p>1,1363636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834" calcext:value-type="float">
            <text:p>0,000834</text:p>
          </table:table-cell>
          <table:table-cell table:style-name="ce14" table:formula="of:=[.BT10]/[.$CA10]" office:value-type="float" office:value="1.11497326203209" calcext:value-type="float">
            <text:p>1,114973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0748" calcext:value-type="float">
            <text:p>0,000748</text:p>
          </table:table-cell>
          <table:table-cell table:style-name="ce1"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table:style-name="ce3" office:value-type="float" office:value="0.003206" calcext:value-type="float">
            <text:p>0,003206</text:p>
          </table:table-cell>
          <table:table-cell table:style-name="ce13" table:formula="of:=[.B11]/[.$CA11]" office:value-type="float" office:value="1.02004454342984" calcext:value-type="float">
            <text:p>1,02004454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3429" calcext:value-type="float">
            <text:p>0,003429</text:p>
          </table:table-cell>
          <table:table-cell table:style-name="ce14" table:formula="of:=[.G11]/[.$CA11]" office:value-type="float" office:value="1.09099586382437" calcext:value-type="float">
            <text:p>1,09099586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134815" calcext:value-type="float">
            <text:p>0,134815</text:p>
          </table:table-cell>
          <table:table-cell table:style-name="ce14" table:formula="of:=[.L11]/[.$CA11]" office:value-type="float" office:value="42.8937321030862" calcext:value-type="float">
            <text:p>42,8937321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3143" calcext:value-type="float">
            <text:p>0,003143</text:p>
          </table:table-cell>
          <table:table-cell table:style-name="ce14" table:formula="of:=[.Q11]/[.$CA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341" calcext:value-type="float">
            <text:p>0,00341</text:p>
          </table:table-cell>
          <table:table-cell table:style-name="ce14" table:formula="of:=[.V11]/[.$CA11]" office:value-type="float" office:value="1.08495068405982" calcext:value-type="float">
            <text:p>1,08495068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163077" calcext:value-type="float">
            <text:p>0,163077</text:p>
          </table:table-cell>
          <table:table-cell table:style-name="ce14" table:formula="of:=[.AA11]/[.$CA11]" office:value-type="float" office:value="51.8857779191855" calcext:value-type="float">
            <text:p>51,8857779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8592" calcext:value-type="float">
            <text:p>0,018592</text:p>
          </table:table-cell>
          <table:table-cell table:style-name="ce14" table:formula="of:=[.AF11]/[.$CA11]" office:value-type="float" office:value="5.91536748329621" calcext:value-type="float">
            <text:p>5,91536748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8432" calcext:value-type="float">
            <text:p>0,018432</text:p>
          </table:table-cell>
          <table:table-cell table:style-name="ce14" table:formula="of:=[.AK11]/[.$CA11]" office:value-type="float" office:value="5.86446070633153" calcext:value-type="float">
            <text:p>5,86446070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53.15663" calcext:value-type="float">
            <text:p>153,15663</text:p>
          </table:table-cell>
          <table:table-cell table:style-name="ce14" table:formula="of:=[.AP11]/[.$CA11]" office:value-type="float" office:value="48729.4400254534" calcext:value-type="float">
            <text:p>48729,4400254534</text:p>
          </table:table-cell>
          <table:table-cell table:number-columns-repeated="3"/>
          <table:table-cell table:style-name="ce3" office:value-type="float" office:value="0.011505" calcext:value-type="float">
            <text:p>0,011505</text:p>
          </table:table-cell>
          <table:table-cell table:style-name="ce14" table:formula="of:=[.AU11]/[.$CA11]" office:value-type="float" office:value="3.66051543111677" calcext:value-type="float">
            <text:p>3,66051543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2964" calcext:value-type="float">
            <text:p>0,012964</text:p>
          </table:table-cell>
          <table:table-cell table:style-name="ce14" table:formula="of:=[.AZ11]/[.$CA11]" office:value-type="float" office:value="4.12472160356347" calcext:value-type="float">
            <text:p>4,1247216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51.481136" calcext:value-type="float">
            <text:p>151,481136</text:p>
          </table:table-cell>
          <table:table-cell table:style-name="ce14" table:formula="of:=[.BE11]/[.$CA11]" office:value-type="float" office:value="48196.3525294305" calcext:value-type="float">
            <text:p>48196,3525294305</text:p>
          </table:table-cell>
          <table:table-cell table:number-columns-repeated="3"/>
          <table:table-cell table:style-name="ce3" office:value-type="float" office:value="0.011559" calcext:value-type="float">
            <text:p>0,011559</text:p>
          </table:table-cell>
          <table:table-cell table:style-name="ce14" table:formula="of:=[.BJ11]/[.$CA11]" office:value-type="float" office:value="3.67769646834235" calcext:value-type="float">
            <text:p>3,6776964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3039" calcext:value-type="float">
            <text:p>0,013039</text:p>
          </table:table-cell>
          <table:table-cell table:style-name="ce14" table:formula="of:=[.BO11]/[.$CA11]" office:value-type="float" office:value="4.14858415526567" calcext:value-type="float">
            <text:p>4,14858415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52.382834" calcext:value-type="float">
            <text:p>152,382834</text:p>
          </table:table-cell>
          <table:table-cell table:style-name="ce14" table:formula="of:=[.BT11]/[.$CA11]" office:value-type="float" office:value="48483.2433980274" calcext:value-type="float">
            <text:p>48483,243398027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3143" calcext:value-type="float">
            <text:p>0,003143</text:p>
          </table:table-cell>
          <table:table-cell table:style-name="ce1"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table:style-name="ce3" office:value-type="float" office:value="0.001303" calcext:value-type="float">
            <text:p>0,001303</text:p>
          </table:table-cell>
          <table:table-cell table:style-name="ce13" table:formula="of:=[.B12]/[.$CA12]" office:value-type="float" office:value="1.05934959349593" calcext:value-type="float">
            <text:p>1,05934959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448" calcext:value-type="float">
            <text:p>0,001448</text:p>
          </table:table-cell>
          <table:table-cell table:style-name="ce14" table:formula="of:=[.G12]/[.$CA12]" office:value-type="float" office:value="1.17723577235772" calcext:value-type="float">
            <text:p>1,17723577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245" calcext:value-type="float">
            <text:p>0,001245</text:p>
          </table:table-cell>
          <table:table-cell table:style-name="ce14" table:formula="of:=[.L12]/[.$CA12]" office:value-type="float" office:value="1.01219512195122" calcext:value-type="float">
            <text:p>1,0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68" calcext:value-type="float">
            <text:p>0,00168</text:p>
          </table:table-cell>
          <table:table-cell table:style-name="ce14" table:formula="of:=[.Q12]/[.$CA12]" office:value-type="float" office:value="1.36585365853659" calcext:value-type="float">
            <text:p>1,36585365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472" calcext:value-type="float">
            <text:p>0,001472</text:p>
          </table:table-cell>
          <table:table-cell table:style-name="ce14" table:formula="of:=[.V12]/[.$CA12]" office:value-type="float" office:value="1.19674796747967" calcext:value-type="float">
            <text:p>1,1967479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23" calcext:value-type="float">
            <text:p>0,00123</text:p>
          </table:table-cell>
          <table:table-cell table:style-name="ce14" table:formula="of:=[.AA12]/[.$CA1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5128" calcext:value-type="float">
            <text:p>0,015128</text:p>
          </table:table-cell>
          <table:table-cell table:style-name="ce14" table:formula="of:=[.AF12]/[.$CA12]" office:value-type="float" office:value="12.2991869918699" calcext:value-type="float">
            <text:p>12,29918699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737" calcext:value-type="float">
            <text:p>0,001737</text:p>
          </table:table-cell>
          <table:table-cell table:style-name="ce14" table:formula="of:=[.AK12]/[.$CA12]" office:value-type="float" office:value="1.41219512195122" calcext:value-type="float">
            <text:p>1,4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8652" calcext:value-type="float">
            <text:p>0,008652</text:p>
          </table:table-cell>
          <table:table-cell table:style-name="ce14" table:formula="of:=[.AP12]/[.$CA12]" office:value-type="float" office:value="7.03414634146341" calcext:value-type="float">
            <text:p>7,03414634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3995" calcext:value-type="float">
            <text:p>0,003995</text:p>
          </table:table-cell>
          <table:table-cell table:style-name="ce14" table:formula="of:=[.AU12]/[.$CA12]" office:value-type="float" office:value="3.2479674796748" calcext:value-type="float">
            <text:p>3,2479674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051" calcext:value-type="float">
            <text:p>0,005051</text:p>
          </table:table-cell>
          <table:table-cell table:style-name="ce14" table:formula="of:=[.AZ12]/[.$CA12]" office:value-type="float" office:value="4.10650406504065" calcext:value-type="float">
            <text:p>4,106504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12294" calcext:value-type="float">
            <text:p>0,012294</text:p>
          </table:table-cell>
          <table:table-cell table:style-name="ce14" table:formula="of:=[.BE12]/[.$CA12]" office:value-type="float" office:value="9.99512195121951" calcext:value-type="float">
            <text:p>9,9951219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7483" calcext:value-type="float">
            <text:p>0,007483</text:p>
          </table:table-cell>
          <table:table-cell table:style-name="ce14" table:formula="of:=[.BJ12]/[.$CA12]" office:value-type="float" office:value="6.08373983739837" calcext:value-type="float">
            <text:p>6,0837398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2355" calcext:value-type="float">
            <text:p>0,002355</text:p>
          </table:table-cell>
          <table:table-cell table:style-name="ce14" table:formula="of:=[.BO12]/[.$CA12]" office:value-type="float" office:value="1.91463414634146" calcext:value-type="float">
            <text:p>1,9146341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892" calcext:value-type="float">
            <text:p>0,001892</text:p>
          </table:table-cell>
          <table:table-cell table:style-name="ce14" table:formula="of:=[.BT12]/[.$CA12]" office:value-type="float" office:value="1.53821138211382" calcext:value-type="float">
            <text:p>1,53821138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123" calcext:value-type="float">
            <text:p>0,00123</text:p>
          </table:table-cell>
          <table:table-cell table:style-name="ce1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table:style-name="ce3" office:value-type="float" office:value="49.002493" calcext:value-type="float">
            <text:p>49,002493</text:p>
          </table:table-cell>
          <table:table-cell table:style-name="ce13" table:formula="of:=[.B13]/[.$CA13]" office:value-type="float" office:value="9.93179494278463" calcext:value-type="float">
            <text:p>9,93179494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933901" calcext:value-type="float">
            <text:p>4,933901</text:p>
          </table:table-cell>
          <table:table-cell table:style-name="ce14" table:formula="of:=[.G13]/[.$CA1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.400734" calcext:value-type="float">
            <text:p>16,400734</text:p>
          </table:table-cell>
          <table:table-cell table:style-name="ce14" table:formula="of:=[.L13]/[.$CA13]" office:value-type="float" office:value="3.32409061308689" calcext:value-type="float">
            <text:p>3,3240906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74.947134" calcext:value-type="float">
            <text:p>74,947134</text:p>
          </table:table-cell>
          <table:table-cell table:style-name="ce14" table:formula="of:=[.Q13]/[.$CA13]" office:value-type="float" office:value="15.1902387178016" calcext:value-type="float">
            <text:p>15,1902387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8.436183" calcext:value-type="float">
            <text:p>28,436183</text:p>
          </table:table-cell>
          <table:table-cell table:style-name="ce14" table:formula="of:=[.V13]/[.$CA13]" office:value-type="float" office:value="5.76342796501186" calcext:value-type="float">
            <text:p>5,763427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5.363144" calcext:value-type="float">
            <text:p>15,363144</text:p>
          </table:table-cell>
          <table:table-cell table:style-name="ce14" table:formula="of:=[.AA13]/[.$CA13]" office:value-type="float" office:value="3.11379251428028" calcext:value-type="float">
            <text:p>3,1137925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91.023725" calcext:value-type="float">
            <text:p>191,023725</text:p>
          </table:table-cell>
          <table:table-cell table:style-name="ce14" table:formula="of:=[.AF13]/[.$CA13]" office:value-type="float" office:value="38.716570316267" calcext:value-type="float">
            <text:p>38,71657031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23.171883" calcext:value-type="float">
            <text:p>123,171883</text:p>
          </table:table-cell>
          <table:table-cell table:style-name="ce14" table:formula="of:=[.AK13]/[.$CA13]" office:value-type="float" office:value="24.9644009881836" calcext:value-type="float">
            <text:p>24,96440098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.090063" calcext:value-type="float">
            <text:p>6,090063</text:p>
          </table:table-cell>
          <table:table-cell table:style-name="ce14" table:formula="of:=[.AP13]/[.$CA13]" office:value-type="float" office:value="1.23433019835623" calcext:value-type="float">
            <text:p>1,2343301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52.686605" calcext:value-type="float">
            <text:p>252,686605</text:p>
          </table:table-cell>
          <table:table-cell table:style-name="ce14" table:formula="of:=[.AU13]/[.$CA13]" office:value-type="float" office:value="51.2143646579046" calcext:value-type="float">
            <text:p>51,2143646579</text:p>
          </table:table-cell>
          <table:table-cell table:number-columns-repeated="3"/>
          <table:table-cell table:style-name="ce3" office:value-type="float" office:value="143.950921" calcext:value-type="float">
            <text:p>143,950921</text:p>
          </table:table-cell>
          <table:table-cell table:style-name="ce14" table:formula="of:=[.AZ13]/[.$CA13]" office:value-type="float" office:value="29.1758835452921" calcext:value-type="float">
            <text:p>29,1758835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.615766" calcext:value-type="float">
            <text:p>6,615766</text:p>
          </table:table-cell>
          <table:table-cell table:style-name="ce14" table:formula="of:=[.BE13]/[.$CA13]" office:value-type="float" office:value="1.34087935692265" calcext:value-type="float">
            <text:p>1,34087935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43.560408" calcext:value-type="float">
            <text:p>343,560408</text:p>
          </table:table-cell>
          <table:table-cell table:style-name="ce14" table:formula="of:=[.BJ13]/[.$CA13]" office:value-type="float" office:value="69.6326107880965" calcext:value-type="float">
            <text:p>69,63261078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48.745872" calcext:value-type="float">
            <text:p>148,745872</text:p>
          </table:table-cell>
          <table:table-cell table:style-name="ce14" table:formula="of:=[.BO13]/[.$CA13]" office:value-type="float" office:value="30.1477212453189" calcext:value-type="float">
            <text:p>30,1477212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6.23289" calcext:value-type="float">
            <text:p>6,23289</text:p>
          </table:table-cell>
          <table:table-cell table:style-name="ce14" table:formula="of:=[.BT13]/[.$CA13]" office:value-type="float" office:value="1.26327828628908" calcext:value-type="float">
            <text:p>1,26327828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4.933901" calcext:value-type="float">
            <text:p>4,933901</text:p>
          </table:table-cell>
          <table:table-cell table:style-name="ce1"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table:style-name="ce3" office:value-type="float" office:value="0.418818" calcext:value-type="float">
            <text:p>0,418818</text:p>
          </table:table-cell>
          <table:table-cell table:style-name="ce13" table:formula="of:=[.B14]/[.$CA14]" office:value-type="float" office:value="1.66787995603485" calcext:value-type="float">
            <text:p>1,6678799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83222" calcext:value-type="float">
            <text:p>0,283222</text:p>
          </table:table-cell>
          <table:table-cell table:style-name="ce14" table:formula="of:=[.G14]/[.$CA14]" office:value-type="float" office:value="1.12788919508737" calcext:value-type="float">
            <text:p>1,12788919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934753" calcext:value-type="float">
            <text:p>2,934753</text:p>
          </table:table-cell>
          <table:table-cell table:style-name="ce14" table:formula="of:=[.L14]/[.$CA14]" office:value-type="float" office:value="11.6872142663714" calcext:value-type="float">
            <text:p>11,68721426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6598" calcext:value-type="float">
            <text:p>0,26598</text:p>
          </table:table-cell>
          <table:table-cell table:style-name="ce14" table:formula="of:=[.Q14]/[.$CA14]" office:value-type="float" office:value="1.05922551252847" calcext:value-type="float">
            <text:p>1,05922551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51108" calcext:value-type="float">
            <text:p>0,251108</text:p>
          </table:table-cell>
          <table:table-cell table:style-name="ce14" table:formula="of:=[.V14]/[.$CA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935279" calcext:value-type="float">
            <text:p>1,935279</text:p>
          </table:table-cell>
          <table:table-cell table:style-name="ce14" table:formula="of:=[.AA14]/[.$CA14]" office:value-type="float" office:value="7.70695875878108" calcext:value-type="float">
            <text:p>7,70695875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04031" calcext:value-type="float">
            <text:p>0,404031</text:p>
          </table:table-cell>
          <table:table-cell table:style-name="ce14" table:formula="of:=[.AF14]/[.$CA14]" office:value-type="float" office:value="1.6089929432754" calcext:value-type="float">
            <text:p>1,60899294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17709" calcext:value-type="float">
            <text:p>0,717709</text:p>
          </table:table-cell>
          <table:table-cell table:style-name="ce14" table:formula="of:=[.AK14]/[.$CA14]" office:value-type="float" office:value="2.85816859677908" calcext:value-type="float">
            <text:p>2,85816859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293359" calcext:value-type="float">
            <text:p>2,293359</text:p>
          </table:table-cell>
          <table:table-cell table:style-name="ce14" table:formula="of:=[.AP14]/[.$CA14]" office:value-type="float" office:value="9.13295872692228" calcext:value-type="float">
            <text:p>9,1329587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39677" calcext:value-type="float">
            <text:p>0,739677</text:p>
          </table:table-cell>
          <table:table-cell table:style-name="ce14" table:formula="of:=[.AU14]/[.$CA14]" office:value-type="float" office:value="2.94565286649569" calcext:value-type="float">
            <text:p>2,9456528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56527" calcext:value-type="float">
            <text:p>0,756527</text:p>
          </table:table-cell>
          <table:table-cell table:style-name="ce14" table:formula="of:=[.AZ14]/[.$CA14]" office:value-type="float" office:value="3.01275546776686" calcext:value-type="float">
            <text:p>3,01275546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716289" calcext:value-type="float">
            <text:p>2,716289</text:p>
          </table:table-cell>
          <table:table-cell table:style-name="ce14" table:formula="of:=[.BE14]/[.$CA14]" office:value-type="float" office:value="10.8172141070774" calcext:value-type="float">
            <text:p>10,81721410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64783" calcext:value-type="float">
            <text:p>0,564783</text:p>
          </table:table-cell>
          <table:table-cell table:style-name="ce14" table:formula="of:=[.BJ14]/[.$CA14]" office:value-type="float" office:value="2.249163706453" calcext:value-type="float">
            <text:p>2,24916370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98488" calcext:value-type="float">
            <text:p>0,698488</text:p>
          </table:table-cell>
          <table:table-cell table:style-name="ce14" table:formula="of:=[.BO14]/[.$CA14]" office:value-type="float" office:value="2.78162384312726" calcext:value-type="float">
            <text:p>2,7816238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763122" calcext:value-type="float">
            <text:p>2,763122</text:p>
          </table:table-cell>
          <table:table-cell table:style-name="ce14" table:formula="of:=[.BT14]/[.$CA14]" office:value-type="float" office:value="11.003719515109" calcext:value-type="float">
            <text:p>11,00371951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251108" calcext:value-type="float">
            <text:p>0,251108</text:p>
          </table:table-cell>
          <table:table-cell table:style-name="ce1"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table:style-name="ce3" office:value-type="float" office:value="55.898972" calcext:value-type="float">
            <text:p>55,898972</text:p>
          </table:table-cell>
          <table:table-cell table:style-name="ce13" table:formula="of:=[.B15]/[.$CA15]" office:value-type="float" office:value="4.26221312357268" calcext:value-type="float">
            <text:p>4,26221312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4.118063" calcext:value-type="float">
            <text:p>14,118063</text:p>
          </table:table-cell>
          <table:table-cell table:style-name="ce14" table:formula="of:=[.G15]/[.$CA15]" office:value-type="float" office:value="1.07648121682856" calcext:value-type="float">
            <text:p>1,0764812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0.442258" calcext:value-type="float">
            <text:p>250,442258</text:p>
          </table:table-cell>
          <table:table-cell table:style-name="ce14" table:formula="of:=[.L15]/[.$CA15]" office:value-type="float" office:value="19.0958481087054" calcext:value-type="float">
            <text:p>19,0958481087</text:p>
          </table:table-cell>
          <table:table-cell table:number-columns-repeated="3"/>
          <table:table-cell table:style-name="ce3" office:value-type="float" office:value="20.445935" calcext:value-type="float">
            <text:p>20,445935</text:p>
          </table:table-cell>
          <table:table-cell table:style-name="ce14" table:formula="of:=[.Q15]/[.$CA15]" office:value-type="float" office:value="1.55897200543713" calcext:value-type="float">
            <text:p>1,5589720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3.115011" calcext:value-type="float">
            <text:p>13,115011</text:p>
          </table:table-cell>
          <table:table-cell table:style-name="ce14" table:formula="of:=[.V15]/[.$CA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36.168972" calcext:value-type="float">
            <text:p>236,168972</text:p>
          </table:table-cell>
          <table:table-cell table:style-name="ce14" table:formula="of:=[.AA15]/[.$CA15]" office:value-type="float" office:value="18.0075313699699" calcext:value-type="float">
            <text:p>18,00753137</text:p>
          </table:table-cell>
          <table:table-cell table:number-columns-repeated="3"/>
          <table:table-cell table:style-name="ce3" office:value-type="float" office:value="60.409254" calcext:value-type="float">
            <text:p>60,409254</text:p>
          </table:table-cell>
          <table:table-cell table:style-name="ce14" table:formula="of:=[.AF15]/[.$CA15]" office:value-type="float" office:value="4.60611538945716" calcext:value-type="float">
            <text:p>4,60611538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3.51327" calcext:value-type="float">
            <text:p>53,51327</text:p>
          </table:table-cell>
          <table:table-cell table:style-name="ce14" table:formula="of:=[.AK15]/[.$CA15]" office:value-type="float" office:value="4.08030690938803" calcext:value-type="float">
            <text:p>4,08030690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7.764989" calcext:value-type="float">
            <text:p>257,764989</text:p>
          </table:table-cell>
          <table:table-cell table:style-name="ce14" table:formula="of:=[.AP15]/[.$CA15]" office:value-type="float" office:value="19.6541954101297" calcext:value-type="float">
            <text:p>19,6541954101</text:p>
          </table:table-cell>
          <table:table-cell table:number-columns-repeated="3"/>
          <table:table-cell table:style-name="ce3" office:value-type="float" office:value="29.798733" calcext:value-type="float">
            <text:p>29,798733</text:p>
          </table:table-cell>
          <table:table-cell table:style-name="ce14" table:formula="of:=[.AU15]/[.$CA15]" office:value-type="float" office:value="2.27210888347711" calcext:value-type="float">
            <text:p>2,2721088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3.681003" calcext:value-type="float">
            <text:p>23,681003</text:p>
          </table:table-cell>
          <table:table-cell table:style-name="ce14" table:formula="of:=[.AZ15]/[.$CA15]" office:value-type="float" office:value="1.80564110849774" calcext:value-type="float">
            <text:p>1,8056411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6.995123" calcext:value-type="float">
            <text:p>256,995123</text:p>
          </table:table-cell>
          <table:table-cell table:style-name="ce14" table:formula="of:=[.BE15]/[.$CA15]" office:value-type="float" office:value="19.5954942775115" calcext:value-type="float">
            <text:p>19,5954942775</text:p>
          </table:table-cell>
          <table:table-cell table:number-columns-repeated="3"/>
          <table:table-cell table:style-name="ce3" office:value-type="float" office:value="24.207814" calcext:value-type="float">
            <text:p>24,207814</text:p>
          </table:table-cell>
          <table:table-cell table:style-name="ce14" table:formula="of:=[.BJ15]/[.$CA15]" office:value-type="float" office:value="1.84580966039601" calcext:value-type="float">
            <text:p>1,8458096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7.595312" calcext:value-type="float">
            <text:p>17,595312</text:p>
          </table:table-cell>
          <table:table-cell table:style-name="ce14" table:formula="of:=[.BO15]/[.$CA15]" office:value-type="float" office:value="1.3416162594145" calcext:value-type="float">
            <text:p>1,34161625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61.962665" calcext:value-type="float">
            <text:p>261,962665</text:p>
          </table:table-cell>
          <table:table-cell table:style-name="ce14" table:formula="of:=[.BT15]/[.$CA15]" office:value-type="float" office:value="19.9742619354265" calcext:value-type="float">
            <text:p>19,974261935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5];[.G15];[.L15];[.Q15];[.V15];[.AA15];[.AF15];[.AK15];[.AP15];[.AU15];[.AZ15];[.BE15];[.BJ15];[.BO15];[.BT15])" office:value-type="float" office:value="13.115011" calcext:value-type="float">
            <text:p>13,115011</text:p>
          </table:table-cell>
          <table:table-cell table:style-name="ce1"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style-name="ce3" office:value-type="float" office:value="0.774533" calcext:value-type="float">
            <text:p>0,774533</text:p>
          </table:table-cell>
          <table:table-cell table:style-name="ce13" table:formula="of:=[.B16]/[.$CA16]" office:value-type="float" office:value="3.22511107317297" calcext:value-type="float">
            <text:p>3,22511107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15456" calcext:value-type="float">
            <text:p>0,315456</text:p>
          </table:table-cell>
          <table:table-cell table:style-name="ce14" table:formula="of:=[.G16]/[.$CA16]" office:value-type="float" office:value="1.31354072544211" calcext:value-type="float">
            <text:p>1,31354072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26.298963" calcext:value-type="float">
            <text:p>226,298963</text:p>
          </table:table-cell>
          <table:table-cell table:style-name="ce14" table:formula="of:=[.L16]/[.$CA16]" office:value-type="float" office:value="942.295927247592" calcext:value-type="float">
            <text:p>942,2959272476</text:p>
          </table:table-cell>
          <table:table-cell table:number-columns-repeated="3"/>
          <table:table-cell table:style-name="ce3" office:value-type="float" office:value="0.499187" calcext:value-type="float">
            <text:p>0,499187</text:p>
          </table:table-cell>
          <table:table-cell table:style-name="ce14" table:formula="of:=[.Q16]/[.$CA16]" office:value-type="float" office:value="2.07858609159841" calcext:value-type="float">
            <text:p>2,07858609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40157" calcext:value-type="float">
            <text:p>0,240157</text:p>
          </table:table-cell>
          <table:table-cell table:style-name="ce14" table:formula="of:=[.V16]/[.$CA1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13.99367" calcext:value-type="float">
            <text:p>213,99367</text:p>
          </table:table-cell>
          <table:table-cell table:style-name="ce14" table:formula="of:=[.AA16]/[.$CA16]" office:value-type="float" office:value="891.05739162298" calcext:value-type="float">
            <text:p>891,057391623</text:p>
          </table:table-cell>
          <table:table-cell table:number-columns-repeated="3"/>
          <table:table-cell table:style-name="ce3" office:value-type="float" office:value="0.318135" calcext:value-type="float">
            <text:p>0,318135</text:p>
          </table:table-cell>
          <table:table-cell table:style-name="ce14" table:formula="of:=[.AF16]/[.$CA16]" office:value-type="float" office:value="1.32469592808038" calcext:value-type="float">
            <text:p>1,3246959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44094" calcext:value-type="float">
            <text:p>0,244094</text:p>
          </table:table-cell>
          <table:table-cell table:style-name="ce14" table:formula="of:=[.AK16]/[.$CA16]" office:value-type="float" office:value="1.01639344262295" calcext:value-type="float">
            <text:p>1,01639344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27.26161" calcext:value-type="float">
            <text:p>227,26161</text:p>
          </table:table-cell>
          <table:table-cell table:style-name="ce14" table:formula="of:=[.AP16]/[.$CA16]" office:value-type="float" office:value="946.304334248013" calcext:value-type="float">
            <text:p>946,304334248</text:p>
          </table:table-cell>
          <table:table-cell table:number-columns-repeated="3"/>
          <table:table-cell table:style-name="ce3" office:value-type="float" office:value="0.863721" calcext:value-type="float">
            <text:p>0,863721</text:p>
          </table:table-cell>
          <table:table-cell table:style-name="ce14" table:formula="of:=[.AU16]/[.$CA16]" office:value-type="float" office:value="3.59648479952698" calcext:value-type="float">
            <text:p>3,59648479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8701" calcext:value-type="float">
            <text:p>0,78701</text:p>
          </table:table-cell>
          <table:table-cell table:style-name="ce14" table:formula="of:=[.AZ16]/[.$CA16]" office:value-type="float" office:value="3.27706458691606" calcext:value-type="float">
            <text:p>3,27706458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873661" calcext:value-type="float">
            <text:p>1,873661</text:p>
          </table:table-cell>
          <table:table-cell table:style-name="ce14" table:formula="of:=[.BE16]/[.$CA16]" office:value-type="float" office:value="7.8018171446179" calcext:value-type="float">
            <text:p>7,8018171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69837" calcext:value-type="float">
            <text:p>0,869837</text:p>
          </table:table-cell>
          <table:table-cell table:style-name="ce14" table:formula="of:=[.BJ16]/[.$CA16]" office:value-type="float" office:value="3.62195147341114" calcext:value-type="float">
            <text:p>3,62195147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610771" calcext:value-type="float">
            <text:p>0,610771</text:p>
          </table:table-cell>
          <table:table-cell table:style-name="ce14" table:formula="of:=[.BO16]/[.$CA16]" office:value-type="float" office:value="2.54321547987358" calcext:value-type="float">
            <text:p>2,54321547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905061" calcext:value-type="float">
            <text:p>1,905061</text:p>
          </table:table-cell>
          <table:table-cell table:style-name="ce14" table:formula="of:=[.BT16]/[.$CA16]" office:value-type="float" office:value="7.93256494709711" calcext:value-type="float">
            <text:p>7,93256494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40157" calcext:value-type="float">
            <text:p>0,240157</text:p>
          </table:table-cell>
          <table:table-cell table:style-name="ce1"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table:style-name="ce3" office:value-type="float" office:value="62.063914" calcext:value-type="float">
            <text:p>62,063914</text:p>
          </table:table-cell>
          <table:table-cell table:style-name="ce13" table:formula="of:=[.B17]/[.$CA17]" office:value-type="float" office:value="4.74734990129944" calcext:value-type="float">
            <text:p>4,7473499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6.953049" calcext:value-type="float">
            <text:p>26,953049</text:p>
          </table:table-cell>
          <table:table-cell table:style-name="ce14" table:formula="of:=[.G17]/[.$CA17]" office:value-type="float" office:value="2.06167394647184" calcext:value-type="float">
            <text:p>2,0616739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8.074737" calcext:value-type="float">
            <text:p>38,074737</text:p>
          </table:table-cell>
          <table:table-cell table:style-name="ce14" table:formula="of:=[.L17]/[.$CA17]" office:value-type="float" office:value="2.91238639797922" calcext:value-type="float">
            <text:p>2,9123863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8.657245" calcext:value-type="float">
            <text:p>28,657245</text:p>
          </table:table-cell>
          <table:table-cell table:style-name="ce14" table:formula="of:=[.Q17]/[.$CA17]" office:value-type="float" office:value="2.19203012594829" calcext:value-type="float">
            <text:p>2,1920301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2.669878" calcext:value-type="float">
            <text:p>22,669878</text:p>
          </table:table-cell>
          <table:table-cell table:style-name="ce14" table:formula="of:=[.V17]/[.$CA17]" office:value-type="float" office:value="1.73404859844596" calcext:value-type="float">
            <text:p>1,73404859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34.758818" calcext:value-type="float">
            <text:p>34,758818</text:p>
          </table:table-cell>
          <table:table-cell table:style-name="ce14" table:formula="of:=[.AA17]/[.$CA17]" office:value-type="float" office:value="2.65874741966137" calcext:value-type="float">
            <text:p>2,65874741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4.357017" calcext:value-type="float">
            <text:p>104,357017</text:p>
          </table:table-cell>
          <table:table-cell table:style-name="ce14" table:formula="of:=[.AF17]/[.$CA17]" office:value-type="float" office:value="7.98240462815243" calcext:value-type="float">
            <text:p>7,98240462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93.553132" calcext:value-type="float">
            <text:p>93,553132</text:p>
          </table:table-cell>
          <table:table-cell table:style-name="ce14" table:formula="of:=[.AK17]/[.$CA17]" office:value-type="float" office:value="7.15600134349332" calcext:value-type="float">
            <text:p>7,15600134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33.929462" calcext:value-type="float">
            <text:p>233,929462</text:p>
          </table:table-cell>
          <table:table-cell table:style-name="ce14" table:formula="of:=[.AP17]/[.$CA17]" office:value-type="float" office:value="17.8935703013627" calcext:value-type="float">
            <text:p>17,8935703014</text:p>
          </table:table-cell>
          <table:table-cell table:number-columns-repeated="3"/>
          <table:table-cell table:style-name="ce3" office:value-type="float" office:value="73.82165" calcext:value-type="float">
            <text:p>73,82165</text:p>
          </table:table-cell>
          <table:table-cell table:style-name="ce14" table:formula="of:=[.AU17]/[.$CA17]" office:value-type="float" office:value="5.64671449566107" calcext:value-type="float">
            <text:p>5,6467144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7.624079" calcext:value-type="float">
            <text:p>67,624079</text:p>
          </table:table-cell>
          <table:table-cell table:style-name="ce14" table:formula="of:=[.AZ17]/[.$CA17]" office:value-type="float" office:value="5.17265418945566" calcext:value-type="float">
            <text:p>5,17265418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24.70133" calcext:value-type="float">
            <text:p>224,70133</text:p>
          </table:table-cell>
          <table:table-cell table:style-name="ce14" table:formula="of:=[.BE17]/[.$CA17]" office:value-type="float" office:value="17.1876984232311" calcext:value-type="float">
            <text:p>17,1876984232</text:p>
          </table:table-cell>
          <table:table-cell table:number-columns-repeated="3"/>
          <table:table-cell table:style-name="ce3" office:value-type="float" office:value="56.558992" calcext:value-type="float">
            <text:p>56,558992</text:p>
          </table:table-cell>
          <table:table-cell table:style-name="ce14" table:formula="of:=[.BJ17]/[.$CA17]" office:value-type="float" office:value="4.32627122241752" calcext:value-type="float">
            <text:p>4,3262712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50.650878" calcext:value-type="float">
            <text:p>50,650878</text:p>
          </table:table-cell>
          <table:table-cell table:style-name="ce14" table:formula="of:=[.BO17]/[.$CA17]" office:value-type="float" office:value="3.87435186047129" calcext:value-type="float">
            <text:p>3,8743518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3.073381" calcext:value-type="float">
            <text:p>13,073381</text:p>
          </table:table-cell>
          <table:table-cell table:style-name="ce14" table:formula="of:=[.BT17]/[.$CA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073381" calcext:value-type="float">
            <text:p>13,073381</text:p>
          </table:table-cell>
          <table:table-cell table:style-name="ce1"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table:style-name="ce3" office:value-type="float" office:value="0.181516" calcext:value-type="float">
            <text:p>0,181516</text:p>
          </table:table-cell>
          <table:table-cell table:style-name="ce13" table:formula="of:=[.B18]/[.$CA18]" office:value-type="float" office:value="3.20128392797305" calcext:value-type="float">
            <text:p>3,201283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68386" calcext:value-type="float">
            <text:p>0,068386</text:p>
          </table:table-cell>
          <table:table-cell table:style-name="ce14" table:formula="of:=[.G18]/[.$CA18]" office:value-type="float" office:value="1.20608102149874" calcext:value-type="float">
            <text:p>1,20608102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3.353665" calcext:value-type="float">
            <text:p>13,353665</text:p>
          </table:table-cell>
          <table:table-cell table:style-name="ce14" table:formula="of:=[.L18]/[.$CA18]" office:value-type="float" office:value="235.510220278302" calcext:value-type="float">
            <text:p>235,51022027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77474" calcext:value-type="float">
            <text:p>0,077474</text:p>
          </table:table-cell>
          <table:table-cell table:style-name="ce14" table:formula="of:=[.Q18]/[.$CA18]" office:value-type="float" office:value="1.36636038165112" calcext:value-type="float">
            <text:p>1,3663603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64425" calcext:value-type="float">
            <text:p>0,064425</text:p>
          </table:table-cell>
          <table:table-cell table:style-name="ce14" table:formula="of:=[.V18]/[.$CA18]" office:value-type="float" office:value="1.13622334703092" calcext:value-type="float">
            <text:p>1,1362233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.954169" calcext:value-type="float">
            <text:p>1,954169</text:p>
          </table:table-cell>
          <table:table-cell table:style-name="ce14" table:formula="of:=[.AA18]/[.$CA18]" office:value-type="float" office:value="34.4644538897021" calcext:value-type="float">
            <text:p>34,46445388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56701" calcext:value-type="float">
            <text:p>0,056701</text:p>
          </table:table-cell>
          <table:table-cell table:style-name="ce14" table:formula="of:=[.AF18]/[.$CA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84599" calcext:value-type="float">
            <text:p>0,084599</text:p>
          </table:table-cell>
          <table:table-cell table:style-name="ce14" table:formula="of:=[.AK18]/[.$CA18]" office:value-type="float" office:value="1.49201954110157" calcext:value-type="float">
            <text:p>1,492019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691832" calcext:value-type="float">
            <text:p>0,691832</text:p>
          </table:table-cell>
          <table:table-cell table:style-name="ce14" table:formula="of:=[.AP18]/[.$CA18]" office:value-type="float" office:value="12.2014073825858" calcext:value-type="float">
            <text:p>12,20140738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13852" calcext:value-type="float">
            <text:p>0,213852</text:p>
          </table:table-cell>
          <table:table-cell table:style-name="ce14" table:formula="of:=[.AU18]/[.$CA18]" office:value-type="float" office:value="3.77157369358565" calcext:value-type="float">
            <text:p>3,7715736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01032" calcext:value-type="float">
            <text:p>0,201032</text:p>
          </table:table-cell>
          <table:table-cell table:style-name="ce14" table:formula="of:=[.AZ18]/[.$CA18]" office:value-type="float" office:value="3.54547538844112" calcext:value-type="float">
            <text:p>3,54547538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.037695" calcext:value-type="float">
            <text:p>3,037695</text:p>
          </table:table-cell>
          <table:table-cell table:style-name="ce14" table:formula="of:=[.BE18]/[.$CA18]" office:value-type="float" office:value="53.5739228585034" calcext:value-type="float">
            <text:p>53,57392285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32988" calcext:value-type="float">
            <text:p>0,132988</text:p>
          </table:table-cell>
          <table:table-cell table:style-name="ce14" table:formula="of:=[.BJ18]/[.$CA18]" office:value-type="float" office:value="2.345426006596" calcext:value-type="float">
            <text:p>2,34542600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40706" calcext:value-type="float">
            <text:p>0,140706</text:p>
          </table:table-cell>
          <table:table-cell table:style-name="ce14" table:formula="of:=[.BO18]/[.$CA18]" office:value-type="float" office:value="2.48154353538738" calcext:value-type="float">
            <text:p>2,4815435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702249" calcext:value-type="float">
            <text:p>0,702249</text:p>
          </table:table-cell>
          <table:table-cell table:style-name="ce14" table:formula="of:=[.BT18]/[.$CA18]" office:value-type="float" office:value="12.3851254827957" calcext:value-type="float">
            <text:p>12,38512548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6701" calcext:value-type="float">
            <text:p>0,056701</text:p>
          </table:table-cell>
          <table:table-cell table:style-name="ce1"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table:style-name="ce3" office:value-type="float" office:value="7.789742" calcext:value-type="float">
            <text:p>7,789742</text:p>
          </table:table-cell>
          <table:table-cell table:style-name="ce13" table:formula="of:=[.B19]/[.$CA19]" office:value-type="float" office:value="15.9904710879012" calcext:value-type="float">
            <text:p>15,99047108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706947" calcext:value-type="float">
            <text:p>0,706947</text:p>
          </table:table-cell>
          <table:table-cell table:style-name="ce14" table:formula="of:=[.G19]/[.$CA19]" office:value-type="float" office:value="1.45119255094437" calcext:value-type="float">
            <text:p>1,4511925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01.811945" calcext:value-type="float">
            <text:p>201,811945</text:p>
          </table:table-cell>
          <table:table-cell table:style-name="ce14" table:formula="of:=[.L19]/[.$CA19]" office:value-type="float" office:value="414.271495989933" calcext:value-type="float">
            <text:p>414,27149598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324992" calcext:value-type="float">
            <text:p>1,324992</text:p>
          </table:table-cell>
          <table:table-cell table:style-name="ce14" table:formula="of:=[.Q19]/[.$CA19]" office:value-type="float" office:value="2.71989062894515" calcext:value-type="float">
            <text:p>2,719890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592188" calcext:value-type="float">
            <text:p>0,592188</text:p>
          </table:table-cell>
          <table:table-cell table:style-name="ce14" table:formula="of:=[.V19]/[.$CA19]" office:value-type="float" office:value="1.21561986168503" calcext:value-type="float">
            <text:p>1,2156198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2.079892" calcext:value-type="float">
            <text:p>72,079892</text:p>
          </table:table-cell>
          <table:table-cell table:style-name="ce14" table:formula="of:=[.AA19]/[.$CA19]" office:value-type="float" office:value="147.962721877701" calcext:value-type="float">
            <text:p>147,9627218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78044" calcext:value-type="float">
            <text:p>0,78044</text:p>
          </table:table-cell>
          <table:table-cell table:style-name="ce14" table:formula="of:=[.AF19]/[.$CA19]" office:value-type="float" office:value="1.60205604445457" calcext:value-type="float">
            <text:p>1,6020560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487149" calcext:value-type="float">
            <text:p>0,487149</text:p>
          </table:table-cell>
          <table:table-cell table:style-name="ce14" table:formula="of:=[.AK19]/[.$CA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.442365" calcext:value-type="float">
            <text:p>11,442365</text:p>
          </table:table-cell>
          <table:table-cell table:style-name="ce14" table:formula="of:=[.AP19]/[.$CA19]" office:value-type="float" office:value="23.4884296180429" calcext:value-type="float">
            <text:p>23,4884296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.408491" calcext:value-type="float">
            <text:p>2,408491</text:p>
          </table:table-cell>
          <table:table-cell table:style-name="ce14" table:formula="of:=[.AU19]/[.$CA19]" office:value-type="float" office:value="4.94405407791045" calcext:value-type="float">
            <text:p>4,94405407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.886075" calcext:value-type="float">
            <text:p>1,886075</text:p>
          </table:table-cell>
          <table:table-cell table:style-name="ce14" table:formula="of:=[.AZ19]/[.$CA19]" office:value-type="float" office:value="3.87165938963233" calcext:value-type="float">
            <text:p>3,8716593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0.690651" calcext:value-type="float">
            <text:p>250,690651</text:p>
          </table:table-cell>
          <table:table-cell table:style-name="ce14" table:formula="of:=[.BE19]/[.$CA19]" office:value-type="float" office:value="514.607750400801" calcext:value-type="float">
            <text:p>514,6077504008</text:p>
          </table:table-cell>
          <table:table-cell table:number-columns-repeated="3"/>
          <table:table-cell table:style-name="ce3" office:value-type="float" office:value="1.186557" calcext:value-type="float">
            <text:p>1,186557</text:p>
          </table:table-cell>
          <table:table-cell table:style-name="ce14" table:formula="of:=[.BJ19]/[.$CA19]" office:value-type="float" office:value="2.43571679301405" calcext:value-type="float">
            <text:p>2,435716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996835" calcext:value-type="float">
            <text:p>0,996835</text:p>
          </table:table-cell>
          <table:table-cell table:style-name="ce14" table:formula="of:=[.BO19]/[.$CA19]" office:value-type="float" office:value="2.04626305298789" calcext:value-type="float">
            <text:p>2,046263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4.201503" calcext:value-type="float">
            <text:p>184,201503</text:p>
          </table:table-cell>
          <table:table-cell table:style-name="ce14" table:formula="of:=[.BT19]/[.$CA19]" office:value-type="float" office:value="378.121484391839" calcext:value-type="float">
            <text:p>378,12148439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9];[.G19];[.L19];[.Q19];[.V19];[.AA19];[.AF19];[.AK19];[.AP19];[.AU19];[.AZ19];[.BE19];[.BJ19];[.BO19];[.BT19])" office:value-type="float" office:value="0.487149" calcext:value-type="float">
            <text:p>0,487149</text:p>
          </table:table-cell>
          <table:table-cell table:style-name="ce1"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table:style-name="ce3" office:value-type="float" office:value="77.08362" calcext:value-type="float">
            <text:p>77,08362</text:p>
          </table:table-cell>
          <table:table-cell table:style-name="ce13" table:formula="of:=[.B20]/[.$CA20]" office:value-type="float" office:value="722.135389342727" calcext:value-type="float">
            <text:p>722,13538934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348317" calcext:value-type="float">
            <text:p>0,348317</text:p>
          </table:table-cell>
          <table:table-cell table:style-name="ce14" table:formula="of:=[.G20]/[.$CA20]" office:value-type="float" office:value="3.26310612306078" calcext:value-type="float">
            <text:p>3,2631061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39.422576" calcext:value-type="float">
            <text:p>139,422576</text:p>
          </table:table-cell>
          <table:table-cell table:style-name="ce14" table:formula="of:=[.L20]/[.$CA20]" office:value-type="float" office:value="1306.13969871843" calcext:value-type="float">
            <text:p>1306,1396987184</text:p>
          </table:table-cell>
          <table:table-cell table:number-columns-repeated="3"/>
          <table:table-cell table:style-name="ce3" office:value-type="float" office:value="0.808542" calcext:value-type="float">
            <text:p>0,808542</text:p>
          </table:table-cell>
          <table:table-cell table:style-name="ce14" table:formula="of:=[.Q20]/[.$CA20]" office:value-type="float" office:value="7.57458967248745" calcext:value-type="float">
            <text:p>7,57458967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3426" calcext:value-type="float">
            <text:p>0,3426</text:p>
          </table:table-cell>
          <table:table-cell table:style-name="ce14" table:formula="of:=[.V20]/[.$CA20]" office:value-type="float" office:value="3.20954807764371" calcext:value-type="float">
            <text:p>3,20954807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57.922192" calcext:value-type="float">
            <text:p>157,922192</text:p>
          </table:table-cell>
          <table:table-cell table:style-name="ce14" table:formula="of:=[.AA20]/[.$CA20]" office:value-type="float" office:value="1479.44795023608" calcext:value-type="float">
            <text:p>1479,4479502361</text:p>
          </table:table-cell>
          <table:table-cell table:number-columns-repeated="3"/>
          <table:table-cell table:style-name="ce3" office:value-type="float" office:value="0.106744" calcext:value-type="float">
            <text:p>0,106744</text:p>
          </table:table-cell>
          <table:table-cell table:style-name="ce14" table:formula="of:=[.AF20]/[.$CA2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126796" calcext:value-type="float">
            <text:p>0,126796</text:p>
          </table:table-cell>
          <table:table-cell table:style-name="ce14" table:formula="of:=[.AK20]/[.$CA20]" office:value-type="float" office:value="1.18785130780184" calcext:value-type="float">
            <text:p>1,18785130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4.928298" calcext:value-type="float">
            <text:p>164,928298</text:p>
          </table:table-cell>
          <table:table-cell table:style-name="ce14" table:formula="of:=[.AP20]/[.$CA20]" office:value-type="float" office:value="1545.08260885858" calcext:value-type="float">
            <text:p>1545,0826088586</text:p>
          </table:table-cell>
          <table:table-cell table:number-columns-repeated="3"/>
          <table:table-cell table:style-name="ce3" office:value-type="float" office:value="0.351201" calcext:value-type="float">
            <text:p>0,351201</text:p>
          </table:table-cell>
          <table:table-cell table:style-name="ce14" table:formula="of:=[.AU20]/[.$CA20]" office:value-type="float" office:value="3.29012403507457" calcext:value-type="float">
            <text:p>3,29012403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319632" calcext:value-type="float">
            <text:p>0,319632</text:p>
          </table:table-cell>
          <table:table-cell table:style-name="ce14" table:formula="of:=[.AZ20]/[.$CA20]" office:value-type="float" office:value="2.9943790751705" calcext:value-type="float">
            <text:p>2,99437907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1.59129" calcext:value-type="float">
            <text:p>161,59129</text:p>
          </table:table-cell>
          <table:table-cell table:style-name="ce14" table:formula="of:=[.BE20]/[.$CA20]" office:value-type="float" office:value="1513.82082365285" calcext:value-type="float">
            <text:p>1513,8208236529</text:p>
          </table:table-cell>
          <table:table-cell table:number-columns-repeated="3"/>
          <table:table-cell table:style-name="ce3" office:value-type="float" office:value="0.24419" calcext:value-type="float">
            <text:p>0,24419</text:p>
          </table:table-cell>
          <table:table-cell table:style-name="ce14" table:formula="of:=[.BJ20]/[.$CA20]" office:value-type="float" office:value="2.28762272352544" calcext:value-type="float">
            <text:p>2,28762272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20135" calcext:value-type="float">
            <text:p>0,20135</text:p>
          </table:table-cell>
          <table:table-cell table:style-name="ce14" table:formula="of:=[.BO20]/[.$CA20]" office:value-type="float" office:value="1.88628869069924" calcext:value-type="float">
            <text:p>1,88628869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3.554344" calcext:value-type="float">
            <text:p>163,554344</text:p>
          </table:table-cell>
          <table:table-cell table:style-name="ce14" table:formula="of:=[.BT20]/[.$CA20]" office:value-type="float" office:value="1532.2111219366" calcext:value-type="float">
            <text:p>1532,21112193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06744" calcext:value-type="float">
            <text:p>0,106744</text:p>
          </table:table-cell>
          <table:table-cell table:style-name="ce1"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table:style-name="ce3" office:value-type="float" office:value="3.346158" calcext:value-type="float">
            <text:p>3,346158</text:p>
          </table:table-cell>
          <table:table-cell table:style-name="ce13" table:formula="of:=[.B21]/[.$CA21]" office:value-type="float" office:value="50.4867075047527" calcext:value-type="float">
            <text:p>50,48670750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91653" calcext:value-type="float">
            <text:p>0,091653</text:p>
          </table:table-cell>
          <table:table-cell table:style-name="ce14" table:formula="of:=[.G21]/[.$CA21]" office:value-type="float" office:value="1.38285705664021" calcext:value-type="float">
            <text:p>1,38285705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894118" calcext:value-type="float">
            <text:p>2,894118</text:p>
          </table:table-cell>
          <table:table-cell table:style-name="ce14" table:formula="of:=[.L21]/[.$CA21]" office:value-type="float" office:value="43.6663447901264" calcext:value-type="float">
            <text:p>43,6663447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07373" calcext:value-type="float">
            <text:p>0,107373</text:p>
          </table:table-cell>
          <table:table-cell table:style-name="ce14" table:formula="of:=[.Q21]/[.$CA21]" office:value-type="float" office:value="1.62003983222185" calcext:value-type="float">
            <text:p>1,6200398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8463" calcext:value-type="float">
            <text:p>0,08463</text:p>
          </table:table-cell>
          <table:table-cell table:style-name="ce14" table:formula="of:=[.V21]/[.$CA21]" office:value-type="float" office:value="1.27689429373246" calcext:value-type="float">
            <text:p>1,2768942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.897882" calcext:value-type="float">
            <text:p>1,897882</text:p>
          </table:table-cell>
          <table:table-cell table:style-name="ce14" table:formula="of:=[.AA21]/[.$CA21]" office:value-type="float" office:value="28.6351730589336" calcext:value-type="float">
            <text:p>28,63517305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66278" calcext:value-type="float">
            <text:p>0,066278</text:p>
          </table:table-cell>
          <table:table-cell table:style-name="ce14" table:formula="of:=[.AF21]/[.$CA2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66589" calcext:value-type="float">
            <text:p>0,066589</text:p>
          </table:table-cell>
          <table:table-cell table:style-name="ce14" table:formula="of:=[.AK21]/[.$CA21]" office:value-type="float" office:value="1.00469235643803" calcext:value-type="float">
            <text:p>1,0046923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2702" calcext:value-type="float">
            <text:p>0,52702</text:p>
          </table:table-cell>
          <table:table-cell table:style-name="ce14" table:formula="of:=[.AP21]/[.$CA21]" office:value-type="float" office:value="7.95165816711428" calcext:value-type="float">
            <text:p>7,95165816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93984" calcext:value-type="float">
            <text:p>0,193984</text:p>
          </table:table-cell>
          <table:table-cell table:style-name="ce14" table:formula="of:=[.AU21]/[.$CA21]" office:value-type="float" office:value="2.92682338030719" calcext:value-type="float">
            <text:p>2,92682338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873" calcext:value-type="float">
            <text:p>0,1873</text:p>
          </table:table-cell>
          <table:table-cell table:style-name="ce14" table:formula="of:=[.AZ21]/[.$CA21]" office:value-type="float" office:value="2.82597543679652" calcext:value-type="float">
            <text:p>2,82597543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.733222" calcext:value-type="float">
            <text:p>2,733222</text:p>
          </table:table-cell>
          <table:table-cell table:style-name="ce14" table:formula="of:=[.BE21]/[.$CA21]" office:value-type="float" office:value="41.2387519237153" calcext:value-type="float">
            <text:p>41,23875192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23792" calcext:value-type="float">
            <text:p>0,123792</text:p>
          </table:table-cell>
          <table:table-cell table:style-name="ce14" table:formula="of:=[.BJ21]/[.$CA21]" office:value-type="float" office:value="1.86776909381695" calcext:value-type="float">
            <text:p>1,86776909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38154" calcext:value-type="float">
            <text:p>0,138154</text:p>
          </table:table-cell>
          <table:table-cell table:style-name="ce14" table:formula="of:=[.BO21]/[.$CA21]" office:value-type="float" office:value="2.08446241588461" calcext:value-type="float">
            <text:p>2,0844624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701427" calcext:value-type="float">
            <text:p>0,701427</text:p>
          </table:table-cell>
          <table:table-cell table:style-name="ce14" table:formula="of:=[.BT21]/[.$CA21]" office:value-type="float" office:value="10.5831044992305" calcext:value-type="float">
            <text:p>10,58310449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066278" calcext:value-type="float">
            <text:p>0,066278</text:p>
          </table:table-cell>
          <table:table-cell table:style-name="ce1"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style-name="ce3" office:value-type="float" office:value="38.437115" calcext:value-type="float">
            <text:p>38,437115</text:p>
          </table:table-cell>
          <table:table-cell table:style-name="ce13" table:formula="of:=[.B22]/[.$CA22]" office:value-type="float" office:value="38.9920894085519" calcext:value-type="float">
            <text:p>38,99208940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.709445" calcext:value-type="float">
            <text:p>1,709445</text:p>
          </table:table-cell>
          <table:table-cell table:style-name="ce14" table:formula="of:=[.G22]/[.$CA22]" office:value-type="float" office:value="1.73412682713055" calcext:value-type="float">
            <text:p>1,73412682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.567221" calcext:value-type="float">
            <text:p>42,567221</text:p>
          </table:table-cell>
          <table:table-cell table:style-name="ce14" table:formula="of:=[.L22]/[.$CA22]" office:value-type="float" office:value="43.1818279573165" calcext:value-type="float">
            <text:p>43,18182795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.039891" calcext:value-type="float">
            <text:p>5,039891</text:p>
          </table:table-cell>
          <table:table-cell table:style-name="ce14" table:formula="of:=[.Q22]/[.$CA22]" office:value-type="float" office:value="5.11265948241319" calcext:value-type="float">
            <text:p>5,11265948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985767" calcext:value-type="float">
            <text:p>0,985767</text:p>
          </table:table-cell>
          <table:table-cell table:style-name="ce14" table:formula="of:=[.V22]/[.$CA2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3.587046" calcext:value-type="float">
            <text:p>33,587046</text:p>
          </table:table-cell>
          <table:table-cell table:style-name="ce14" table:formula="of:=[.AA22]/[.$CA22]" office:value-type="float" office:value="34.0719926716963" calcext:value-type="float">
            <text:p>34,07199267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5.795084" calcext:value-type="float">
            <text:p>15,795084</text:p>
          </table:table-cell>
          <table:table-cell table:style-name="ce14" table:formula="of:=[.AF22]/[.$CA22]" office:value-type="float" office:value="16.0231413711354" calcext:value-type="float">
            <text:p>16,02314137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.110642" calcext:value-type="float">
            <text:p>8,110642</text:p>
          </table:table-cell>
          <table:table-cell table:style-name="ce14" table:formula="of:=[.AK22]/[.$CA22]" office:value-type="float" office:value="8.22774753060308" calcext:value-type="float">
            <text:p>8,2277475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5.775693" calcext:value-type="float">
            <text:p>105,775693</text:p>
          </table:table-cell>
          <table:table-cell table:style-name="ce14" table:formula="of:=[.AP22]/[.$CA22]" office:value-type="float" office:value="107.302935683584" calcext:value-type="float">
            <text:p>107,30293568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6.868448" calcext:value-type="float">
            <text:p>96,868448</text:p>
          </table:table-cell>
          <table:table-cell table:style-name="ce14" table:formula="of:=[.AU22]/[.$CA22]" office:value-type="float" office:value="98.2670833980038" calcext:value-type="float">
            <text:p>98,2670833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.124038" calcext:value-type="float">
            <text:p>45,124038</text:p>
          </table:table-cell>
          <table:table-cell table:style-name="ce14" table:formula="of:=[.AZ22]/[.$CA22]" office:value-type="float" office:value="45.7755615677944" calcext:value-type="float">
            <text:p>45,77556156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5.484255" calcext:value-type="float">
            <text:p>165,484255</text:p>
          </table:table-cell>
          <table:table-cell table:style-name="ce14" table:formula="of:=[.BE22]/[.$CA22]" office:value-type="float" office:value="167.873599948061" calcext:value-type="float">
            <text:p>167,87359994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6.468038" calcext:value-type="float">
            <text:p>36,468038</text:p>
          </table:table-cell>
          <table:table-cell table:style-name="ce14" table:formula="of:=[.BJ22]/[.$CA22]" office:value-type="float" office:value="36.9945818839543" calcext:value-type="float">
            <text:p>36,9945818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7.43179" calcext:value-type="float">
            <text:p>17,43179</text:p>
          </table:table-cell>
          <table:table-cell table:style-name="ce14" table:formula="of:=[.BO22]/[.$CA22]" office:value-type="float" office:value="17.6834789559805" calcext:value-type="float">
            <text:p>17,683478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59.528076" calcext:value-type="float">
            <text:p>159,528076</text:p>
          </table:table-cell>
          <table:table-cell table:style-name="ce14" table:formula="of:=[.BT22]/[.$CA22]" office:value-type="float" office:value="161.831422638413" calcext:value-type="float">
            <text:p>161,83142263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985767" calcext:value-type="float">
            <text:p>0,985767</text:p>
          </table:table-cell>
          <table:table-cell table:style-name="ce1"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table:style-name="ce3" office:value-type="float" office:value="167.700734" calcext:value-type="float">
            <text:p>167,700734</text:p>
          </table:table-cell>
          <table:table-cell table:style-name="ce13" table:formula="of:=[.B23]/[.$CA23]" office:value-type="float" office:value="11.0106992406853" calcext:value-type="float">
            <text:p>11,0106992407</text:p>
          </table:table-cell>
          <table:table-cell table:number-columns-repeated="3"/>
          <table:table-cell table:style-name="ce3" office:value-type="float" office:value="31.91194" calcext:value-type="float">
            <text:p>31,91194</text:p>
          </table:table-cell>
          <table:table-cell table:style-name="ce14" table:formula="of:=[.G23]/[.$CA23]" office:value-type="float" office:value="2.09523694468024" calcext:value-type="float">
            <text:p>2,09523694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9.216784" calcext:value-type="float">
            <text:p>249,216784</text:p>
          </table:table-cell>
          <table:table-cell table:style-name="ce14" table:formula="of:=[.L23]/[.$CA23]" office:value-type="float" office:value="16.3627849974397" calcext:value-type="float">
            <text:p>16,3627849974</text:p>
          </table:table-cell>
          <table:table-cell table:number-columns-repeated="3"/>
          <table:table-cell table:style-name="ce3" office:value-type="float" office:value="82.817662" calcext:value-type="float">
            <text:p>82,817662</text:p>
          </table:table-cell>
          <table:table-cell table:style-name="ce14" table:formula="of:=[.Q23]/[.$CA23]" office:value-type="float" office:value="5.43754547966815" calcext:value-type="float">
            <text:p>5,43754547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5.230707" calcext:value-type="float">
            <text:p>15,230707</text:p>
          </table:table-cell>
          <table:table-cell table:style-name="ce14" table:formula="of:=[.V23]/[.$CA2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39.321587" calcext:value-type="float">
            <text:p>239,321587</text:p>
          </table:table-cell>
          <table:table-cell table:style-name="ce14" table:formula="of:=[.AA23]/[.$CA23]" office:value-type="float" office:value="15.7130976913941" calcext:value-type="float">
            <text:p>15,7130976914</text:p>
          </table:table-cell>
          <table:table-cell table:number-columns-repeated="3"/>
          <table:table-cell table:style-name="ce3" office:value-type="float" office:value="45.775445" calcext:value-type="float">
            <text:p>45,775445</text:p>
          </table:table-cell>
          <table:table-cell table:style-name="ce14" table:formula="of:=[.AF23]/[.$CA23]" office:value-type="float" office:value="3.00547079002964" calcext:value-type="float">
            <text:p>3,005470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9.682963" calcext:value-type="float">
            <text:p>19,682963</text:p>
          </table:table-cell>
          <table:table-cell table:style-name="ce14" table:formula="of:=[.AK23]/[.$CA23]" office:value-type="float" office:value="1.29232103276624" calcext:value-type="float">
            <text:p>1,29232103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61.302859" calcext:value-type="float">
            <text:p>261,302859</text:p>
          </table:table-cell>
          <table:table-cell table:style-name="ce14" table:formula="of:=[.AP23]/[.$CA23]" office:value-type="float" office:value="17.1563184164727" calcext:value-type="float">
            <text:p>17,1563184165</text:p>
          </table:table-cell>
          <table:table-cell table:number-columns-repeated="3"/>
          <table:table-cell table:style-name="ce3" office:value-type="float" office:value="69.760297" calcext:value-type="float">
            <text:p>69,760297</text:p>
          </table:table-cell>
          <table:table-cell table:style-name="ce14" table:formula="of:=[.AU23]/[.$CA23]" office:value-type="float" office:value="4.58024023441591" calcext:value-type="float">
            <text:p>4,58024023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2.75368" calcext:value-type="float">
            <text:p>32,75368</text:p>
          </table:table-cell>
          <table:table-cell table:style-name="ce14" table:formula="of:=[.AZ23]/[.$CA23]" office:value-type="float" office:value="2.15050292806499" calcext:value-type="float">
            <text:p>2,15050292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50.629963" calcext:value-type="float">
            <text:p>250,629963</text:p>
          </table:table-cell>
          <table:table-cell table:style-name="ce14" table:formula="of:=[.BE23]/[.$CA23]" office:value-type="float" office:value="16.4555698563435" calcext:value-type="float">
            <text:p>16,4555698563</text:p>
          </table:table-cell>
          <table:table-cell table:number-columns-repeated="3"/>
          <table:table-cell table:style-name="ce3" office:value-type="float" office:value="34.763813" calcext:value-type="float">
            <text:p>34,763813</text:p>
          </table:table-cell>
          <table:table-cell table:style-name="ce14" table:formula="of:=[.BJ23]/[.$CA23]" office:value-type="float" office:value="2.28248189660532" calcext:value-type="float">
            <text:p>2,28248189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4.588991" calcext:value-type="float">
            <text:p>24,588991</text:p>
          </table:table-cell>
          <table:table-cell table:style-name="ce14" table:formula="of:=[.BO23]/[.$CA23]" office:value-type="float" office:value="1.61443529837453" calcext:value-type="float">
            <text:p>1,61443529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51.105725" calcext:value-type="float">
            <text:p>251,105725</text:p>
          </table:table-cell>
          <table:table-cell table:style-name="ce14" table:formula="of:=[.BT23]/[.$CA23]" office:value-type="float" office:value="16.4868068829635" calcext:value-type="float">
            <text:p>16,486806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3];[.G23];[.L23];[.Q23];[.V23];[.AA23];[.AF23];[.AK23];[.AP23];[.AU23];[.AZ23];[.BE23];[.BJ23];[.BO23];[.BT23])" office:value-type="float" office:value="15.230707" calcext:value-type="float">
            <text:p>15,230707</text:p>
          </table:table-cell>
          <table:table-cell table:style-name="ce1"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" office:value-type="float" office:value="0.686694" calcext:value-type="float">
            <text:p>0,686694</text:p>
          </table:table-cell>
          <table:table-cell table:style-name="ce13" table:formula="of:=[.B24]/[.$CA24]" office:value-type="float" office:value="2.78086945957438" calcext:value-type="float">
            <text:p>2,78086945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43281" calcext:value-type="float">
            <text:p>0,343281</text:p>
          </table:table-cell>
          <table:table-cell table:style-name="ce14" table:formula="of:=[.G24]/[.$CA24]" office:value-type="float" office:value="1.39016745297345" calcext:value-type="float">
            <text:p>1,3901674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905027" calcext:value-type="float">
            <text:p>1,905027</text:p>
          </table:table-cell>
          <table:table-cell table:style-name="ce14" table:formula="of:=[.L24]/[.$CA24]" office:value-type="float" office:value="7.71469010063377" calcext:value-type="float">
            <text:p>7,71469010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6598" calcext:value-type="float">
            <text:p>0,36598</text:p>
          </table:table-cell>
          <table:table-cell table:style-name="ce14" table:formula="of:=[.Q24]/[.$CA24]" office:value-type="float" office:value="1.48209042865531" calcext:value-type="float">
            <text:p>1,48209042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318571" calcext:value-type="float">
            <text:p>0,318571</text:p>
          </table:table-cell>
          <table:table-cell table:style-name="ce14" table:formula="of:=[.V24]/[.$CA24]" office:value-type="float" office:value="1.29010063377002" calcext:value-type="float">
            <text:p>1,290100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113417" calcext:value-type="float">
            <text:p>2,113417</text:p>
          </table:table-cell>
          <table:table-cell table:style-name="ce14" table:formula="of:=[.AA24]/[.$CA24]" office:value-type="float" office:value="8.55859639176301" calcext:value-type="float">
            <text:p>8,5585963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65767" calcext:value-type="float">
            <text:p>0,265767</text:p>
          </table:table-cell>
          <table:table-cell table:style-name="ce14" table:formula="of:=[.AF24]/[.$CA24]" office:value-type="float" office:value="1.07626298418612" calcext:value-type="float">
            <text:p>1,0762629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46935" calcext:value-type="float">
            <text:p>0,246935</text:p>
          </table:table-cell>
          <table:table-cell table:style-name="ce14" table:formula="of:=[.AK24]/[.$CA2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98973" calcext:value-type="float">
            <text:p>0,798973</text:p>
          </table:table-cell>
          <table:table-cell table:style-name="ce14" table:formula="of:=[.AP24]/[.$CA24]" office:value-type="float" office:value="3.23555996517302" calcext:value-type="float">
            <text:p>3,23555996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948557" calcext:value-type="float">
            <text:p>0,948557</text:p>
          </table:table-cell>
          <table:table-cell table:style-name="ce14" table:formula="of:=[.AU24]/[.$CA24]" office:value-type="float" office:value="3.84132261526313" calcext:value-type="float">
            <text:p>3,8413226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724563" calcext:value-type="float">
            <text:p>0,724563</text:p>
          </table:table-cell>
          <table:table-cell table:style-name="ce14" table:formula="of:=[.AZ24]/[.$CA24]" office:value-type="float" office:value="2.93422560592869" calcext:value-type="float">
            <text:p>2,9342256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60.102119" calcext:value-type="float">
            <text:p>60,102119</text:p>
          </table:table-cell>
          <table:table-cell table:style-name="ce14" table:formula="of:=[.BE24]/[.$CA24]" office:value-type="float" office:value="243.392467653431" calcext:value-type="float">
            <text:p>243,39246765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762694" calcext:value-type="float">
            <text:p>0,762694</text:p>
          </table:table-cell>
          <table:table-cell table:style-name="ce14" table:formula="of:=[.BJ24]/[.$CA24]" office:value-type="float" office:value="3.08864276024055" calcext:value-type="float">
            <text:p>3,0886427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84765" calcext:value-type="float">
            <text:p>0,584765</text:p>
          </table:table-cell>
          <table:table-cell table:style-name="ce14" table:formula="of:=[.BO24]/[.$CA24]" office:value-type="float" office:value="2.36809281794804" calcext:value-type="float">
            <text:p>2,36809281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0.197175" calcext:value-type="float">
            <text:p>30,197175</text:p>
          </table:table-cell>
          <table:table-cell table:style-name="ce14" table:formula="of:=[.BT24]/[.$CA24]" office:value-type="float" office:value="122.287950270314" calcext:value-type="float">
            <text:p>122,28795027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46935" calcext:value-type="float">
            <text:p>0,246935</text:p>
          </table:table-cell>
          <table:table-cell table:style-name="ce1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2:.B24])" office:value-type="float" office:value="29.0566186521739" calcext:value-type="float">
            <text:p>29,0566186522</text:p>
          </table:table-cell>
          <table:table-cell table:number-columns-repeated="4"/>
          <table:table-cell table:formula="of:=AVERAGE([.G2:.G24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2:.L24])" office:value-type="float" office:value="72.2893446521739" calcext:value-type="float">
            <text:p>72,2893446522</text:p>
          </table:table-cell>
          <table:table-cell table:number-columns-repeated="3"/>
          <table:table-cell table:style-name="ce1"/>
          <table:table-cell table:formula="of:=AVERAGE([.Q2:.Q24])" office:value-type="float" office:value="20.0032616521739" calcext:value-type="float">
            <text:p>20,0032616522</text:p>
          </table:table-cell>
          <table:table-cell table:number-columns-repeated="4"/>
          <table:table-cell table:formula="of:=AVERAGE([.V2:.V24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2:.AA24])" office:value-type="float" office:value="62.1202139565217" calcext:value-type="float">
            <text:p>62,1202139565</text:p>
          </table:table-cell>
          <table:table-cell table:number-columns-repeated="3"/>
          <table:table-cell table:style-name="ce1"/>
          <table:table-cell table:formula="of:=AVERAGE([.AF2:.AF24])" office:value-type="float" office:value="28.6979273043478" calcext:value-type="float">
            <text:p>28,6979273043</text:p>
          </table:table-cell>
          <table:table-cell table:number-columns-repeated="4"/>
          <table:table-cell table:formula="of:=AVERAGE([.AK2:.AK24])" office:value-type="float" office:value="27.6509456521739" calcext:value-type="float">
            <text:p>27,6509456522</text:p>
          </table:table-cell>
          <table:table-cell table:number-columns-repeated="4"/>
          <table:table-cell table:formula="of:=AVERAGE([.AP2:.AP24])" office:value-type="float" office:value="122.237976782609" calcext:value-type="float">
            <text:p>122,2379767826</text:p>
          </table:table-cell>
          <table:table-cell table:number-columns-repeated="3"/>
          <table:table-cell table:style-name="ce1"/>
          <table:table-cell table:formula="of:=AVERAGE([.AU2:.AU24])" office:value-type="float" office:value="34.3993540434783" calcext:value-type="float">
            <text:p>34,3993540435</text:p>
          </table:table-cell>
          <table:table-cell table:number-columns-repeated="4"/>
          <table:table-cell table:formula="of:=AVERAGE([.AZ2:.AZ24])" office:value-type="float" office:value="29.4221016521739" calcext:value-type="float">
            <text:p>29,4221016522</text:p>
          </table:table-cell>
          <table:table-cell table:number-columns-repeated="4"/>
          <table:table-cell table:formula="of:=AVERAGE([.BE2:.BE24])" office:value-type="float" office:value="111.30325726087" calcext:value-type="float">
            <text:p>111,3032572609</text:p>
          </table:table-cell>
          <table:table-cell table:number-columns-repeated="3"/>
          <table:table-cell table:style-name="ce1"/>
          <table:table-cell table:formula="of:=AVERAGE([.BJ2:.BJ24])" office:value-type="float" office:value="33.1758956956522" calcext:value-type="float">
            <text:p>33,1758956957</text:p>
          </table:table-cell>
          <table:table-cell table:number-columns-repeated="4"/>
          <table:table-cell table:formula="of:=AVERAGE([.BO2:.BO24])" office:value-type="float" office:value="27.4562091304348" calcext:value-type="float">
            <text:p>27,4562091304</text:p>
          </table:table-cell>
          <table:table-cell table:number-columns-repeated="4"/>
          <table:table-cell table:formula="of:=AVERAGE([.BT2:.BT24])" office:value-type="float" office:value="135.89875926087" calcext:value-type="float">
            <text:p>135,8987592609</text:p>
          </table:table-cell>
          <table:table-cell table:number-columns-repeated="6"/>
          <table:table-cell table:formula="of:=(COUNTIF([.CA2:.CA24];&quot;&lt;=1&quot;))/23" office:value-type="float" office:value="0.782608695652174" calcext:value-type="float">
            <text:p>0,78260869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formula="of:=COUNTA([.AC2:.AC24])" office:value-type="float" office:value="18" calcext:value-type="float">
            <text:p>18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G2:.BG24])" office:value-type="float" office:value="16" calcext:value-type="float">
            <text:p>16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8/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2:.B6];[.B8:.B22];[.B24])" office:value-type="float" office:value="14.1897428571429" calcext:value-type="float">
            <text:p>14,1897428571</text:p>
          </table:table-cell>
          <table:table-cell table:number-columns-repeated="4"/>
          <table:table-cell table:formula="of:=AVERAGE([.G2:.G24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2:.L6];[.L8:.L14];[.L17:.L19];[.L21:.L22];[.L24])" office:value-type="float" office:value="30.2598946666667" calcext:value-type="float">
            <text:p>30,2598946667</text:p>
          </table:table-cell>
          <table:table-cell table:number-columns-repeated="3"/>
          <table:table-cell table:style-name="ce1"/>
          <table:table-cell table:formula="of:=AVERAGE([.Q2:.Q6];[.Q8:.Q24])" office:value-type="float" office:value="9.84107545454545" calcext:value-type="float">
            <text:p>9,8410754545</text:p>
          </table:table-cell>
          <table:table-cell table:number-columns-repeated="4"/>
          <table:table-cell table:formula="of:=AVERAGE([.V2:.V24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2:.AA6];[.AA8:.AA14];[.AA17:.AA19];[.AA21:.AA22];[.AA24])" office:value-type="float" office:value="19.1873492222222" calcext:value-type="float">
            <text:p>19,1873492222</text:p>
          </table:table-cell>
          <table:table-cell table:number-columns-repeated="3"/>
          <table:table-cell table:style-name="ce1"/>
          <table:table-cell table:formula="of:=AVERAGE([.AF2:.AF6];[.AF8:.AF24])" office:value-type="float" office:value="19.0970361363636" calcext:value-type="float">
            <text:p>19,0970361364</text:p>
          </table:table-cell>
          <table:table-cell table:number-columns-repeated="4"/>
          <table:table-cell table:formula="of:=AVERAGE([.AK2:.AK6];[.AK8:.AK24])" office:value-type="float" office:value="13.6700403181818" calcext:value-type="float">
            <text:p>13,6700403182</text:p>
          </table:table-cell>
          <table:table-cell table:number-columns-repeated="4"/>
          <table:table-cell table:formula="of:=AVERAGE([.AP2:.AP4];[.AP6];[.AP8:.AP10];[.AP12:.AP14];[.AP18:.AP19];[.AP21:.AP22];[.AP24])" office:value-type="float" office:value="9.08134526666666" calcext:value-type="float">
            <text:p>9,0813452667</text:p>
          </table:table-cell>
          <table:table-cell table:number-columns-repeated="3"/>
          <table:table-cell table:style-name="ce1"/>
          <table:table-cell table:formula="of:=AVERAGE([.AU2:.AU6];[.AU8:.AU12];[.AU14:.AU24])" office:value-type="float" office:value="13.1929097619048" calcext:value-type="float">
            <text:p>13,1929097619</text:p>
          </table:table-cell>
          <table:table-cell table:number-columns-repeated="4"/>
          <table:table-cell table:formula="of:=AVERAGE([.AZ2:.AZ6];[.AZ8:.AZ24])" office:value-type="float" office:value="14.5015793181818" calcext:value-type="float">
            <text:p>14,5015793182</text:p>
          </table:table-cell>
          <table:table-cell table:number-columns-repeated="4"/>
          <table:table-cell table:formula="of:=AVERAGE([.BE2:.BE4];[.BE6];[.BE8:.BE10];[.BE12:.BE14];[.BE16];[.BE18];[.BE21:.BE22];[.BE24])" office:value-type="float" office:value="16.5451458" calcext:value-type="float">
            <text:p>16,5451458</text:p>
          </table:table-cell>
          <table:table-cell table:number-columns-repeated="3"/>
          <table:table-cell table:style-name="ce1"/>
          <table:table-cell table:formula="of:=AVERAGE([.BJ2:.BJ6];[.BJ8:.BJ24])" office:value-type="float" office:value="22.7394236363636" calcext:value-type="float">
            <text:p>22,7394236364</text:p>
          </table:table-cell>
          <table:table-cell table:number-columns-repeated="4"/>
          <table:table-cell table:formula="of:=AVERAGE([.BO2:.BO6];[.BO8:.BO24])" office:value-type="float" office:value="11.963372" calcext:value-type="float">
            <text:p>11,963372</text:p>
          </table:table-cell>
          <table:table-cell table:number-columns-repeated="4"/>
          <table:table-cell table:formula="of:=AVERAGE([.BT2:.BT4];[.BT6];[.BT8:.BT10];[.BT12:.BT14];[.BT16:.BT19];[.BT21:.BT22];[.BT24])" office:value-type="float" office:value="23.8689359411765" calcext:value-type="float">
            <text:p>23,868935941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2:.B24])" office:value-type="float" office:value="0.686694" calcext:value-type="float">
            <text:p>0,686694</text:p>
          </table:table-cell>
          <table:table-cell table:number-columns-repeated="4"/>
          <table:table-cell table:formula="of:=MEDIAN([.G2:.G24])" office:value-type="float" office:value="0.283222" calcext:value-type="float">
            <text:p>0,283222</text:p>
          </table:table-cell>
          <table:table-cell table:number-columns-repeated="4"/>
          <table:table-cell table:formula="of:=MEDIAN([.L2:.L24])" office:value-type="float" office:value="7.575971" calcext:value-type="float">
            <text:p>7,575971</text:p>
          </table:table-cell>
          <table:table-cell table:number-columns-repeated="3"/>
          <table:table-cell table:style-name="ce1"/>
          <table:table-cell table:formula="of:=MEDIAN([.Q2:.Q24])" office:value-type="float" office:value="0.26598" calcext:value-type="float">
            <text:p>0,26598</text:p>
          </table:table-cell>
          <table:table-cell table:number-columns-repeated="4"/>
          <table:table-cell table:formula="of:=MEDIAN([.V2:.V24])" office:value-type="float" office:value="0.240157" calcext:value-type="float">
            <text:p>0,240157</text:p>
          </table:table-cell>
          <table:table-cell table:number-columns-repeated="4"/>
          <table:table-cell table:formula="of:=MEDIAN([.AA2:.AA24])" office:value-type="float" office:value="2.625519" calcext:value-type="float">
            <text:p>2,625519</text:p>
          </table:table-cell>
          <table:table-cell table:number-columns-repeated="3"/>
          <table:table-cell table:style-name="ce1"/>
          <table:table-cell table:formula="of:=MEDIAN([.AF2:.AF24])" office:value-type="float" office:value="0.149289" calcext:value-type="float">
            <text:p>0,149289</text:p>
          </table:table-cell>
          <table:table-cell table:number-columns-repeated="4"/>
          <table:table-cell table:formula="of:=MEDIAN([.AK2:.AK24])" office:value-type="float" office:value="0.167201" calcext:value-type="float">
            <text:p>0,167201</text:p>
          </table:table-cell>
          <table:table-cell table:number-columns-repeated="4"/>
          <table:table-cell table:formula="of:=MEDIAN([.AP2:.AP24])" office:value-type="float" office:value="3.496947" calcext:value-type="float">
            <text:p>3,496947</text:p>
          </table:table-cell>
          <table:table-cell table:number-columns-repeated="3"/>
          <table:table-cell table:style-name="ce1"/>
          <table:table-cell table:formula="of:=MEDIAN([.AU2:.AU24])" office:value-type="float" office:value="0.391844" calcext:value-type="float">
            <text:p>0,391844</text:p>
          </table:table-cell>
          <table:table-cell table:number-columns-repeated="4"/>
          <table:table-cell table:formula="of:=MEDIAN([.AZ2:.AZ24])" office:value-type="float" office:value="0.34018" calcext:value-type="float">
            <text:p>0,34018</text:p>
          </table:table-cell>
          <table:table-cell table:number-columns-repeated="4"/>
          <table:table-cell table:formula="of:=MEDIAN([.BE2:.BE24])" office:value-type="float" office:value="3.037695" calcext:value-type="float">
            <text:p>3,037695</text:p>
          </table:table-cell>
          <table:table-cell table:number-columns-repeated="3"/>
          <table:table-cell table:style-name="ce1"/>
          <table:table-cell table:formula="of:=MEDIAN([.BJ2:.BJ24])" office:value-type="float" office:value="0.24419" calcext:value-type="float">
            <text:p>0,24419</text:p>
          </table:table-cell>
          <table:table-cell table:number-columns-repeated="4"/>
          <table:table-cell table:formula="of:=MEDIAN([.BO2:.BO24])" office:value-type="float" office:value="0.20135" calcext:value-type="float">
            <text:p>0,20135</text:p>
          </table:table-cell>
          <table:table-cell table:number-columns-repeated="4"/>
          <table:table-cell table:formula="of:=MEDIAN([.BT2:.BT24])" office:value-type="float" office:value="2.763122" calcext:value-type="float">
            <text:p>2,76312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2:.B24])" office:value-type="float" office:value="0.000776" calcext:value-type="float">
            <text:p>0,000776</text:p>
          </table:table-cell>
          <table:table-cell table:number-columns-repeated="4"/>
          <table:table-cell table:formula="of:=MIN([.G2:.G24])" office:value-type="float" office:value="0.000848" calcext:value-type="float">
            <text:p>0,000848</text:p>
          </table:table-cell>
          <table:table-cell table:number-columns-repeated="4"/>
          <table:table-cell table:formula="of:=MIN([.L2:.L24])" office:value-type="float" office:value="0.000763" calcext:value-type="float">
            <text:p>0,000763</text:p>
          </table:table-cell>
          <table:table-cell table:number-columns-repeated="3"/>
          <table:table-cell table:style-name="ce1"/>
          <table:table-cell table:formula="of:=MIN([.Q2:.Q24])" office:value-type="float" office:value="0.000873" calcext:value-type="float">
            <text:p>0,000873</text:p>
          </table:table-cell>
          <table:table-cell table:number-columns-repeated="4"/>
          <table:table-cell table:formula="of:=MIN([.V2:.V20])" office:value-type="float" office:value="0.000841" calcext:value-type="float">
            <text:p>0,000841</text:p>
          </table:table-cell>
          <table:table-cell table:number-columns-repeated="4"/>
          <table:table-cell table:formula="of:=MIN([.AA2:.AA24])" office:value-type="float" office:value="0.000765" calcext:value-type="float">
            <text:p>0,000765</text:p>
          </table:table-cell>
          <table:table-cell table:number-columns-repeated="3"/>
          <table:table-cell table:style-name="ce1"/>
          <table:table-cell table:formula="of:=MIN([.AF2:.AF24])" office:value-type="float" office:value="0.000748" calcext:value-type="float">
            <text:p>0,000748</text:p>
          </table:table-cell>
          <table:table-cell table:number-columns-repeated="4"/>
          <table:table-cell table:formula="of:=MIN([.AK2:.AK24])" office:value-type="float" office:value="0.001113" calcext:value-type="float">
            <text:p>0,001113</text:p>
          </table:table-cell>
          <table:table-cell table:number-columns-repeated="4"/>
          <table:table-cell table:formula="of:=MIN([.AP2:.AP24])" office:value-type="float" office:value="0.000768" calcext:value-type="float">
            <text:p>0,000768</text:p>
          </table:table-cell>
          <table:table-cell table:number-columns-repeated="3"/>
          <table:table-cell table:style-name="ce1"/>
          <table:table-cell table:formula="of:=MIN([.AU2:.AU24])" office:value-type="float" office:value="0.001031" calcext:value-type="float">
            <text:p>0,001031</text:p>
          </table:table-cell>
          <table:table-cell table:number-columns-repeated="4"/>
          <table:table-cell table:formula="of:=MIN([.AZ2:.AZ24])" office:value-type="float" office:value="0.000868" calcext:value-type="float">
            <text:p>0,000868</text:p>
          </table:table-cell>
          <table:table-cell table:number-columns-repeated="4"/>
          <table:table-cell table:formula="of:=MIN([.BE2:.BE24])" office:value-type="float" office:value="0.000778" calcext:value-type="float">
            <text:p>0,000778</text:p>
          </table:table-cell>
          <table:table-cell table:number-columns-repeated="3"/>
          <table:table-cell table:style-name="ce1"/>
          <table:table-cell table:formula="of:=MIN([.BJ2:.BJ24])" office:value-type="float" office:value="0.000753" calcext:value-type="float">
            <text:p>0,000753</text:p>
          </table:table-cell>
          <table:table-cell table:number-columns-repeated="4"/>
          <table:table-cell table:formula="of:=MIN([.BO2:.BO24])" office:value-type="float" office:value="0.00085" calcext:value-type="float">
            <text:p>0,00085</text:p>
          </table:table-cell>
          <table:table-cell table:number-columns-repeated="4"/>
          <table:table-cell table:formula="of:=MIN([.BT2:.BT24])" office:value-type="float" office:value="0.000834" calcext:value-type="float">
            <text:p>0,000834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/>
          <table:table-cell table:formula="of:=(COUNTIF([.B2:.B24];&quot;&lt;=1&quot;)/COUNT([.B2:.B24]))" office:value-type="float" office:value="0.565217391304348" calcext:value-type="float">
            <text:p>0,5652173913</text:p>
          </table:table-cell>
          <table:table-cell table:number-columns-repeated="4"/>
          <table:table-cell table:formula="of:=(COUNTIF([.G2:.G24];&quot;&lt;=1&quot;)/COUNT([.G2:.G24]))" office:value-type="float" office:value="0.739130434782609" calcext:value-type="float">
            <text:p>0,7391304348</text:p>
          </table:table-cell>
          <table:table-cell table:number-columns-repeated="4"/>
          <table:table-cell table:formula="of:=(COUNTIF([.L2:.L24];&quot;&lt;=1&quot;)/COUNT([.L2:.L24]))" office:value-type="float" office:value="0.217391304347826" calcext:value-type="float">
            <text:p>0,2173913043</text:p>
          </table:table-cell>
          <table:table-cell table:number-columns-repeated="4"/>
          <table:table-cell table:formula="of:=(COUNTIF([.Q2:.Q24];&quot;&lt;=1&quot;)/COUNT([.Q2:.Q24]))" office:value-type="float" office:value="0.695652173913043" calcext:value-type="float">
            <text:p>0,6956521739</text:p>
          </table:table-cell>
          <table:table-cell table:number-columns-repeated="4"/>
          <table:table-cell table:formula="of:=(COUNTIF([.V2:.V24];&quot;&lt;=1&quot;)/COUNT([.V2:.V24]))" office:value-type="float" office:value="0.782608695652174" calcext:value-type="float">
            <text:p>0,7826086957</text:p>
          </table:table-cell>
          <table:table-cell table:number-columns-repeated="4"/>
          <table:table-cell table:formula="of:=(COUNTIF([.AA2:.AA24];&quot;&lt;=1&quot;)/COUNT([.AA2:.AA24]))" office:value-type="float" office:value="0.130434782608696" calcext:value-type="float">
            <text:p>0,1304347826</text:p>
          </table:table-cell>
          <table:table-cell table:number-columns-repeated="4"/>
          <table:table-cell table:formula="of:=(COUNTIF([.AF2:.AF24];&quot;&lt;=1&quot;)/COUNT([.AF2:.AF24]))" office:value-type="float" office:value="0.739130434782609" calcext:value-type="float">
            <text:p>0,7391304348</text:p>
          </table:table-cell>
          <table:table-cell table:number-columns-repeated="4"/>
          <table:table-cell table:formula="of:=(COUNTIF([.AK2:.AK24];&quot;&lt;=1&quot;)/COUNT([.AK2:.AK24]))" office:value-type="float" office:value="0.739130434782609" calcext:value-type="float">
            <text:p>0,7391304348</text:p>
          </table:table-cell>
          <table:table-cell table:number-columns-repeated="4"/>
          <table:table-cell table:formula="of:=(COUNTIF([.AP2:.AP24];&quot;&lt;=1&quot;)/COUNT([.AP2:.AP24]))" office:value-type="float" office:value="0.347826086956522" calcext:value-type="float">
            <text:p>0,347826087</text:p>
          </table:table-cell>
          <table:table-cell table:number-columns-repeated="4"/>
          <table:table-cell table:formula="of:=(COUNTIF([.AU2:.AU24];&quot;&lt;=1&quot;)/COUNT([.AU2:.AU24]))" office:value-type="float" office:value="0.695652173913043" calcext:value-type="float">
            <text:p>0,6956521739</text:p>
          </table:table-cell>
          <table:table-cell table:number-columns-repeated="4"/>
          <table:table-cell table:formula="of:=(COUNTIF([.AZ2:.AZ24];&quot;&lt;=1&quot;)/COUNT([.AZ2:.AZ24]))" office:value-type="float" office:value="0.695652173913043" calcext:value-type="float">
            <text:p>0,6956521739</text:p>
          </table:table-cell>
          <table:table-cell table:number-columns-repeated="4"/>
          <table:table-cell table:formula="of:=(COUNTIF([.BE2:.BE24];&quot;&lt;=1&quot;)/COUNT([.BE2:.BE24]))" office:value-type="float" office:value="0.260869565217391" calcext:value-type="float">
            <text:p>0,2608695652</text:p>
          </table:table-cell>
          <table:table-cell table:number-columns-repeated="4"/>
          <table:table-cell table:formula="of:=(COUNTIF([.BJ2:.BJ24];&quot;&lt;=1&quot;)/COUNT([.BJ2:.BJ24]))" office:value-type="float" office:value="0.695652173913043" calcext:value-type="float">
            <text:p>0,6956521739</text:p>
          </table:table-cell>
          <table:table-cell table:number-columns-repeated="4"/>
          <table:table-cell table:formula="of:=(COUNTIF([.BO2:.BO24];&quot;&lt;=1&quot;)/COUNT([.BO2:.BO24]))" office:value-type="float" office:value="0.739130434782609" calcext:value-type="float">
            <text:p>0,7391304348</text:p>
          </table:table-cell>
          <table:table-cell table:number-columns-repeated="4"/>
          <table:table-cell table:formula="of:=(COUNTIF([.BT2:.BT24];&quot;&lt;=1&quot;)/COUNT([.BT2:.BT24]))" office:value-type="float" office:value="0.347826086956522" calcext:value-type="float">
            <text:p>0,347826087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776" calcext:value-type="float">
            <text:p>0,000776</text:p>
          </table:table-cell>
          <table:table-cell table:number-columns-repeated="7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288405" calcext:value-type="float">
            <text:p>0,1288405</text:p>
          </table:table-cell>
          <table:table-cell table:number-columns-repeated="7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866865625" calcext:value-type="float">
            <text:p>0,866865625</text:p>
          </table:table-cell>
          <table:table-cell table:number-columns-repeated="7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9.323316" calcext:value-type="float">
            <text:p>39,323316</text:p>
          </table:table-cell>
          <table:table-cell table:number-columns-repeated="7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6.491296" calcext:value-type="float">
            <text:p>66,491296</text:p>
          </table:table-cell>
          <table:table-cell table:number-columns-repeated="73"/>
        </table:table-row>
        <table:table-row table:style-name="ro1" table:number-rows-repeated="20">
          <table:table-cell table:number-columns-repeated="81"/>
        </table:table-row>
        <table:table-row table:style-name="ro1">
          <table:table-cell table:number-columns-repeated="10"/>
          <table:table-cell office:value-type="string" calcext:value-type="string">
            <text:p>P NNODE</text:p>
          </table:table-cell>
          <table:table-cell office:value-type="string" calcext:value-type="string">
            <text:p>B NNODE</text:p>
          </table:table-cell>
          <table:table-cell office:value-type="string" calcext:value-type="string">
            <text:p>T NNODE</text:p>
          </table:table-cell>
          <table:table-cell office:value-type="string" calcext:value-type="string">
            <text:p>P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T TYPE</text:p>
          </table:table-cell>
          <table:table-cell office:value-type="string" calcext:value-type="string">
            <text:p>P NODUP</text:p>
          </table:table-cell>
          <table:table-cell office:value-type="string" calcext:value-type="string">
            <text:p>B NODUP</text:p>
          </table:table-cell>
          <table:table-cell office:value-type="string" calcext:value-type="string">
            <text:p>T NODUP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plain nof nodes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776" calcext:value-type="float">
            <text:p>0,000776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763" calcext:value-type="float">
            <text:p>0,000763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0.000841" calcext:value-type="float">
            <text:p>0,000841</text:p>
          </table:table-cell>
          <table:table-cell office:value-type="float" office:value="0.000765" calcext:value-type="float">
            <text:p>0,000765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0834" calcext:value-type="float">
            <text:p>0,000834</text:p>
          </table:table-cell>
          <table:table-cell table:number-columns-repeated="6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00776" calcext:value-type="float">
            <text:p>0,000776</text:p>
          </table:table-cell>
          <table:table-cell office:value-type="float" office:value="3" calcext:value-type="float">
            <text:p>3</text:p>
          </table:table-cell>
          <table:table-cell table:formula="of:=AVERAGE([.B63])" office:value-type="float" office:value="0.000776" calcext:value-type="float">
            <text:p>0,00077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0276733333333333" calcext:value-type="float">
            <text:p>0,0027673333</text:p>
          </table:table-cell>
          <table:table-cell office:value-type="float" office:value="0.00306333333333333" calcext:value-type="float">
            <text:p>0,0030633333</text:p>
          </table:table-cell>
          <table:table-cell office:value-type="float" office:value="0.06803" calcext:value-type="float">
            <text:p>0,06803</text:p>
          </table:table-cell>
          <table:table-cell office:value-type="float" office:value="0.00291066666666667" calcext:value-type="float">
            <text:p>0,0029106667</text:p>
          </table:table-cell>
          <table:table-cell office:value-type="float" office:value="0.00307533333333333" calcext:value-type="float">
            <text:p>0,0030753333</text:p>
          </table:table-cell>
          <table:table-cell office:value-type="float" office:value="0.0821535" calcext:value-type="float">
            <text:p>0,0821535</text:p>
          </table:table-cell>
          <table:table-cell office:value-type="float" office:value="0.0119306666666667" calcext:value-type="float">
            <text:p>0,0119306667</text:p>
          </table:table-cell>
          <table:table-cell office:value-type="float" office:value="0.00805466666666667" calcext:value-type="float">
            <text:p>0,0080546667</text:p>
          </table:table-cell>
          <table:table-cell office:value-type="float" office:value="0.0063475" calcext:value-type="float">
            <text:p>0,0063475</text:p>
          </table:table-cell>
          <table:table-cell table:number-columns-repeated="6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003793" calcext:value-type="float">
            <text:p>0,003793</text:p>
          </table:table-cell>
          <table:table-cell office:value-type="float" office:value="5" calcext:value-type="float">
            <text:p>5</text:p>
          </table:table-cell>
          <table:table-cell table:formula="of:=AVERAGE([.B64:.B66])" office:value-type="float" office:value="0.00276733333333333" calcext:value-type="float">
            <text:p>0,00276733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316400875" calcext:value-type="float">
            <text:p>0,316400875</text:p>
          </table:table-cell>
          <table:table-cell office:value-type="float" office:value="0.15472375" calcext:value-type="float">
            <text:p>0,15472375</text:p>
          </table:table-cell>
          <table:table-cell office:value-type="float" office:value="1.69886528571429" calcext:value-type="float">
            <text:p>1,6988652857</text:p>
          </table:table-cell>
          <table:table-cell office:value-type="float" office:value="0.172197875" calcext:value-type="float">
            <text:p>0,172197875</text:p>
          </table:table-cell>
          <table:table-cell office:value-type="float" office:value="0.138329" calcext:value-type="float">
            <text:p>0,138329</text:p>
          </table:table-cell>
          <table:table-cell office:value-type="float" office:value="1.78818428571429" calcext:value-type="float">
            <text:p>1,7881842857</text:p>
          </table:table-cell>
          <table:table-cell office:value-type="float" office:value="0.331392" calcext:value-type="float">
            <text:p>0,331392</text:p>
          </table:table-cell>
          <table:table-cell office:value-type="float" office:value="0.325106571428571" calcext:value-type="float">
            <text:p>0,3251065714</text:p>
          </table:table-cell>
          <table:table-cell office:value-type="float" office:value="2.0088814" calcext:value-type="float">
            <text:p>2,0088814</text:p>
          </table:table-cell>
          <table:table-cell table:number-columns-repeated="6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003206" calcext:value-type="float">
            <text:p>0,003206</text:p>
          </table:table-cell>
          <table:table-cell office:value-type="float" office:value="7" calcext:value-type="float">
            <text:p>7</text:p>
          </table:table-cell>
          <table:table-cell table:formula="of:=AVERAGE([.B67:.B74])" office:value-type="float" office:value="0.316400875" calcext:value-type="float">
            <text:p>0,316400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8.5216134" calcext:value-type="float">
            <text:p>18,5216134</text:p>
          </table:table-cell>
          <table:table-cell office:value-type="float" office:value="1.5042476" calcext:value-type="float">
            <text:p>1,5042476</text:p>
          </table:table-cell>
          <table:table-cell office:value-type="float" office:value="16.5583418" calcext:value-type="float">
            <text:p>16,5583418</text:p>
          </table:table-cell>
          <table:table-cell office:value-type="float" office:value="1.5287405" calcext:value-type="float">
            <text:p>1,5287405</text:p>
          </table:table-cell>
          <table:table-cell office:value-type="float" office:value="0.43328975" calcext:value-type="float">
            <text:p>0,43328975</text:p>
          </table:table-cell>
          <table:table-cell office:value-type="float" office:value="11.5571904" calcext:value-type="float">
            <text:p>11,5571904</text:p>
          </table:table-cell>
          <table:table-cell office:value-type="float" office:value="76.1236546" calcext:value-type="float">
            <text:p>76,1236546</text:p>
          </table:table-cell>
          <table:table-cell office:value-type="float" office:value="27.8100096666667" calcext:value-type="float">
            <text:p>27,8100096667</text:p>
          </table:table-cell>
          <table:table-cell office:value-type="float" office:value="28.3484415714286" calcext:value-type="float">
            <text:p>28,3484415714</text:p>
          </table:table-cell>
          <table:table-cell table:number-columns-repeated="6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001303" calcext:value-type="float">
            <text:p>0,001303</text:p>
          </table:table-cell>
          <table:table-cell office:value-type="float" office:value="9" calcext:value-type="float">
            <text:p>9</text:p>
          </table:table-cell>
          <table:table-cell table:formula="of:=AVERAGE([.B75:.B79])" office:value-type="float" office:value="18.5216134" calcext:value-type="float">
            <text:p>18,521613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.9175426666667" calcext:value-type="float">
            <text:p>41,9175426667</text:p>
          </table:table-cell>
          <table:table-cell office:value-type="float" office:value="13.9260196666667" calcext:value-type="float">
            <text:p>13,9260196667</text:p>
          </table:table-cell>
          <table:table-cell office:value-type="float" office:value="38.074737" calcext:value-type="float">
            <text:p>38,074737</text:p>
          </table:table-cell>
          <table:table-cell office:value-type="float" office:value="31.3438265" calcext:value-type="float">
            <text:p>31,3438265</text:p>
          </table:table-cell>
          <table:table-cell office:value-type="float" office:value="16.203315" calcext:value-type="float">
            <text:p>16,203315</text:p>
          </table:table-cell>
          <table:table-cell office:value-type="float" office:value="53.419355" calcext:value-type="float">
            <text:p>53,419355</text:p>
          </table:table-cell>
          <table:table-cell office:value-type="float" office:value="27.3177876666667" calcext:value-type="float">
            <text:p>27,3177876667</text:p>
          </table:table-cell>
          <table:table-cell office:value-type="float" office:value="23.0810083333333" calcext:value-type="float">
            <text:p>23,0810083333</text:p>
          </table:table-cell>
          <table:table-cell office:value-type="float" office:value="13.073381" calcext:value-type="float">
            <text:p>13,073381</text:p>
          </table:table-cell>
          <table:table-cell table:number-columns-repeated="6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323932" calcext:value-type="float">
            <text:p>0,323932</text:p>
          </table:table-cell>
          <table:table-cell office:value-type="float" office:value="11" calcext:value-type="float">
            <text:p>11</text:p>
          </table:table-cell>
          <table:table-cell table:formula="of:=AVERAGE([.B80:.B82])" office:value-type="float" office:value="41.9175426666667" calcext:value-type="float">
            <text:p>41,917542666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7.08362" calcext:value-type="float">
            <text:p>77,08362</text:p>
          </table:table-cell>
          <table:table-cell office:value-type="float" office:value="78.7679473333333" calcext:value-type="float">
            <text:p>78,7679473333</text:p>
          </table:table-cell>
          <table:table-cell office:value-type="float" office:value="205.891389" calcext:value-type="float">
            <text:p>205,891389</text:p>
          </table:table-cell>
          <table:table-cell office:value-type="float" office:value="41.813102" calcext:value-type="float">
            <text:p>41,813102</text:p>
          </table:table-cell>
          <table:table-cell office:value-type="float" office:value="86.126945" calcext:value-type="float">
            <text:p>86,126945</text:p>
          </table:table-cell>
          <table:table-cell office:value-type="float" office:value="168.065262" calcext:value-type="float">
            <text:p>168,065262</text:p>
          </table:table-cell>
          <table:table-cell office:value-type="float" office:value="17.5040015" calcext:value-type="float">
            <text:p>17,5040015</text:p>
          </table:table-cell>
          <table:table-cell office:value-type="float" office:value="12.3951705" calcext:value-type="float">
            <text:p>12,3951705</text:p>
          </table:table-cell>
          <table:table-cell office:value-type="float" office:value="184.201503" calcext:value-type="float">
            <text:p>184,201503</text:p>
          </table:table-cell>
          <table:table-cell table:number-columns-repeated="6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89901" calcext:value-type="float">
            <text:p>0,189901</text:p>
          </table:table-cell>
          <table:table-cell office:value-type="float" office:value="13" calcext:value-type="float">
            <text:p>13</text:p>
          </table:table-cell>
          <table:table-cell table:formula="of:=AVERAGE([.B83])" office:value-type="float" office:value="77.08362" calcext:value-type="float">
            <text:p>77,08362</text:p>
          </table:table-cell>
          <table:table-cell table:number-columns-repeated="7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021991" calcext:value-type="float">
            <text:p>0,021991</text:p>
          </table:table-cell>
          <table:table-cell table:number-columns-repeated="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090604" calcext:value-type="float">
            <text:p>0,090604</text:p>
          </table:table-cell>
          <table:table-cell table:number-columns-repeated="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024734" calcext:value-type="float">
            <text:p>0,024734</text:p>
          </table:table-cell>
          <table:table-cell table:number-columns-repeated="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418818" calcext:value-type="float">
            <text:p>0,418818</text:p>
          </table:table-cell>
          <table:table-cell table:number-columns-repeated="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774533" calcext:value-type="float">
            <text:p>0,774533</text:p>
          </table:table-cell>
          <table:table-cell table:number-columns-repeated="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686694" calcext:value-type="float">
            <text:p>0,686694</text:p>
          </table:table-cell>
          <table:table-cell table:number-columns-repeated="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.640785" calcext:value-type="float">
            <text:p>1,640785</text:p>
          </table:table-cell>
          <table:table-cell table:number-columns-repeated="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49.002493" calcext:value-type="float">
            <text:p>49,002493</text:p>
          </table:table-cell>
          <table:table-cell table:number-columns-repeated="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181516" calcext:value-type="float">
            <text:p>0,181516</text:p>
          </table:table-cell>
          <table:table-cell table:number-columns-repeated="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.346158" calcext:value-type="float">
            <text:p>3,346158</text:p>
          </table:table-cell>
          <table:table-cell table:number-columns-repeated="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8.437115" calcext:value-type="float">
            <text:p>38,437115</text:p>
          </table:table-cell>
          <table:table-cell table:number-columns-repeated="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55.898972" calcext:value-type="float">
            <text:p>55,898972</text:p>
          </table:table-cell>
          <table:table-cell table:number-columns-repeated="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62.063914" calcext:value-type="float">
            <text:p>62,063914</text:p>
          </table:table-cell>
          <table:table-cell table:number-columns-repeated="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7.789742" calcext:value-type="float">
            <text:p>7,789742</text:p>
          </table:table-cell>
          <table:table-cell table:number-columns-repeated="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77.08362" calcext:value-type="float">
            <text:p>77,08362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blacklist nof_nodes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000848" calcext:value-type="float">
            <text:p>0,000848</text:p>
          </table:table-cell>
          <table:table-cell office:value-type="float" office:value="3" calcext:value-type="float">
            <text:p>3</text:p>
          </table:table-cell>
          <table:table-cell table:formula="of:=AVERAGE([.B86])" office:value-type="float" office:value="0.000848" calcext:value-type="float">
            <text:p>0,000848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004313" calcext:value-type="float">
            <text:p>0,004313</text:p>
          </table:table-cell>
          <table:table-cell office:value-type="float" office:value="5" calcext:value-type="float">
            <text:p>5</text:p>
          </table:table-cell>
          <table:table-cell table:formula="of:=AVERAGE([.B87:.B89])" office:value-type="float" office:value="0.00306333333333333" calcext:value-type="float">
            <text:p>0,003063333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003429" calcext:value-type="float">
            <text:p>0,003429</text:p>
          </table:table-cell>
          <table:table-cell office:value-type="float" office:value="7" calcext:value-type="float">
            <text:p>7</text:p>
          </table:table-cell>
          <table:table-cell table:formula="of:=AVERAGE([.B90:.B97])" office:value-type="float" office:value="0.15472375" calcext:value-type="float">
            <text:p>0,1547237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001448" calcext:value-type="float">
            <text:p>0,001448</text:p>
          </table:table-cell>
          <table:table-cell office:value-type="float" office:value="9" calcext:value-type="float">
            <text:p>9</text:p>
          </table:table-cell>
          <table:table-cell table:formula="of:=AVERAGE([.B98:.B102])" office:value-type="float" office:value="1.5042476" calcext:value-type="float">
            <text:p>1,5042476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082738" calcext:value-type="float">
            <text:p>0,082738</text:p>
          </table:table-cell>
          <table:table-cell office:value-type="float" office:value="11" calcext:value-type="float">
            <text:p>11</text:p>
          </table:table-cell>
          <table:table-cell table:formula="of:=AVERAGE([.B103:.B105])" office:value-type="float" office:value="13.9260196666667" calcext:value-type="float">
            <text:p>13,926019666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038328" calcext:value-type="float">
            <text:p>0,038328</text:p>
          </table:table-cell>
          <table:table-cell office:value-type="float" office:value="13" calcext:value-type="float">
            <text:p>13</text:p>
          </table:table-cell>
          <table:table-cell table:formula="of:=AVERAGE([.B106:.B108])" office:value-type="float" office:value="78.7679473333333" calcext:value-type="float">
            <text:p>78,7679473333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039236" calcext:value-type="float">
            <text:p>0,03923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060962" calcext:value-type="float">
            <text:p>0,06096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074567" calcext:value-type="float">
            <text:p>0,074567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283222" calcext:value-type="float">
            <text:p>0,28322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315456" calcext:value-type="float">
            <text:p>0,31545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343281" calcext:value-type="float">
            <text:p>0,34328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717853" calcext:value-type="float">
            <text:p>0,717853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4.933901" calcext:value-type="float">
            <text:p>4,93390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68386" calcext:value-type="float">
            <text:p>0,068386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91653" calcext:value-type="float">
            <text:p>0,091653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.709445" calcext:value-type="float">
            <text:p>1,709445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4.118063" calcext:value-type="float">
            <text:p>14,118063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6.953049" calcext:value-type="float">
            <text:p>26,953049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706947" calcext:value-type="float">
            <text:p>0,706947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204.043585" calcext:value-type="float">
            <text:p>204,043585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348317" calcext:value-type="float">
            <text:p>0,348317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31.91194" calcext:value-type="float">
            <text:p>31,91194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tamplates nof_nodes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763" calcext:value-type="float">
            <text:p>0,000763</text:p>
          </table:table-cell>
          <table:table-cell office:value-type="float" office:value="3" calcext:value-type="float">
            <text:p>3</text:p>
          </table:table-cell>
          <table:table-cell table:formula="of:=AVERAGE([.B111])" office:value-type="float" office:value="0.000763" calcext:value-type="float">
            <text:p>0,00076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134815" calcext:value-type="float">
            <text:p>0,134815</text:p>
          </table:table-cell>
          <table:table-cell office:value-type="float" office:value="5" calcext:value-type="float">
            <text:p>5</text:p>
          </table:table-cell>
          <table:table-cell table:formula="of:=AVERAGE([.B112:.B113])" office:value-type="float" office:value="0.06803" calcext:value-type="float">
            <text:p>0,0680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001245" calcext:value-type="float">
            <text:p>0,001245</text:p>
          </table:table-cell>
          <table:table-cell office:value-type="float" office:value="7" calcext:value-type="float">
            <text:p>7</text:p>
          </table:table-cell>
          <table:table-cell table:formula="of:=AVERAGE([.B114:.B120])" office:value-type="float" office:value="1.69886528571429" calcext:value-type="float">
            <text:p>1,698865285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.901665" calcext:value-type="float">
            <text:p>1,901665</text:p>
          </table:table-cell>
          <table:table-cell office:value-type="float" office:value="9" calcext:value-type="float">
            <text:p>9</text:p>
          </table:table-cell>
          <table:table-cell table:formula="of:=AVERAGE([.B121:.B125])" office:value-type="float" office:value="16.5583418" calcext:value-type="float">
            <text:p>16,5583418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.856576" calcext:value-type="float">
            <text:p>1,856576</text:p>
          </table:table-cell>
          <table:table-cell office:value-type="float" office:value="11" calcext:value-type="float">
            <text:p>11</text:p>
          </table:table-cell>
          <table:table-cell table:formula="of:=AVERAGE([.B126])" office:value-type="float" office:value="38.074737" calcext:value-type="float">
            <text:p>38,07473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86857" calcext:value-type="float">
            <text:p>0,86857</text:p>
          </table:table-cell>
          <table:table-cell office:value-type="float" office:value="13" calcext:value-type="float">
            <text:p>13</text:p>
          </table:table-cell>
          <table:table-cell table:formula="of:=AVERAGE([.B127:.B128])" office:value-type="float" office:value="205.891389" calcext:value-type="float">
            <text:p>205,891389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755002" calcext:value-type="float">
            <text:p>0,75500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.670464" calcext:value-type="float">
            <text:p>1,670464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2.934753" calcext:value-type="float">
            <text:p>2,93475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.905027" calcext:value-type="float">
            <text:p>1,90502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7.575971" calcext:value-type="float">
            <text:p>7,57597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16.400734" calcext:value-type="float">
            <text:p>16,40073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13.353665" calcext:value-type="float">
            <text:p>13,353665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2.894118" calcext:value-type="float">
            <text:p>2,894118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42.567221" calcext:value-type="float">
            <text:p>42,567221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38.074737" calcext:value-type="float">
            <text:p>38,074737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209.970833" calcext:value-type="float">
            <text:p>209,970833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201.811945" calcext:value-type="float">
            <text:p>201,811945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plain nof_nodes_simple_type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000873" calcext:value-type="float">
            <text:p>0,000873</text:p>
          </table:table-cell>
          <table:table-cell office:value-type="float" office:value="3" calcext:value-type="float">
            <text:p>3</text:p>
          </table:table-cell>
          <table:table-cell table:formula="of:=AVERAGE([.B131])" office:value-type="float" office:value="0.000873" calcext:value-type="float">
            <text:p>0,00087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03909" calcext:value-type="float">
            <text:p>0,003909</text:p>
          </table:table-cell>
          <table:table-cell office:value-type="float" office:value="5" calcext:value-type="float">
            <text:p>5</text:p>
          </table:table-cell>
          <table:table-cell table:formula="of:=AVERAGE([.B132:.B134])" office:value-type="float" office:value="0.00291066666666667" calcext:value-type="float">
            <text:p>0,0029106667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03143" calcext:value-type="float">
            <text:p>0,003143</text:p>
          </table:table-cell>
          <table:table-cell office:value-type="float" office:value="7" calcext:value-type="float">
            <text:p>7</text:p>
          </table:table-cell>
          <table:table-cell table:formula="of:=AVERAGE([.B135:.B142])" office:value-type="float" office:value="0.172197875" calcext:value-type="float">
            <text:p>0,17219787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0168" calcext:value-type="float">
            <text:p>0,00168</text:p>
          </table:table-cell>
          <table:table-cell office:value-type="float" office:value="9" calcext:value-type="float">
            <text:p>9</text:p>
          </table:table-cell>
          <table:table-cell table:formula="of:=AVERAGE([.B143:.B146])" office:value-type="float" office:value="1.5287405" calcext:value-type="float">
            <text:p>1,528740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98015" calcext:value-type="float">
            <text:p>0,098015</text:p>
          </table:table-cell>
          <table:table-cell office:value-type="float" office:value="11" calcext:value-type="float">
            <text:p>11</text:p>
          </table:table-cell>
          <table:table-cell table:formula="of:=AVERAGE([.B147:.B150])" office:value-type="float" office:value="31.3438265" calcext:value-type="float">
            <text:p>31,343826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4393" calcext:value-type="float">
            <text:p>0,04393</text:p>
          </table:table-cell>
          <table:table-cell office:value-type="float" office:value="13" calcext:value-type="float">
            <text:p>13</text:p>
          </table:table-cell>
          <table:table-cell table:formula="of:=AVERAGE([.B151:.B152])" office:value-type="float" office:value="41.813102" calcext:value-type="float">
            <text:p>41,813102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18475" calcext:value-type="float">
            <text:p>0,018475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63349" calcext:value-type="float">
            <text:p>0,063349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22667" calcext:value-type="float">
            <text:p>0,022667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26598" calcext:value-type="float">
            <text:p>0,26598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499187" calcext:value-type="float">
            <text:p>0,499187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36598" calcext:value-type="float">
            <text:p>0,36598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.890224" calcext:value-type="float">
            <text:p>0,89022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.077474" calcext:value-type="float">
            <text:p>0,07747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.107373" calcext:value-type="float">
            <text:p>0,107373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.039891" calcext:value-type="float">
            <text:p>5,039891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74.947134" calcext:value-type="float">
            <text:p>74,947134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0.445935" calcext:value-type="float">
            <text:p>20,445935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8.657245" calcext:value-type="float">
            <text:p>28,657245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.324992" calcext:value-type="float">
            <text:p>1,324992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0.808542" calcext:value-type="float">
            <text:p>0,808542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82.817662" calcext:value-type="float">
            <text:p>82,817662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blacklist nof_nodes_simple_type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000841" calcext:value-type="float">
            <text:p>0,000841</text:p>
          </table:table-cell>
          <table:table-cell office:value-type="float" office:value="3" calcext:value-type="float">
            <text:p>3</text:p>
          </table:table-cell>
          <table:table-cell table:formula="of:=AVERAGE([.B155])" office:value-type="float" office:value="0.000841" calcext:value-type="float">
            <text:p>0,000841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004344" calcext:value-type="float">
            <text:p>0,004344</text:p>
          </table:table-cell>
          <table:table-cell office:value-type="float" office:value="5" calcext:value-type="float">
            <text:p>5</text:p>
          </table:table-cell>
          <table:table-cell table:formula="of:=AVERAGE([.B156:.B158])" office:value-type="float" office:value="0.00307533333333333" calcext:value-type="float">
            <text:p>0,003075333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00341" calcext:value-type="float">
            <text:p>0,00341</text:p>
          </table:table-cell>
          <table:table-cell office:value-type="float" office:value="7" calcext:value-type="float">
            <text:p>7</text:p>
          </table:table-cell>
          <table:table-cell table:formula="of:=AVERAGE([.B159:.B166])" office:value-type="float" office:value="0.138329" calcext:value-type="float">
            <text:p>0,138329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001472" calcext:value-type="float">
            <text:p>0,001472</text:p>
          </table:table-cell>
          <table:table-cell office:value-type="float" office:value="9" calcext:value-type="float">
            <text:p>9</text:p>
          </table:table-cell>
          <table:table-cell table:formula="of:=AVERAGE([.B167:.B170])" office:value-type="float" office:value="0.43328975" calcext:value-type="float">
            <text:p>0,4332897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065243" calcext:value-type="float">
            <text:p>0,065243</text:p>
          </table:table-cell>
          <table:table-cell office:value-type="float" office:value="11" calcext:value-type="float">
            <text:p>11</text:p>
          </table:table-cell>
          <table:table-cell table:formula="of:=AVERAGE([.B171:.B174])" office:value-type="float" office:value="16.203315" calcext:value-type="float">
            <text:p>16,20331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037926" calcext:value-type="float">
            <text:p>0,037926</text:p>
          </table:table-cell>
          <table:table-cell office:value-type="float" office:value="13" calcext:value-type="float">
            <text:p>13</text:p>
          </table:table-cell>
          <table:table-cell table:formula="of:=AVERAGE([.B175:.B177])" office:value-type="float" office:value="86.126945" calcext:value-type="float">
            <text:p>86,12694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054791" calcext:value-type="float">
            <text:p>0,054791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056306" calcext:value-type="float">
            <text:p>0,05630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08253" calcext:value-type="float">
            <text:p>0,0825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251108" calcext:value-type="float">
            <text:p>0,251108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240157" calcext:value-type="float">
            <text:p>0,240157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.318571" calcext:value-type="float">
            <text:p>0,31857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.598337" calcext:value-type="float">
            <text:p>0,59833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.064425" calcext:value-type="float">
            <text:p>0,064425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.08463" calcext:value-type="float">
            <text:p>0,08463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.985767" calcext:value-type="float">
            <text:p>0,985767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28.436183" calcext:value-type="float">
            <text:p>28,436183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13.115011" calcext:value-type="float">
            <text:p>13,115011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22.669878" calcext:value-type="float">
            <text:p>22,669878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.592188" calcext:value-type="float">
            <text:p>0,592188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242.807528" calcext:value-type="float">
            <text:p>242,807528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3426" calcext:value-type="float">
            <text:p>0,3426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15.230707" calcext:value-type="float">
            <text:p>15,230707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templates nof_nodes_simple_type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0.000765" calcext:value-type="float">
            <text:p>0,000765</text:p>
          </table:table-cell>
          <table:table-cell office:value-type="float" office:value="3" calcext:value-type="float">
            <text:p>3</text:p>
          </table:table-cell>
          <table:table-cell table:formula="of:=AVERAGE([.B180])" office:value-type="float" office:value="0.000765" calcext:value-type="float">
            <text:p>0,00076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0.163077" calcext:value-type="float">
            <text:p>0,163077</text:p>
          </table:table-cell>
          <table:table-cell office:value-type="float" office:value="5" calcext:value-type="float">
            <text:p>5</text:p>
          </table:table-cell>
          <table:table-cell table:formula="of:=AVERAGE([.B181:.B182])" office:value-type="float" office:value="0.0821535" calcext:value-type="float">
            <text:p>0,082153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0.00123" calcext:value-type="float">
            <text:p>0,00123</text:p>
          </table:table-cell>
          <table:table-cell office:value-type="float" office:value="7" calcext:value-type="float">
            <text:p>7</text:p>
          </table:table-cell>
          <table:table-cell table:formula="of:=AVERAGE([.B183:.B189])" office:value-type="float" office:value="1.78818428571429" calcext:value-type="float">
            <text:p>1,788184285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.625519" calcext:value-type="float">
            <text:p>2,625519</text:p>
          </table:table-cell>
          <table:table-cell office:value-type="float" office:value="9" calcext:value-type="float">
            <text:p>9</text:p>
          </table:table-cell>
          <table:table-cell table:formula="of:=AVERAGE([.B190:.B194])" office:value-type="float" office:value="11.5571904" calcext:value-type="float">
            <text:p>11,5571904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.381061" calcext:value-type="float">
            <text:p>2,381061</text:p>
          </table:table-cell>
          <table:table-cell office:value-type="float" office:value="11" calcext:value-type="float">
            <text:p>11</text:p>
          </table:table-cell>
          <table:table-cell table:formula="of:=AVERAGE([.B195:.B196])" office:value-type="float" office:value="53.419355" calcext:value-type="float">
            <text:p>53,41935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1.030679" calcext:value-type="float">
            <text:p>1,030679</text:p>
          </table:table-cell>
          <table:table-cell office:value-type="float" office:value="13" calcext:value-type="float">
            <text:p>13</text:p>
          </table:table-cell>
          <table:table-cell table:formula="of:=AVERAGE([.B197])" office:value-type="float" office:value="168.065262" calcext:value-type="float">
            <text:p>168,065262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1.395752" calcext:value-type="float">
            <text:p>1,39575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1.035583" calcext:value-type="float">
            <text:p>1,03558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1.935279" calcext:value-type="float">
            <text:p>1,935279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.113417" calcext:value-type="float">
            <text:p>2,11341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4.983711" calcext:value-type="float">
            <text:p>4,98371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15.363144" calcext:value-type="float">
            <text:p>15,36314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1.954169" calcext:value-type="float">
            <text:p>1,954169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1.897882" calcext:value-type="float">
            <text:p>1,897882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33.587046" calcext:value-type="float">
            <text:p>33,587046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float" office:value="34.758818" calcext:value-type="float">
            <text:p>34,758818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float" office:value="72.079892" calcext:value-type="float">
            <text:p>72,079892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168.065262" calcext:value-type="float">
            <text:p>168,065262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plain no_same_components_even_bigger_constants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000753" calcext:value-type="float">
            <text:p>0,000753</text:p>
          </table:table-cell>
          <table:table-cell office:value-type="float" office:value="3" calcext:value-type="float">
            <text:p>3</text:p>
          </table:table-cell>
          <table:table-cell table:formula="of:=AVERAGE([.B200])" office:value-type="float" office:value="0.000753" calcext:value-type="float">
            <text:p>0,000753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01675" calcext:value-type="float">
            <text:p>0,01675</text:p>
          </table:table-cell>
          <table:table-cell office:value-type="float" office:value="5" calcext:value-type="float">
            <text:p>5</text:p>
          </table:table-cell>
          <table:table-cell table:formula="of:=AVERAGE([.B201:.B203])" office:value-type="float" office:value="0.0119306666666667" calcext:value-type="float">
            <text:p>0,0119306667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011559" calcext:value-type="float">
            <text:p>0,011559</text:p>
          </table:table-cell>
          <table:table-cell office:value-type="float" office:value="7" calcext:value-type="float">
            <text:p>7</text:p>
          </table:table-cell>
          <table:table-cell table:formula="of:=AVERAGE([.B204:.B211])" office:value-type="float" office:value="0.331392" calcext:value-type="float">
            <text:p>0,331392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007483" calcext:value-type="float">
            <text:p>0,007483</text:p>
          </table:table-cell>
          <table:table-cell office:value-type="float" office:value="9" calcext:value-type="float">
            <text:p>9</text:p>
          </table:table-cell>
          <table:table-cell table:formula="of:=AVERAGE([.B212:.B216])" office:value-type="float" office:value="76.1236546" calcext:value-type="float">
            <text:p>76,1236546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070438" calcext:value-type="float">
            <text:p>0,070438</text:p>
          </table:table-cell>
          <table:table-cell office:value-type="float" office:value="11" calcext:value-type="float">
            <text:p>11</text:p>
          </table:table-cell>
          <table:table-cell table:formula="of:=AVERAGE([.B217:.B219])" office:value-type="float" office:value="27.3177876666667" calcext:value-type="float">
            <text:p>27,317787666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242212" calcext:value-type="float">
            <text:p>0,242212</text:p>
          </table:table-cell>
          <table:table-cell office:value-type="float" office:value="13" calcext:value-type="float">
            <text:p>13</text:p>
          </table:table-cell>
          <table:table-cell table:formula="of:=AVERAGE([.B220:.B221])" office:value-type="float" office:value="17.5040015" calcext:value-type="float">
            <text:p>17,504001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043083" calcext:value-type="float">
            <text:p>0,04308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088446" calcext:value-type="float">
            <text:p>0,088446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009643" calcext:value-type="float">
            <text:p>0,00964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564783" calcext:value-type="float">
            <text:p>0,564783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869837" calcext:value-type="float">
            <text:p>0,869837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.762694" calcext:value-type="float">
            <text:p>0,76269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0.333047" calcext:value-type="float">
            <text:p>0,33304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343.560408" calcext:value-type="float">
            <text:p>343,560408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0.132988" calcext:value-type="float">
            <text:p>0,132988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0.123792" calcext:value-type="float">
            <text:p>0,123792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36.468038" calcext:value-type="float">
            <text:p>36,468038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24.207814" calcext:value-type="float">
            <text:p>24,207814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56.558992" calcext:value-type="float">
            <text:p>56,558992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.186557" calcext:value-type="float">
            <text:p>1,186557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float" office:value="0.24419" calcext:value-type="float">
            <text:p>0,24419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float" office:value="34.763813" calcext:value-type="float">
            <text:p>34,763813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blacklist no_same_component_even_bigger_constants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0.00085" calcext:value-type="float">
            <text:p>0,00085</text:p>
          </table:table-cell>
          <table:table-cell office:value-type="float" office:value="3" calcext:value-type="float">
            <text:p>3</text:p>
          </table:table-cell>
          <table:table-cell table:formula="of:=AVERAGE([.B224])" office:value-type="float" office:value="0.00085" calcext:value-type="float">
            <text:p>0,0008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0.00877" calcext:value-type="float">
            <text:p>0,00877</text:p>
          </table:table-cell>
          <table:table-cell office:value-type="float" office:value="5" calcext:value-type="float">
            <text:p>5</text:p>
          </table:table-cell>
          <table:table-cell table:formula="of:=AVERAGE([.B225:.B227])" office:value-type="float" office:value="0.00805466666666667" calcext:value-type="float">
            <text:p>0,0080546667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0.013039" calcext:value-type="float">
            <text:p>0,013039</text:p>
          </table:table-cell>
          <table:table-cell office:value-type="float" office:value="7" calcext:value-type="float">
            <text:p>7</text:p>
          </table:table-cell>
          <table:table-cell table:formula="of:=AVERAGE([.B228:.B234])" office:value-type="float" office:value="0.325106571428571" calcext:value-type="float">
            <text:p>0,3251065714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0.002355" calcext:value-type="float">
            <text:p>0,002355</text:p>
          </table:table-cell>
          <table:table-cell office:value-type="float" office:value="9" calcext:value-type="float">
            <text:p>9</text:p>
          </table:table-cell>
          <table:table-cell table:formula="of:=AVERAGE([.B235:.B240])" office:value-type="float" office:value="27.8100096666667" calcext:value-type="float">
            <text:p>27,8100096667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065049" calcext:value-type="float">
            <text:p>0,065049</text:p>
          </table:table-cell>
          <table:table-cell office:value-type="float" office:value="11" calcext:value-type="float">
            <text:p>11</text:p>
          </table:table-cell>
          <table:table-cell table:formula="of:=AVERAGE([.B241:.B243])" office:value-type="float" office:value="23.0810083333333" calcext:value-type="float">
            <text:p>23,0810083333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190209" calcext:value-type="float">
            <text:p>0,190209</text:p>
          </table:table-cell>
          <table:table-cell office:value-type="float" office:value="13" calcext:value-type="float">
            <text:p>13</text:p>
          </table:table-cell>
          <table:table-cell table:formula="of:=AVERAGE([.B244:.B245])" office:value-type="float" office:value="12.3951705" calcext:value-type="float">
            <text:p>12,3951705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047244" calcext:value-type="float">
            <text:p>0,047244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07922" calcext:value-type="float">
            <text:p>0,0792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698488" calcext:value-type="float">
            <text:p>0,698488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610771" calcext:value-type="float">
            <text:p>0,610771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0.584765" calcext:value-type="float">
            <text:p>0,584765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0.3779" calcext:value-type="float">
            <text:p>0,3779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0.025636" calcext:value-type="float">
            <text:p>0,025636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148.745872" calcext:value-type="float">
            <text:p>148,745872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0.140706" calcext:value-type="float">
            <text:p>0,140706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0.138154" calcext:value-type="float">
            <text:p>0,138154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17.43179" calcext:value-type="float">
            <text:p>17,43179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float" office:value="17.595312" calcext:value-type="float">
            <text:p>17,595312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float" office:value="50.650878" calcext:value-type="float">
            <text:p>50,650878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float" office:value="0.996835" calcext:value-type="float">
            <text:p>0,996835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float" office:value="0.20135" calcext:value-type="float">
            <text:p>0,20135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float" office:value="24.588991" calcext:value-type="float">
            <text:p>24,588991</text:p>
          </table:table-cell>
          <table:table-cell table:number-columns-repeated="79"/>
        </table:table-row>
        <table:table-row table:style-name="ro1">
          <table:table-cell table:number-columns-repeated="81"/>
        </table:table-row>
        <table:table-row table:style-name="ro1">
          <table:table-cell table:number-columns-repeated="2"/>
          <table:table-cell office:value-type="string" calcext:value-type="string">
            <text:p>templates no_same_component_even_bigger_constants</text:p>
          </table:table-cell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" office:value-type="float" office:value="0.000834" calcext:value-type="float">
            <text:p>0,000834</text:p>
          </table:table-cell>
          <table:table-cell office:value-type="float" office:value="3" calcext:value-type="float">
            <text:p>3</text:p>
          </table:table-cell>
          <table:table-cell table:formula="of:=AVERAGE([.B248])" office:value-type="float" office:value="0.000834" calcext:value-type="float">
            <text:p>0,000834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.010803" calcext:value-type="float">
            <text:p>0,010803</text:p>
          </table:table-cell>
          <table:table-cell office:value-type="float" office:value="5" calcext:value-type="float">
            <text:p>5</text:p>
          </table:table-cell>
          <table:table-cell table:formula="of:=AVERAGE([.B249:.B250])" office:value-type="float" office:value="0.0063475" calcext:value-type="float">
            <text:p>0,0063475</text:p>
          </table:table-cell>
          <table:table-cell table:number-columns-repeated="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.001892" calcext:value-type="float">
            <text:p>0,001892</text:p>
          </table:table-cell>
          <table:table-cell office:value-type="float" office:value="7" calcext:value-type="float">
            <text:p>7</text:p>
          </table:table-cell>
          <table:table-cell table:formula="of:=AVERAGE([.B251:.B255])" office:value-type="float" office:value="2.0088814" calcext:value-type="float">
            <text:p>2,0088814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2.436851" calcext:value-type="float">
            <text:p>2,436851</text:p>
          </table:table-cell>
          <table:table-cell office:value-type="float" office:value="9" calcext:value-type="float">
            <text:p>9</text:p>
          </table:table-cell>
          <table:table-cell table:formula="of:=AVERAGE([.B256:.B262])" office:value-type="float" office:value="28.3484415714286" calcext:value-type="float">
            <text:p>28,3484415714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2.303495" calcext:value-type="float">
            <text:p>2,303495</text:p>
          </table:table-cell>
          <table:table-cell office:value-type="float" office:value="11" calcext:value-type="float">
            <text:p>11</text:p>
          </table:table-cell>
          <table:table-cell table:formula="of:=AVERAGE([.B263])" office:value-type="float" office:value="13.073381" calcext:value-type="float">
            <text:p>13,073381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0.635878" calcext:value-type="float">
            <text:p>0,635878</text:p>
          </table:table-cell>
          <table:table-cell office:value-type="float" office:value="13" calcext:value-type="float">
            <text:p>13</text:p>
          </table:table-cell>
          <table:table-cell table:formula="of:=AVERAGE([.B264])" office:value-type="float" office:value="184.201503" calcext:value-type="float">
            <text:p>184,201503</text:p>
          </table:table-cell>
          <table:table-cell table:number-columns-repeated="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2.763122" calcext:value-type="float">
            <text:p>2,763122</text:p>
          </table:table-cell>
          <table:table-cell table:number-columns-repeated="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" office:value-type="float" office:value="1.905061" calcext:value-type="float">
            <text:p>1,905061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0.583532" calcext:value-type="float">
            <text:p>0,583532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0.493742" calcext:value-type="float">
            <text:p>0,493742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6.23289" calcext:value-type="float">
            <text:p>6,23289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0.702249" calcext:value-type="float">
            <text:p>0,702249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0.701427" calcext:value-type="float">
            <text:p>0,701427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159.528076" calcext:value-type="float">
            <text:p>159,528076</text:p>
          </table:table-cell>
          <table:table-cell table:number-columns-repeated="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30.197175" calcext:value-type="float">
            <text:p>30,197175</text:p>
          </table:table-cell>
          <table:table-cell table:number-columns-repeated="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13.073381" calcext:value-type="float">
            <text:p>13,073381</text:p>
          </table:table-cell>
          <table:table-cell table:number-columns-repeated="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184.201503" calcext:value-type="float">
            <text:p>184,201503</text:p>
          </table:table-cell>
          <table:table-cell table:number-columns-repeated="79"/>
        </table:table-row>
        <calcext:conditional-formats>
          <calcext:conditional-format calcext:target-range-address="Sheet1.BT2:Sheet1.BU24 Sheet1.B2:Sheet1.B24 Sheet1.G2:Sheet1.H24 Sheet1.L2:Sheet1.M24 Sheet1.Q2:Sheet1.R24 Sheet1.V2:Sheet1.W24 Sheet1.AA2:Sheet1.AB24 Sheet1.AF2:Sheet1.AG24 Sheet1.AK2:Sheet1.AL24 Sheet1.AP2:Sheet1.AQ24 Sheet1.AU2:Sheet1.AV24 Sheet1.AZ2:Sheet1.BA24 Sheet1.BE2:Sheet1.BF24 Sheet1.BJ2:Sheet1.BK24 Sheet1.BO2:Sheet1.BP24">
            <calcext:condition calcext:apply-style-name="green" calcext:value="=[.$CA2]" calcext:base-cell-address="Sheet1.B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Default" calcext:value="=0" calcext:base-cell-address="Sheet1.H2"/>
            <calcext:condition calcext:apply-style-name="red" calcext:value="&gt;10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orange2" calcext:value="between(5,10)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green" calcext:value="between(1,1.5)" calcext:base-cell-address="Sheet1.H2"/>
          </calcext:conditional-format>
          <calcext:conditional-format calcext:target-range-address="Sheet1.C2:Sheet1.C24">
            <calcext:condition calcext:apply-style-name="green" calcext:value="=[.$CA2]" calcext:base-cell-address="Sheet1.C2"/>
          </calcext:conditional-format>
          <calcext:conditional-format calcext:target-range-address="Sheet1.C2:Sheet1.C24">
            <calcext:condition calcext:apply-style-name="Default" calcext:value="=0" calcext:base-cell-address="Sheet1.C2"/>
            <calcext:condition calcext:apply-style-name="red" calcext:value="&gt;10" calcext:base-cell-address="Sheet1.C2"/>
          </calcext:conditional-format>
          <calcext:conditional-format calcext:target-range-address="Sheet1.C2:Sheet1.C24">
            <calcext:condition calcext:apply-style-name="orange2" calcext:value="between(5,10)" calcext:base-cell-address="Sheet1.C2"/>
          </calcext:conditional-format>
          <calcext:conditional-format calcext:target-range-address="Sheet1.C2:Sheet1.C24">
            <calcext:condition calcext:apply-style-name="green" calcext:value="between(1,1.5)" calcext:base-cell-address="Sheet1.C2"/>
          </calcext:conditional-format>
          <calcext:conditional-format calcext:target-range-address="Sheet1.A63:Sheet1.A83">
            <calcext:condition calcext:apply-style-name="green" calcext:value="=[.$CA63]" calcext:base-cell-address="Sheet1.A63"/>
          </calcext:conditional-format>
          <calcext:conditional-format calcext:target-range-address="Sheet1.B86:Sheet1.B108">
            <calcext:condition calcext:apply-style-name="green" calcext:value="=[.$CA86]" calcext:base-cell-address="Sheet1.B86"/>
          </calcext:conditional-format>
          <calcext:conditional-format calcext:target-range-address="Sheet1.B112:Sheet1.B112">
            <calcext:condition calcext:apply-style-name="green" calcext:value="=[.$CA112]" calcext:base-cell-address="Sheet1.B112"/>
          </calcext:conditional-format>
          <calcext:conditional-format calcext:target-range-address="Sheet1.B112:Sheet1.B128">
            <calcext:condition calcext:apply-style-name="green" calcext:value="=[.$CA112]" calcext:base-cell-address="Sheet1.B112"/>
          </calcext:conditional-format>
          <calcext:conditional-format calcext:target-range-address="Sheet1.B131:Sheet1.B152">
            <calcext:condition calcext:apply-style-name="green" calcext:value="=[.$CA131]" calcext:base-cell-address="Sheet1.B131"/>
          </calcext:conditional-format>
          <calcext:conditional-format calcext:target-range-address="Sheet1.B155:Sheet1.B177">
            <calcext:condition calcext:apply-style-name="green" calcext:value="=[.$CA155]" calcext:base-cell-address="Sheet1.B155"/>
          </calcext:conditional-format>
          <calcext:conditional-format calcext:target-range-address="Sheet1.B180:Sheet1.B197">
            <calcext:condition calcext:apply-style-name="green" calcext:value="=[.$CA180]" calcext:base-cell-address="Sheet1.B180"/>
          </calcext:conditional-format>
          <calcext:conditional-format calcext:target-range-address="Sheet1.B200:Sheet1.B221">
            <calcext:condition calcext:apply-style-name="green" calcext:value="=[.$CA200]" calcext:base-cell-address="Sheet1.B200"/>
          </calcext:conditional-format>
          <calcext:conditional-format calcext:target-range-address="Sheet1.B224:Sheet1.B245">
            <calcext:condition calcext:apply-style-name="green" calcext:value="=[.$CA224]" calcext:base-cell-address="Sheet1.B224"/>
          </calcext:conditional-format>
          <calcext:conditional-format calcext:target-range-address="Sheet1.B248:Sheet1.B264">
            <calcext:condition calcext:apply-style-name="green" calcext:value="=[.$CA248]" calcext:base-cell-address="Sheet1.B248"/>
          </calcext:conditional-format>
        </calcext:conditional-formats>
      </table:table>
      <table:named-expressions/>
      <table:database-ranges>
        <table:database-range table:name="__Anonymous_Sheet_DB__0" table:target-range-address="Sheet1.A248:Sheet1.B2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18:53:16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58:36.958000000</meta:creation-date>
    <dc:date>2016-08-05T19:04:58.250000000</dc:date>
    <meta:editing-duration>PT1H16M56S</meta:editing-duration>
    <meta:editing-cycles>16</meta:editing-cycles>
    <meta:generator>LibreOffice/5.1.0.3$Windows_x86 LibreOffice_project/5e3e00a007d9b3b6efb6797a8b8e57b51ab1f737</meta:generator>
    <meta:document-statistic meta:table-count="1" meta:cell-count="24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cm" svg:height="8.279cm" xlink:href=".." xlink:type="simple" chart:class="chart:scatter" chart:style-name="ch1">
        <chart:title svg:x="1.262cm" svg:y="0.253cm" chart:style-name="ch2">
          <text:p>Average running time of the benchmarks depending on the size of the solution</text:p>
        </chart:title>
        <chart:plot-area chart:style-name="ch3" table:cell-range-address="Sheet1.G36:Sheet1.H40" svg:x="1.349cm" svg:y="1.271cm" svg:width="15.743cm" svg:height="5.872cm">
          <chartooo:coordinate-region svg:x="2.658cm" svg:y="1.473cm" svg:width="14.189cm" svg:height="5.017cm"/>
          <chart:axis chart:dimension="x" chart:name="primary-x" chart:style-name="ch4">
            <chart:title svg:x="6.58cm" svg:y="7.308cm" chart:style-name="ch5">
              <text:p>number of components in the solution</text:p>
            </chart:title>
          </chart:axis>
          <chart:axis chart:dimension="y" chart:name="primary-y" chart:style-name="ch6">
            <chart:title svg:x="0.451cm" svg:y="5.016cm" chart:style-name="ch7">
              <text:p>runtime (s)</text:p>
            </chart:title>
            <chart:grid chart:style-name="ch8" chart:class="major"/>
          </chart:axis>
          <chart:series chart:style-name="ch9" chart:values-cell-range-address="Sheet1.H36:Sheet1.H40" chart:class="chart:scatter">
            <chart:domain table:cell-range-address="Sheet1.G36:Sheet1.G4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6:Sheet1.G40</svg:desc>
                </draw:g>
              </table:table-cell>
              <table:table-cell office:value-type="float" office:value="0.000776">
                <text:p>0.000776</text:p>
                <draw:g>
                  <svg:desc>Sheet1.H36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88405">
                <text:p>0.128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6865625">
                <text:p>0.8668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323316">
                <text:p>39.323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491296">
                <text:p>66.49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chart-properties loext:regression-name="Exponential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cm" svg:stroke-color="#c5000b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8cm" svg:y="0.316cm" chart:style-name="ch2">
          <text:p>Average runtime depending on size of the solution</text:p>
        </chart:title>
        <chart:legend chart:legend-position="end" svg:x="12.899cm" svg:y="1.93cm" style:legend-expansion="high" chart:style-name="ch3"/>
        <chart:plot-area chart:style-name="ch4" table:cell-range-address="Sheet1.J62:Sheet1.S67 Sheet1.K61:Sheet1.S61" chart:data-source-has-labels="row" svg:x="1.321cm" svg:y="1.301cm" svg:width="11.258cm" svg:height="6.548cm">
          <chartooo:coordinate-region svg:x="2.63cm" svg:y="1.504cm" svg:width="9.757cm" svg:height="5.692cm"/>
          <chart:axis chart:dimension="x" chart:name="primary-x" chart:style-name="ch5">
            <chart:title svg:x="4.734cm" svg:y="8.029cm" chart:style-name="ch6">
              <text:p>number of nodes of the solution</text:p>
            </chart:title>
          </chart:axis>
          <chart:axis chart:dimension="y" chart:name="primary-y" chart:style-name="ch7">
            <chart:title svg:x="0.451cm" svg:y="5.384cm" chart:style-name="ch8">
              <text:p>runtime (s)</text:p>
            </chart:title>
            <chart:grid chart:style-name="ch9" chart:class="major"/>
          </chart:axis>
          <chart:series chart:style-name="ch10" chart:values-cell-range-address="Sheet1.K62:Sheet1.K67" chart:label-cell-address="Sheet1.K61:Sheet1.K61" chart:class="chart:scatter">
            <chart:domain table:cell-range-address="Sheet1.J62:Sheet1.J67"/>
            <chart:data-point chart:repeated="6"/>
          </chart:series>
          <chart:series chart:style-name="ch11" chart:values-cell-range-address="Sheet1.L62:Sheet1.L67" chart:label-cell-address="Sheet1.L61:Sheet1.L61" chart:class="chart:scatter">
            <chart:data-point chart:repeated="6"/>
          </chart:series>
          <chart:series chart:style-name="ch12" chart:values-cell-range-address="Sheet1.M62:Sheet1.M67" chart:label-cell-address="Sheet1.M61:Sheet1.M61" chart:class="chart:scatter">
            <chart:data-point chart:repeated="6"/>
          </chart:series>
          <chart:series chart:style-name="ch13" chart:values-cell-range-address="Sheet1.N62:Sheet1.N67" chart:label-cell-address="Sheet1.N61:Sheet1.N61" chart:class="chart:scatter">
            <chart:data-point chart:repeated="6"/>
          </chart:series>
          <chart:series chart:style-name="ch14" chart:values-cell-range-address="Sheet1.O62:Sheet1.O67" chart:label-cell-address="Sheet1.O61:Sheet1.O61" chart:class="chart:scatter">
            <chart:data-point chart:repeated="6"/>
          </chart:series>
          <chart:series chart:style-name="ch15" chart:values-cell-range-address="Sheet1.P62:Sheet1.P67" chart:label-cell-address="Sheet1.P61:Sheet1.P61" chart:class="chart:scatter">
            <chart:data-point chart:repeated="6"/>
          </chart:series>
          <chart:series chart:style-name="ch16" chart:values-cell-range-address="Sheet1.Q62:Sheet1.Q67" chart:label-cell-address="Sheet1.Q61:Sheet1.Q61" chart:class="chart:scatter">
            <chart:regression-curve chart:style-name="ch17"/>
            <chart:data-point chart:repeated="6"/>
          </chart:series>
          <chart:series chart:style-name="ch18" chart:values-cell-range-address="Sheet1.R62:Sheet1.R67" chart:label-cell-address="Sheet1.R61:Sheet1.R61" chart:class="chart:scatter">
            <chart:data-point chart:repeated="6"/>
          </chart:series>
          <chart:series chart:style-name="ch19" chart:values-cell-range-address="Sheet1.S62:Sheet1.S67" chart:label-cell-address="Sheet1.S61:Sheet1.S61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 NNODE</text:p>
                <draw:g>
                  <svg:desc>Sheet1.K61:Sheet1.K61</svg:desc>
                </draw:g>
              </table:table-cell>
              <table:table-cell office:value-type="string">
                <text:p>B NNODE</text:p>
                <draw:g>
                  <svg:desc>Sheet1.L61:Sheet1.L61</svg:desc>
                </draw:g>
              </table:table-cell>
              <table:table-cell office:value-type="string">
                <text:p>T NNODE</text:p>
                <draw:g>
                  <svg:desc>Sheet1.M61:Sheet1.M61</svg:desc>
                </draw:g>
              </table:table-cell>
              <table:table-cell office:value-type="string">
                <text:p>P TYPE</text:p>
                <draw:g>
                  <svg:desc>Sheet1.N61:Sheet1.N61</svg:desc>
                </draw:g>
              </table:table-cell>
              <table:table-cell office:value-type="string">
                <text:p>B TYPE</text:p>
                <draw:g>
                  <svg:desc>Sheet1.O61:Sheet1.O61</svg:desc>
                </draw:g>
              </table:table-cell>
              <table:table-cell office:value-type="string">
                <text:p>T TYPE</text:p>
                <draw:g>
                  <svg:desc>Sheet1.P61:Sheet1.P61</svg:desc>
                </draw:g>
              </table:table-cell>
              <table:table-cell office:value-type="string">
                <text:p>P NODUP</text:p>
                <draw:g>
                  <svg:desc>Sheet1.Q61:Sheet1.Q61</svg:desc>
                </draw:g>
              </table:table-cell>
              <table:table-cell office:value-type="string">
                <text:p>B NODUP</text:p>
                <draw:g>
                  <svg:desc>Sheet1.R61:Sheet1.R61</svg:desc>
                </draw:g>
              </table:table-cell>
              <table:table-cell office:value-type="string">
                <text:p>T NODUP</text:p>
                <draw:g>
                  <svg:desc>Sheet1.S61:Sheet1.S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J62:Sheet1.J67</svg:desc>
                </draw:g>
              </table:table-cell>
              <table:table-cell office:value-type="float" office:value="0.000776">
                <text:p>0.000776</text:p>
                <draw:g>
                  <svg:desc>Sheet1.K62:Sheet1.K67</svg:desc>
                </draw:g>
              </table:table-cell>
              <table:table-cell office:value-type="float" office:value="0.000848">
                <text:p>0.000848</text:p>
                <draw:g>
                  <svg:desc>Sheet1.L62:Sheet1.L67</svg:desc>
                </draw:g>
              </table:table-cell>
              <table:table-cell office:value-type="float" office:value="0.000763">
                <text:p>0.000763</text:p>
                <draw:g>
                  <svg:desc>Sheet1.M62:Sheet1.M67</svg:desc>
                </draw:g>
              </table:table-cell>
              <table:table-cell office:value-type="float" office:value="0.000873">
                <text:p>0.000873</text:p>
                <draw:g>
                  <svg:desc>Sheet1.N62:Sheet1.N67</svg:desc>
                </draw:g>
              </table:table-cell>
              <table:table-cell office:value-type="float" office:value="0.000841">
                <text:p>0.000841</text:p>
                <draw:g>
                  <svg:desc>Sheet1.O62:Sheet1.O67</svg:desc>
                </draw:g>
              </table:table-cell>
              <table:table-cell office:value-type="float" office:value="0.000765">
                <text:p>0.000765</text:p>
                <draw:g>
                  <svg:desc>Sheet1.P62:Sheet1.P67</svg:desc>
                </draw:g>
              </table:table-cell>
              <table:table-cell office:value-type="float" office:value="0.000753">
                <text:p>0.000753</text:p>
                <draw:g>
                  <svg:desc>Sheet1.Q62:Sheet1.Q67</svg:desc>
                </draw:g>
              </table:table-cell>
              <table:table-cell office:value-type="float" office:value="0.00085">
                <text:p>0.00085</text:p>
                <draw:g>
                  <svg:desc>Sheet1.R62:Sheet1.R67</svg:desc>
                </draw:g>
              </table:table-cell>
              <table:table-cell office:value-type="float" office:value="0.000834">
                <text:p>0.000834</text:p>
                <draw:g>
                  <svg:desc>Sheet1.S62:Sheet1.S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276733333333333">
                <text:p>0.00276733333333333</text:p>
              </table:table-cell>
              <table:table-cell office:value-type="float" office:value="0.00306333333333333">
                <text:p>0.00306333333333333</text:p>
              </table:table-cell>
              <table:table-cell office:value-type="float" office:value="0.06803">
                <text:p>0.06803</text:p>
              </table:table-cell>
              <table:table-cell office:value-type="float" office:value="0.00291066666666667">
                <text:p>0.00291066666666667</text:p>
              </table:table-cell>
              <table:table-cell office:value-type="float" office:value="0.00307533333333333">
                <text:p>0.00307533333333333</text:p>
              </table:table-cell>
              <table:table-cell office:value-type="float" office:value="0.0821535">
                <text:p>0.0821535</text:p>
              </table:table-cell>
              <table:table-cell office:value-type="float" office:value="0.0119306666666667">
                <text:p>0.0119306666666667</text:p>
              </table:table-cell>
              <table:table-cell office:value-type="float" office:value="0.00805466666666667">
                <text:p>0.00805466666666667</text:p>
              </table:table-cell>
              <table:table-cell office:value-type="float" office:value="0.0063475">
                <text:p>0.0063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16400875">
                <text:p>0.316400875</text:p>
              </table:table-cell>
              <table:table-cell office:value-type="float" office:value="0.15472375">
                <text:p>0.15472375</text:p>
              </table:table-cell>
              <table:table-cell office:value-type="float" office:value="1.69886528571429">
                <text:p>1.69886528571429</text:p>
              </table:table-cell>
              <table:table-cell office:value-type="float" office:value="0.172197875">
                <text:p>0.172197875</text:p>
              </table:table-cell>
              <table:table-cell office:value-type="float" office:value="0.138329">
                <text:p>0.138329</text:p>
              </table:table-cell>
              <table:table-cell office:value-type="float" office:value="1.78818428571429">
                <text:p>1.78818428571429</text:p>
              </table:table-cell>
              <table:table-cell office:value-type="float" office:value="0.331392">
                <text:p>0.331392</text:p>
              </table:table-cell>
              <table:table-cell office:value-type="float" office:value="0.325106571428571">
                <text:p>0.325106571428571</text:p>
              </table:table-cell>
              <table:table-cell office:value-type="float" office:value="2.0088814">
                <text:p>2.0088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8.5216134">
                <text:p>18.5216134</text:p>
              </table:table-cell>
              <table:table-cell office:value-type="float" office:value="1.5042476">
                <text:p>1.5042476</text:p>
              </table:table-cell>
              <table:table-cell office:value-type="float" office:value="16.5583418">
                <text:p>16.5583418</text:p>
              </table:table-cell>
              <table:table-cell office:value-type="float" office:value="1.5287405">
                <text:p>1.5287405</text:p>
              </table:table-cell>
              <table:table-cell office:value-type="float" office:value="0.43328975">
                <text:p>0.43328975</text:p>
              </table:table-cell>
              <table:table-cell office:value-type="float" office:value="11.5571904">
                <text:p>11.5571904</text:p>
              </table:table-cell>
              <table:table-cell office:value-type="float" office:value="76.1236546">
                <text:p>76.1236546</text:p>
              </table:table-cell>
              <table:table-cell office:value-type="float" office:value="27.8100096666667">
                <text:p>27.8100096666667</text:p>
              </table:table-cell>
              <table:table-cell office:value-type="float" office:value="28.3484415714286">
                <text:p>28.348441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.9175426666667">
                <text:p>41.9175426666667</text:p>
              </table:table-cell>
              <table:table-cell office:value-type="float" office:value="13.9260196666667">
                <text:p>13.9260196666667</text:p>
              </table:table-cell>
              <table:table-cell office:value-type="float" office:value="38.074737">
                <text:p>38.074737</text:p>
              </table:table-cell>
              <table:table-cell office:value-type="float" office:value="31.3438265">
                <text:p>31.3438265</text:p>
              </table:table-cell>
              <table:table-cell office:value-type="float" office:value="16.203315">
                <text:p>16.203315</text:p>
              </table:table-cell>
              <table:table-cell office:value-type="float" office:value="53.419355">
                <text:p>53.419355</text:p>
              </table:table-cell>
              <table:table-cell office:value-type="float" office:value="27.3177876666667">
                <text:p>27.3177876666667</text:p>
              </table:table-cell>
              <table:table-cell office:value-type="float" office:value="23.0810083333333">
                <text:p>23.0810083333333</text:p>
              </table:table-cell>
              <table:table-cell office:value-type="float" office:value="13.073381">
                <text:p>13.07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7.08362">
                <text:p>77.08362</text:p>
              </table:table-cell>
              <table:table-cell office:value-type="float" office:value="78.7679473333333">
                <text:p>78.7679473333333</text:p>
              </table:table-cell>
              <table:table-cell office:value-type="float" office:value="205.891389">
                <text:p>205.891389</text:p>
              </table:table-cell>
              <table:table-cell office:value-type="float" office:value="41.813102">
                <text:p>41.813102</text:p>
              </table:table-cell>
              <table:table-cell office:value-type="float" office:value="86.126945">
                <text:p>86.126945</text:p>
              </table:table-cell>
              <table:table-cell office:value-type="float" office:value="168.065262">
                <text:p>168.065262</text:p>
              </table:table-cell>
              <table:table-cell office:value-type="float" office:value="17.5040015">
                <text:p>17.5040015</text:p>
              </table:table-cell>
              <table:table-cell office:value-type="float" office:value="12.3951705">
                <text:p>12.3951705</text:p>
              </table:table-cell>
              <table:table-cell office:value-type="float" office:value="184.201503">
                <text:p>184.201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